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2.129cm"/>
    </style:style>
    <style:style style:name="co18" style:family="table-column">
      <style:table-column-properties fo:break-before="auto" style:column-width="6.262cm"/>
    </style:style>
    <style:style style:name="co19" style:family="table-column">
      <style:table-column-properties fo:break-before="auto" style:column-width="1.296cm"/>
    </style:style>
    <style:style style:name="co20" style:family="table-column">
      <style:table-column-properties fo:break-before="auto" style:column-width="7.006cm"/>
    </style:style>
    <style:style style:name="co21" style:family="table-column">
      <style:table-column-properties fo:break-before="auto" style:column-width="1.76cm"/>
    </style:style>
    <style:style style:name="co22" style:family="table-column">
      <style:table-column-properties fo:break-before="auto" style:column-width="2.145cm"/>
    </style:style>
    <style:style style:name="co23" style:family="table-column">
      <style:table-column-properties fo:break-before="auto" style:column-width="2.113cm"/>
    </style:style>
    <style:style style:name="co24" style:family="table-column">
      <style:table-column-properties fo:break-before="auto" style:column-width="1.559cm"/>
    </style:style>
    <style:style style:name="co25" style:family="table-column">
      <style:table-column-properties fo:break-before="auto" style:column-width="2.233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1.215cm"/>
    </style:style>
    <style:style style:name="co29" style:family="table-column">
      <style:table-column-properties fo:break-before="auto" style:column-width="2.194cm"/>
    </style:style>
    <style:style style:name="co30" style:family="table-column">
      <style:table-column-properties fo:break-before="auto" style:column-width="2.152cm"/>
    </style:style>
    <style:style style:name="co31" style:family="table-column">
      <style:table-column-properties fo:break-before="auto" style:column-width="2.362cm"/>
    </style:style>
    <style:style style:name="co32" style:family="table-column">
      <style:table-column-properties fo:break-before="auto" style:column-width="1.864cm"/>
    </style:style>
    <style:style style:name="co33" style:family="table-column">
      <style:table-column-properties fo:break-before="auto" style:column-width="5.791cm"/>
    </style:style>
    <style:style style:name="co34" style:family="table-column">
      <style:table-column-properties fo:break-before="auto" style:column-width="1.713cm"/>
    </style:style>
    <style:style style:name="co35" style:family="table-column">
      <style:table-column-properties fo:break-before="auto" style:column-width="2.018cm"/>
    </style:style>
    <style:style style:name="co36" style:family="table-column">
      <style:table-column-properties fo:break-before="auto" style:column-width="1.025cm"/>
    </style:style>
    <style:style style:name="co37" style:family="table-column">
      <style:table-column-properties fo:break-before="auto" style:column-width="1.016cm"/>
    </style:style>
    <style:style style:name="co38" style:family="table-column">
      <style:table-column-properties fo:break-before="auto" style:column-width="1.185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233cm"/>
    </style:style>
    <style:style style:name="co41" style:family="table-column">
      <style:table-column-properties fo:break-before="auto" style:column-width="2.12cm"/>
    </style:style>
    <style:style style:name="co42" style:family="table-column">
      <style:table-column-properties fo:break-before="auto" style:column-width="6.657cm"/>
    </style:style>
    <style:style style:name="co43" style:family="table-column">
      <style:table-column-properties fo:break-before="auto" style:column-width="0.601cm"/>
    </style:style>
    <style:style style:name="co44" style:family="table-column">
      <style:table-column-properties fo:break-before="auto" style:column-width="1.924cm"/>
    </style:style>
    <style:style style:name="co45" style:family="table-column">
      <style:table-column-properties fo:break-before="auto" style:column-width="1.73cm"/>
    </style:style>
    <style:style style:name="co46" style:family="table-column">
      <style:table-column-properties fo:break-before="auto" style:column-width="2.053cm"/>
    </style:style>
    <style:style style:name="co47" style:family="table-column">
      <style:table-column-properties fo:break-before="auto" style:column-width="2.101cm"/>
    </style:style>
    <style:style style:name="co48" style:family="table-column">
      <style:table-column-properties fo:break-before="auto" style:column-width="1.983cm"/>
    </style:style>
    <style:style style:name="co49" style:family="table-column">
      <style:table-column-properties fo:break-before="auto" style:column-width="1.886cm"/>
    </style:style>
    <style:style style:name="co50" style:family="table-column">
      <style:table-column-properties fo:break-before="auto" style:column-width="2.06cm"/>
    </style:style>
    <style:style style:name="co51" style:family="table-column">
      <style:table-column-properties fo:break-before="auto" style:column-width="1.905cm"/>
    </style:style>
    <style:style style:name="co52" style:family="table-column">
      <style:table-column-properties fo:break-before="auto" style:column-width="2.533cm"/>
    </style:style>
    <style:style style:name="co53" style:family="table-column">
      <style:table-column-properties fo:break-before="auto" style:column-width="6.983cm"/>
    </style:style>
    <style:style style:name="co54" style:family="table-column">
      <style:table-column-properties fo:break-before="auto" style:column-width="0.621cm"/>
    </style:style>
    <style:style style:name="co55" style:family="table-column">
      <style:table-column-properties fo:break-before="auto" style:column-width="1.969cm"/>
    </style:style>
    <style:style style:name="co56" style:family="table-column">
      <style:table-column-properties fo:break-before="auto" style:column-width="2.085cm"/>
    </style:style>
    <style:style style:name="co57" style:family="table-column">
      <style:table-column-properties fo:break-before="auto" style:column-width="0.524cm"/>
    </style:style>
    <style:style style:name="co58" style:family="table-column">
      <style:table-column-properties fo:break-before="auto" style:column-width="0.582cm"/>
    </style:style>
    <style:style style:name="co59" style:family="table-column">
      <style:table-column-properties fo:break-before="auto" style:column-width="0.466cm"/>
    </style:style>
    <style:style style:name="co60" style:family="table-column">
      <style:table-column-properties fo:break-before="auto" style:column-width="1.942cm"/>
    </style:style>
    <style:style style:name="co61" style:family="table-column">
      <style:table-column-properties fo:break-before="auto" style:column-width="2.087cm"/>
    </style:style>
    <style:style style:name="co62" style:family="table-column">
      <style:table-column-properties fo:break-before="auto" style:column-width="1.143cm"/>
    </style:style>
    <style:style style:name="co63" style:family="table-column">
      <style:table-column-properties fo:break-before="auto" style:column-width="1.178cm"/>
    </style:style>
    <style:style style:name="co64" style:family="table-column">
      <style:table-column-properties fo:break-before="auto" style:column-width="1.251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40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66" style:family="table-cell" style:parent-style-name="Default" style:data-style-name="N11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44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6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47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72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218" style:family="table-cell" style:parent-style-name="Default">
      <style:table-cell-properties fo:background-color="#ffbf00"/>
    </style:style>
    <style:style style:name="ce217" style:family="table-cell" style:parent-style-name="Default" style:data-style-name="N36"/>
    <style:style style:name="ce149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32">
      <style:table-cell-properties fo:background-color="#ffffd7"/>
    </style:style>
    <style:style style:name="ce152" style:family="table-cell" style:parent-style-name="Default" style:data-style-name="N132">
      <style:table-cell-properties fo:background-color="#afd095"/>
    </style:style>
    <style:style style:name="ce17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54" style:family="table-cell" style:parent-style-name="Default" style:data-style-name="N4"/>
    <style:style style:name="ce234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6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184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55" style:family="table-cell" style:parent-style-name="Default" style:data-style-name="N132">
      <style:table-cell-properties fo:background-color="#ffbf00"/>
    </style:style>
    <style:style style:name="ce263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9" style:family="table-cell" style:parent-style-name="Default" style:data-style-name="N132"/>
    <style:style style:name="ce158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160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1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163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8" style:family="table-cell" style:parent-style-name="Default">
      <style:table-cell-properties fo:background-color="#e8f2a1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3" style:family="table-cell" style:parent-style-name="Default">
      <style:table-cell-properties fo:background-color="#afd095"/>
    </style:style>
    <style:style style:name="ce185" style:family="table-cell" style:parent-style-name="Default">
      <style:table-cell-properties fo:border-bottom="0.74pt solid #000000" fo:border-left="none" fo:border-right="none" fo:border-top="0.74pt solid #000000"/>
    </style:style>
    <style:style style:name="ce18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 style:data-style-name="N0">
      <style:table-cell-properties fo:background-color="transparent"/>
    </style:style>
    <style:style style:name="ce192" style:family="table-cell" style:parent-style-name="Default" style:data-style-name="N0">
      <style:table-cell-properties fo:background-color="#afd095"/>
    </style:style>
    <style:style style:name="ce193" style:family="table-cell" style:parent-style-name="Default" style:data-style-name="N0"/>
    <style:style style:name="ce194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 style:data-style-name="N4">
      <style:table-cell-properties fo:background-color="transparent"/>
    </style:style>
    <style:style style:name="ce202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51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0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1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56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14" style:family="table-cell" style:parent-style-name="Default">
      <style:text-properties fo:font-weight="bold" style:font-weight-asian="bold" style:font-weight-complex="bold"/>
    </style:style>
    <style:style style:name="ce220" style:family="table-cell" style:parent-style-name="Default" style:data-style-name="N36">
      <style:table-cell-properties fo:background-color="#e0c2cd"/>
    </style:style>
    <style:style style:name="ce221" style:family="table-cell" style:parent-style-name="Default" style:data-style-name="N36">
      <style:table-cell-properties fo:background-color="transparent"/>
    </style:style>
    <style:style style:name="ce222" style:family="table-cell" style:parent-style-name="Default" style:data-style-name="N36">
      <style:table-cell-properties fo:background-color="#ffbf00"/>
    </style:style>
    <style:style style:name="ce22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2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e0c2cd"/>
    </style:style>
    <style:style style:name="ce2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4">
      <style:text-properties fo:font-weight="bold" style:font-weight-asian="bold" style:font-weight-complex="bold"/>
    </style:style>
    <style:style style:name="ce233" style:family="table-cell" style:parent-style-name="Default" style:data-style-name="N104">
      <style:text-properties fo:font-weight="bold" style:font-weight-asian="bold" style:font-weight-complex="bold"/>
    </style:style>
    <style:style style:name="ce23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38" style:family="table-cell" style:parent-style-name="Default" style:data-style-name="N11">
      <style:table-cell-properties fo:background-color="#e0c2cd"/>
    </style:style>
    <style:style style:name="ce240" style:family="table-cell" style:parent-style-name="Default" style:data-style-name="N11">
      <style:table-cell-properties fo:background-color="transparent"/>
    </style:style>
    <style:style style:name="ce241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2" style:family="table-cell" style:parent-style-name="Default" style:data-style-name="N132">
      <style:text-properties fo:font-weight="normal" style:font-weight-asian="normal" style:font-weight-complex="normal"/>
    </style:style>
    <style:style style:name="ce244" style:family="table-cell" style:parent-style-name="Default" style:data-style-name="N104">
      <style:text-properties fo:font-weight="normal" style:font-weight-asian="normal" style:font-weight-complex="normal"/>
    </style:style>
    <style:style style:name="ce245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46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49" style:family="table-cell" style:parent-style-name="Default" style:data-style-name="N4">
      <style:text-properties fo:font-weight="normal" style:font-weight-asian="normal" style:font-weight-complex="normal"/>
    </style:style>
    <style:style style:name="ce25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58" style:family="table-cell" style:parent-style-name="Default" style:data-style-name="N132">
      <style:text-properties fo:font-weight="bold" style:font-weight-asian="bold" style:font-weight-complex="bold"/>
    </style:style>
    <style:style style:name="ce259" style:family="table-cell" style:parent-style-name="Default" style:data-style-name="N132">
      <style:table-cell-properties fo:background-color="#e0c2cd"/>
    </style:style>
    <style:style style:name="ce262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64" style:family="table-cell" style:parent-style-name="Default" style:data-style-name="N132">
      <style:table-cell-properties fo:background-color="#d4ea6b"/>
    </style:style>
    <style:style style:name="ce270" style:family="table-cell" style:parent-style-name="Default" style:data-style-name="N132">
      <style:table-cell-properties fo:background-color="transparent"/>
    </style:style>
    <style:style style:name="ce271" style:family="table-cell" style:parent-style-name="Default">
      <style:table-cell-properties fo:background-color="#81d41a"/>
    </style:style>
    <style:style style:name="ce272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274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43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277" style:family="table-cell" style:parent-style-name="Default" style:data-style-name="N132">
      <style:table-cell-properties fo:background-color="#81d41a"/>
    </style:style>
    <style:style style:name="ce287" style:family="table-cell" style:parent-style-name="Default" style:data-style-name="N123">
      <style:text-properties fo:font-size="8pt" style:font-size-asian="8pt" style:font-size-complex="8pt"/>
    </style:style>
    <style:style style:name="ce2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88" style:family="table-cell" style:parent-style-name="Default" style:data-style-name="N112">
      <style:table-cell-properties fo:border-bottom="0.74pt solid #000000" fo:border-left="none" fo:border-right="none" fo:border-top="0.74pt solid #000000"/>
    </style:style>
    <style:style style:name="ce31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2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42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45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47" style:family="table-cell" style:parent-style-name="Default" style:data-style-name="N36">
      <style:text-properties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d4ea6b"/>
    </style:style>
    <style:style style:name="ce356" style:family="table-cell" style:parent-style-name="Default">
      <style:table-cell-properties fo:background-color="#069a2e"/>
    </style:style>
    <style:style style:name="ce357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60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61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2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363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364" style:family="table-cell" style:parent-style-name="Default" style:data-style-name="N36">
      <style:table-cell-properties fo:background-color="#ffd7d7"/>
    </style:style>
    <style:style style:name="ce36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ffd7d7"/>
    </style:style>
    <style:style style:name="ce367" style:family="table-cell" style:parent-style-name="Default" style:data-style-name="N4">
      <style:table-cell-properties fo:background-color="#ffd7d7"/>
    </style:style>
    <style:style style:name="ce368" style:family="table-cell" style:parent-style-name="Default" style:data-style-name="N132">
      <style:table-cell-properties fo:background-color="#ffd7d7"/>
    </style:style>
    <style:style style:name="ce369" style:family="table-cell" style:parent-style-name="Default" style:data-style-name="N36">
      <style:table-cell-properties fo:background-color="#d4ea6b"/>
    </style:style>
    <style:style style:name="ce37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7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73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374" style:family="table-cell" style:parent-style-name="Default" style:data-style-name="N4">
      <style:table-cell-properties fo:background-color="#d4ea6b"/>
    </style:style>
    <style:style style:name="ce375" style:family="table-cell" style:parent-style-name="Default">
      <style:table-cell-properties fo:background-color="#ffd8ce"/>
    </style:style>
    <style:style style:name="ce376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377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37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7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80" style:family="table-cell" style:parent-style-name="Default" style:data-style-name="N4">
      <style:table-cell-properties fo:background-color="#ffd8ce"/>
    </style:style>
    <style:style style:name="ce381" style:family="table-cell" style:parent-style-name="Default" style:data-style-name="N132">
      <style:table-cell-properties fo:background-color="#ffd8ce"/>
    </style:style>
    <style:style style:name="ce38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83" style:family="table-cell" style:parent-style-name="Default">
      <style:table-cell-properties fo:background-color="#f7d1d5"/>
    </style:style>
    <style:style style:name="ce38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6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38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fo:background-color="#81d41a"/>
    </style:style>
    <style:style style:name="ce390" style:family="table-cell" style:parent-style-name="Default" style:data-style-name="N36">
      <style:table-cell-properties fo:background-color="#f7d1d5"/>
    </style:style>
    <style:style style:name="ce391" style:family="table-cell" style:parent-style-name="Default">
      <style:table-cell-properties style:text-align-source="value-type" style:repeat-content="false"/>
      <style:paragraph-properties fo:margin-left="0cm"/>
    </style:style>
    <style:style style:name="ce392" style:family="table-cell" style:parent-style-name="Default">
      <style:table-cell-properties fo:background-color="#bbe33d"/>
    </style:style>
    <style:style style:name="ce393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94" style:family="table-cell" style:parent-style-name="Default">
      <style:table-cell-properties fo:background-color="#ffa6a6"/>
    </style:style>
    <style:style style:name="ce395" style:family="table-cell" style:parent-style-name="Default" style:data-style-name="N104"/>
    <style:style style:name="ce39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9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99" style:family="table-cell" style:parent-style-name="Default" style:data-style-name="N104">
      <style:table-cell-properties fo:background-color="#81d41a"/>
    </style:style>
    <style:style style:name="ce400" style:family="table-cell" style:parent-style-name="Default" style:data-style-name="N11"/>
    <style:style style:name="ce40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02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3"/>
        <table:table-column table:style-name="co11" table:default-cell-style-name="ce154"/>
        <table:table-column table:style-name="co12" table:default-cell-style-name="ce154"/>
        <table:table-column table:style-name="co13" table:default-cell-style-name="ce154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40"/>
          <table:table-cell table:style-name="ce144"/>
          <table:table-cell table:style-name="ce149" office:value-type="string" calcext:value-type="string">
            <text:p>TAHMİNİ</text:p>
          </table:table-cell>
          <table:table-cell table:style-name="ce155"/>
          <table:table-cell table:style-name="ce145"/>
          <table:table-cell table:style-name="ce149" office:value-type="string" calcext:value-type="string">
            <text:p>GERÇEKLEŞEN</text:p>
          </table:table-cell>
          <table:table-cell table:style-name="ce155"/>
          <table:table-cell table:style-name="ce160"/>
          <table:table-cell table:style-name="ce168"/>
          <table:table-cell table:style-name="ce189"/>
          <table:table-cell table:style-name="ce194" office:value-type="percentage" office:value="0.23471" calcext:value-type="percentage">
            <text:p>%23,47</text:p>
          </table:table-cell>
          <table:table-cell table:style-name="ce194" table:formula="of:=1-[.K1]" office:value-type="percentage" office:value="0.76529" calcext:value-type="percentage">
            <text:p>%76,53</text:p>
          </table:table-cell>
          <table:table-cell table:style-name="ce197"/>
          <table:table-cell table:style-name="ce189"/>
          <table:table-cell/>
        </table:table-row>
        <table:table-row table:style-name="ro1">
          <table:table-cell table:style-name="ce140" office:value-type="float" office:value="-2022" calcext:value-type="float">
            <text:p>-2022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<text:s/>BAKİYE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BAKİYE</text:p>
          </table:table-cell>
          <table:table-cell table:style-name="ce160"/>
          <table:table-cell table:style-name="ce168"/>
          <table:table-cell table:style-name="ce190" office:value-type="string" calcext:value-type="string">
            <text:p>kR</text:p>
          </table:table-cell>
          <table:table-cell table:style-name="ce197" office:value-type="string" calcext:value-type="string">
            <text:p>nzn</text:p>
          </table:table-cell>
          <table:table-cell table:style-name="ce197" office:value-type="string" calcext:value-type="string">
            <text:p>hc</text:p>
          </table:table-cell>
          <table:table-cell table:style-name="ce197" office:value-type="string" calcext:value-type="string">
            <text:p>Hc 1/1</text:p>
          </table:table-cell>
          <table:table-cell table:style-name="ce189"/>
          <table:table-cell table:formula="of:=[.F25]" office:value-type="float" office:value="356022.27" calcext:value-type="float">
            <text:p>356022,27</text:p>
          </table:table-cell>
        </table:table-row>
        <table:table-row table:style-name="ro2">
          <table:table-cell table:style-name="ce141" office:value-type="string" calcext:value-type="string">
            <text:p>Ocak</text:p>
          </table:table-cell>
          <table:table-cell table:style-name="ce146" table:formula="of:=[$01_23.D2]" office:value-type="float" office:value="13261" calcext:value-type="float">
            <text:p>13.261,00</text:p>
          </table:table-cell>
          <table:table-cell table:style-name="ce151" table:formula="of:=[$01_23.E2]" office:value-type="float" office:value="-22808.31" calcext:value-type="float">
            <text:p>-22.808,31</text:p>
          </table:table-cell>
          <table:table-cell table:style-name="ce156" table:formula="of:=[.B3]+[.C3]" office:value-type="float" office:value="-9547.31" calcext:value-type="float">
            <text:p>-9.547,31</text:p>
          </table:table-cell>
          <table:table-cell table:style-name="ce146" table:formula="of:=[$01_23.F2]" office:value-type="float" office:value="8049.2" calcext:value-type="float">
            <text:p>8.049,20</text:p>
          </table:table-cell>
          <table:table-cell table:style-name="ce151" table:formula="of:=[$01_23.G2]" office:value-type="float" office:value="-23047.62" calcext:value-type="float">
            <text:p>-23.047,62</text:p>
          </table:table-cell>
          <table:table-cell table:style-name="ce158" table:formula="of:=[.E3]+[.F3]" office:value-type="float" office:value="-14998.42" calcext:value-type="float">
            <text:p>-14.998,42</text:p>
          </table:table-cell>
          <table:table-cell table:style-name="ce161"/>
          <table:table-cell table:style-name="ce173" office:value-type="string" calcext:value-type="string">
            <text:p>dgs</text:p>
          </table:table-cell>
          <table:table-cell table:style-name="ce191" office:value-type="float" office:value="60" calcext:value-type="float">
            <text:p>60</text:p>
          </table:table-cell>
          <table:table-cell table:style-name="ce201"/>
          <table:table-cell table:style-name="Default"/>
          <table:table-cell table:style-name="ce250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" office:value-type="float" office:value="341023.85" calcext:value-type="float">
            <text:p>341023,85</text:p>
          </table:table-cell>
        </table:table-row>
        <table:table-row table:style-name="ro3">
          <table:table-cell table:style-name="ce141" office:value-type="string" calcext:value-type="string">
            <text:p>Şubat</text:p>
          </table:table-cell>
          <table:table-cell table:style-name="ce146" table:formula="of:=[$02_23.D2]" office:value-type="float" office:value="15761" calcext:value-type="float">
            <text:p>15.761,00</text:p>
          </table:table-cell>
          <table:table-cell table:style-name="ce151" table:formula="of:=[$02_23.E2]" office:value-type="float" office:value="-56286.92" calcext:value-type="float">
            <text:p>-56.286,92</text:p>
          </table:table-cell>
          <table:table-cell table:style-name="ce156" table:formula="of:=[.B4]+[.C4]+[.D3]" office:value-type="float" office:value="-50073.23" calcext:value-type="float">
            <text:p>-50.073,23</text:p>
          </table:table-cell>
          <table:table-cell table:style-name="ce146" table:formula="of:=[$02_23.F2]" office:value-type="float" office:value="20490.01" calcext:value-type="float">
            <text:p>20.490,01</text:p>
          </table:table-cell>
          <table:table-cell table:style-name="ce151" table:formula="of:=[$02_23.G2]" office:value-type="float" office:value="-37153.49" calcext:value-type="float">
            <text:p>-37.153,49</text:p>
          </table:table-cell>
          <table:table-cell table:style-name="ce158" table:formula="of:=[.E4]+[.F4]+[.G3]" office:value-type="float" office:value="-31661.9" calcext:value-type="float">
            <text:p>-31.661,90</text:p>
          </table:table-cell>
          <table:table-cell table:style-name="ce161"/>
          <table:table-cell table:style-name="ce173" office:value-type="string" calcext:value-type="string">
            <text:p>tzg</text:p>
          </table:table-cell>
          <table:table-cell table:style-name="ce191" office:value-type="float" office:value="30" calcext:value-type="float">
            <text:p>30</text:p>
          </table:table-cell>
          <table:table-cell table:style-name="ce201"/>
          <table:table-cell table:style-name="Default"/>
          <table:table-cell table:style-name="ce251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  <table:table-cell table:formula="of:=[$02_23.E108]" office:value-type="float" office:value="319084.52" calcext:value-type="float">
            <text:p>319084,52</text:p>
          </table:table-cell>
        </table:table-row>
        <table:table-row table:style-name="ro3">
          <table:table-cell table:style-name="ce141" office:value-type="string" calcext:value-type="string">
            <text:p>Mart</text:p>
          </table:table-cell>
          <table:table-cell table:style-name="ce146" table:formula="of:=[$03_23.D2]" office:value-type="float" office:value="88389" calcext:value-type="float">
            <text:p>88.389,00</text:p>
          </table:table-cell>
          <table:table-cell table:style-name="ce151" table:formula="of:=[$03_23.E2]" office:value-type="float" office:value="-21832.46" calcext:value-type="float">
            <text:p>-21.832,46</text:p>
          </table:table-cell>
          <table:table-cell table:style-name="ce156" table:formula="of:=[.B5]+[.C5]+[.D4]" office:value-type="float" office:value="16483.31" calcext:value-type="float">
            <text:p>16.483,31</text:p>
          </table:table-cell>
          <table:table-cell table:style-name="ce146" table:formula="of:=[$03_23.F2]" office:value-type="float" office:value="0" calcext:value-type="float">
            <text:p>0,00</text:p>
          </table:table-cell>
          <table:table-cell table:style-name="ce151" table:formula="of:=[$03_23.G2]" office:value-type="float" office:value="-872.46" calcext:value-type="float">
            <text:p>-872,46</text:p>
          </table:table-cell>
          <table:table-cell table:style-name="ce158" table:formula="of:=[.E5]+[.F5]+[.G4]" office:value-type="float" office:value="-32534.36" calcext:value-type="float">
            <text:p>-32.534,36</text:p>
          </table:table-cell>
          <table:table-cell table:style-name="ce161"/>
          <table:table-cell table:style-name="ce182" office:value-type="string" calcext:value-type="string">
            <text:p>mş</text:p>
          </table:table-cell>
          <table:table-cell table:style-name="Default" table:number-columns-repeated="3"/>
          <table:table-cell table:style-name="ce251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141" office:value-type="string" calcext:value-type="string">
            <text:p>Nisan</text:p>
          </table:table-cell>
          <table:table-cell table:style-name="ce146" table:formula="of:=[$04_23.D2]" office:value-type="float" office:value="16361" calcext:value-type="float">
            <text:p>16.361,00</text:p>
          </table:table-cell>
          <table:table-cell table:style-name="ce151" table:formula="of:=[$04_23.E2]" office:value-type="float" office:value="-48223.64" calcext:value-type="float">
            <text:p>-48.223,64</text:p>
          </table:table-cell>
          <table:table-cell table:style-name="ce156" table:formula="of:=[.B6]+[.C6]+[.D5]" office:value-type="float" office:value="-15379.33" calcext:value-type="float">
            <text:p>-15.379,33</text:p>
          </table:table-cell>
          <table:table-cell table:style-name="ce146" table:formula="of:=[$04_23.F2]" office:value-type="float" office:value="0" calcext:value-type="float">
            <text:p>0,00</text:p>
          </table:table-cell>
          <table:table-cell table:style-name="ce151" table:formula="of:=[$04_23.G2]" office:value-type="float" office:value="0" calcext:value-type="float">
            <text:p>0,00</text:p>
          </table:table-cell>
          <table:table-cell table:style-name="ce158" table:formula="of:=[.E6]+[.F6]+[.G5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ap</text:p>
          </table:table-cell>
          <table:table-cell table:style-name="ce191" office:value-type="float" office:value="90" calcext:value-type="float">
            <text:p>90</text:p>
          </table:table-cell>
          <table:table-cell table:style-name="ce201"/>
          <table:table-cell table:style-name="Default"/>
          <table:table-cell table:style-name="ce251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41" office:value-type="string" calcext:value-type="string">
            <text:p>Mayıs</text:p>
          </table:table-cell>
          <table:table-cell table:style-name="ce146" table:formula="of:=[$05_23.D2]" office:value-type="float" office:value="15361" calcext:value-type="float">
            <text:p>15.361,00</text:p>
          </table:table-cell>
          <table:table-cell table:style-name="ce151" table:formula="of:=[$05_23.E2]" office:value-type="float" office:value="-17194.91" calcext:value-type="float">
            <text:p>-17.194,91</text:p>
          </table:table-cell>
          <table:table-cell table:style-name="ce156" table:formula="of:=[.B7]+[.C7]+[.D6]" office:value-type="float" office:value="-17213.24" calcext:value-type="float">
            <text:p>-17.213,24</text:p>
          </table:table-cell>
          <table:table-cell table:style-name="ce146" table:formula="of:=[$05_23.F2]" office:value-type="float" office:value="0" calcext:value-type="float">
            <text:p>0,00</text:p>
          </table:table-cell>
          <table:table-cell table:style-name="ce151" table:formula="of:=[$05_23.G2]" office:value-type="float" office:value="0" calcext:value-type="float">
            <text:p>0,00</text:p>
          </table:table-cell>
          <table:table-cell table:style-name="ce158" table:formula="of:=[.E7]+[.F7]+[.G6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lise</text:p>
          </table:table-cell>
          <table:table-cell table:style-name="ce191" office:value-type="float" office:value="148" calcext:value-type="float">
            <text:p>148</text:p>
          </table:table-cell>
          <table:table-cell table:style-name="ce201"/>
          <table:table-cell table:style-name="Default"/>
          <table:table-cell table:style-name="ce251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41" office:value-type="string" calcext:value-type="string">
            <text:p>Haziran</text:p>
          </table:table-cell>
          <table:table-cell table:style-name="ce146" table:formula="of:=[$06_23.D2]" office:value-type="float" office:value="25361" calcext:value-type="float">
            <text:p>25.361,00</text:p>
          </table:table-cell>
          <table:table-cell table:style-name="ce151" table:formula="of:=[$06_23.E2]" office:value-type="float" office:value="-18735.85" calcext:value-type="float">
            <text:p>-18.735,85</text:p>
          </table:table-cell>
          <table:table-cell table:style-name="ce156" table:formula="of:=[.B8]+[.C8]+[.D7]" office:value-type="float" office:value="-10588.09" calcext:value-type="float">
            <text:p>-10.588,09</text:p>
          </table:table-cell>
          <table:table-cell table:style-name="ce146" table:formula="of:=[$06_23.F2]" office:value-type="float" office:value="0" calcext:value-type="float">
            <text:p>0,00</text:p>
          </table:table-cell>
          <table:table-cell table:style-name="ce151" table:formula="of:=[$06_23.GG2]" office:value-type="float" office:value="0" calcext:value-type="float">
            <text:p>0,00</text:p>
          </table:table-cell>
          <table:table-cell table:style-name="ce158" table:formula="of:=[.E8]+[.F8]+[.G7]" office:value-type="float" office:value="-32534.36" calcext:value-type="float">
            <text:p>-32.534,36</text:p>
          </table:table-cell>
          <table:table-cell table:style-name="ce161"/>
          <table:table-cell/>
          <table:table-cell table:style-name="Default" table:number-columns-repeated="3"/>
          <table:table-cell table:style-name="ce193"/>
          <table:table-cell table:number-columns-repeated="2"/>
        </table:table-row>
        <table:table-row table:style-name="ro3">
          <table:table-cell table:style-name="ce141" office:value-type="string" calcext:value-type="string">
            <text:p>Temmuz</text:p>
          </table:table-cell>
          <table:table-cell table:style-name="ce146" table:formula="of:=[$07_23.D2]" office:value-type="float" office:value="16461" calcext:value-type="float">
            <text:p>16.461,00</text:p>
          </table:table-cell>
          <table:table-cell table:style-name="ce151" table:formula="of:=[$07_23.E2]" office:value-type="float" office:value="-19635.85" calcext:value-type="float">
            <text:p>-19.635,85</text:p>
          </table:table-cell>
          <table:table-cell table:style-name="ce156" table:formula="of:=[.B9]+[.C9]+[.D8]" office:value-type="float" office:value="-13762.94" calcext:value-type="float">
            <text:p>-13.762,94</text:p>
          </table:table-cell>
          <table:table-cell table:style-name="ce146" table:formula="of:=[$07_23.FF2]" office:value-type="float" office:value="0" calcext:value-type="float">
            <text:p>0,00</text:p>
          </table:table-cell>
          <table:table-cell table:style-name="ce151" table:formula="of:=[$07_23.GG2]" office:value-type="float" office:value="0" calcext:value-type="float">
            <text:p>0,00</text:p>
          </table:table-cell>
          <table:table-cell table:style-name="ce158" table:formula="of:=[.E9]+[.F9]+[.G8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sA</text:p>
          </table:table-cell>
          <table:table-cell table:style-name="ce191" office:value-type="float" office:value="60" calcext:value-type="float">
            <text:p>60</text:p>
          </table:table-cell>
          <table:table-cell table:style-name="ce201" table:formula="of:=[.J9]*[.$K$1]" office:value-type="float" office:value="14.0826" calcext:value-type="float">
            <text:p>14,08</text:p>
          </table:table-cell>
          <table:table-cell table:style-name="ce201" table:formula="of:=[.J9]-[.K9]" office:value-type="float" office:value="45.9174" calcext:value-type="float">
            <text:p>45,92</text:p>
          </table:table-cell>
          <table:table-cell table:style-name="ce193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41" office:value-type="string" calcext:value-type="string">
            <text:p>Ağustos</text:p>
          </table:table-cell>
          <table:table-cell table:style-name="ce146" table:formula="of:=[$08_23.D2]" office:value-type="float" office:value="86461" calcext:value-type="float">
            <text:p>86.461,00</text:p>
          </table:table-cell>
          <table:table-cell table:style-name="ce151" table:formula="of:=[$08_23.E2]" office:value-type="float" office:value="-19635.85" calcext:value-type="float">
            <text:p>-19.635,85</text:p>
          </table:table-cell>
          <table:table-cell table:style-name="ce156" table:formula="of:=[.B10]+[.C10]+[.D9]" office:value-type="float" office:value="53062.21" calcext:value-type="float">
            <text:p>53.062,21</text:p>
          </table:table-cell>
          <table:table-cell table:style-name="ce146" table:formula="of:=[$08_23.FF2]" office:value-type="float" office:value="0" calcext:value-type="float">
            <text:p>0,00</text:p>
          </table:table-cell>
          <table:table-cell table:style-name="ce151" table:formula="of:=[$08_23.GG2]" office:value-type="float" office:value="0" calcext:value-type="float">
            <text:p>0,00</text:p>
          </table:table-cell>
          <table:table-cell table:style-name="ce158" table:formula="of:=[.E10]+[.F10]+[.G9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sB</text:p>
          </table:table-cell>
          <table:table-cell table:style-name="ce191" office:value-type="float" office:value="120" calcext:value-type="float">
            <text:p>120</text:p>
          </table:table-cell>
          <table:table-cell table:style-name="ce201" table:formula="of:=[.J10]*[.$K$1]" office:value-type="float" office:value="28.1652" calcext:value-type="float">
            <text:p>28,17</text:p>
          </table:table-cell>
          <table:table-cell table:style-name="ce201" table:formula="of:=[.J10]-[.K10]" office:value-type="float" office:value="91.8348" calcext:value-type="float">
            <text:p>91,83</text:p>
          </table:table-cell>
          <table:table-cell table:style-name="ce193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41" office:value-type="string" calcext:value-type="string">
            <text:p>Eylül</text:p>
          </table:table-cell>
          <table:table-cell table:style-name="ce146" table:formula="of:=[$09_23.D2]" office:value-type="float" office:value="121350" calcext:value-type="float">
            <text:p>121.350,00</text:p>
          </table:table-cell>
          <table:table-cell table:style-name="ce151" table:formula="of:=[$09_23.E2]" office:value-type="float" office:value="-19635.85" calcext:value-type="float">
            <text:p>-19.635,85</text:p>
          </table:table-cell>
          <table:table-cell table:style-name="ce156" table:formula="of:=[.B11]+[.C11]+[.D10]" office:value-type="float" office:value="154776.36" calcext:value-type="float">
            <text:p>154.776,36</text:p>
          </table:table-cell>
          <table:table-cell table:style-name="ce146" table:formula="of:=[$09_23.F2]" office:value-type="float" office:value="0" calcext:value-type="float">
            <text:p>0,00</text:p>
          </table:table-cell>
          <table:table-cell table:style-name="ce151" table:formula="of:=[$09_23.GG2]" office:value-type="float" office:value="0" calcext:value-type="float">
            <text:p>0,00</text:p>
          </table:table-cell>
          <table:table-cell table:style-name="ce158" table:formula="of:=[.E11]+[.F11]+[.G10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sCD</text:p>
          </table:table-cell>
          <table:table-cell table:style-name="ce191" office:value-type="float" office:value="120" calcext:value-type="float">
            <text:p>120</text:p>
          </table:table-cell>
          <table:table-cell table:style-name="ce201" table:formula="of:=[.J11]*[.$K$1]" office:value-type="float" office:value="28.1652" calcext:value-type="float">
            <text:p>28,17</text:p>
          </table:table-cell>
          <table:table-cell table:style-name="ce201" table:formula="of:=[.J11]-[.K11]" office:value-type="float" office:value="91.8348" calcext:value-type="float">
            <text:p>91,83</text:p>
          </table:table-cell>
          <table:table-cell table:style-name="ce208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41" office:value-type="string" calcext:value-type="string">
            <text:p>Ekim</text:p>
          </table:table-cell>
          <table:table-cell table:style-name="ce146" table:formula="of:=[$10_23.D2]" office:value-type="float" office:value="13850" calcext:value-type="float">
            <text:p>13.850,00</text:p>
          </table:table-cell>
          <table:table-cell table:style-name="ce151" table:formula="of:=[$10_23.E2]" office:value-type="float" office:value="-73524.74" calcext:value-type="float">
            <text:p>-73.524,74</text:p>
          </table:table-cell>
          <table:table-cell table:style-name="ce156" table:formula="of:=[.B12]+[.C12]+[.D11]" office:value-type="float" office:value="95101.62" calcext:value-type="float">
            <text:p>95.101,62</text:p>
          </table:table-cell>
          <table:table-cell table:style-name="ce146" table:formula="of:=[$10_23.F2]" office:value-type="float" office:value="0" calcext:value-type="float">
            <text:p>0,00</text:p>
          </table:table-cell>
          <table:table-cell table:style-name="ce151" table:formula="of:=[$10_23.G2]" office:value-type="float" office:value="0" calcext:value-type="float">
            <text:p>0,00</text:p>
          </table:table-cell>
          <table:table-cell table:style-name="ce158" table:formula="of:=[.E12]+[.F12]+[.G11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sE</text:p>
          </table:table-cell>
          <table:table-cell table:style-name="ce191" office:value-type="float" office:value="70" calcext:value-type="float">
            <text:p>70</text:p>
          </table:table-cell>
          <table:table-cell table:style-name="ce201" table:formula="of:=[.J12]*[.$K$1]" office:value-type="float" office:value="16.4297" calcext:value-type="float">
            <text:p>16,43</text:p>
          </table:table-cell>
          <table:table-cell table:style-name="ce201" table:formula="of:=[.J12]-[.K12]" office:value-type="float" office:value="53.5703" calcext:value-type="float">
            <text:p>53,57</text:p>
          </table:table-cell>
          <table:table-cell table:style-name="ce210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41" office:value-type="string" calcext:value-type="string">
            <text:p>Kasım</text:p>
          </table:table-cell>
          <table:table-cell table:style-name="ce146" table:formula="of:=[$11_23.D2]" office:value-type="float" office:value="193850" calcext:value-type="float">
            <text:p>193.850,00</text:p>
          </table:table-cell>
          <table:table-cell table:style-name="ce151" table:formula="of:=[$11_23.E2]" office:value-type="float" office:value="-20335.85" calcext:value-type="float">
            <text:p>-20.335,85</text:p>
          </table:table-cell>
          <table:table-cell table:style-name="ce156" table:formula="of:=[.B13]+[.C13]+[.D12]" office:value-type="float" office:value="268615.77" calcext:value-type="float">
            <text:p>268.615,77</text:p>
          </table:table-cell>
          <table:table-cell table:style-name="ce146" table:formula="of:=[$11_23.F2]" office:value-type="float" office:value="0" calcext:value-type="float">
            <text:p>0,00</text:p>
          </table:table-cell>
          <table:table-cell table:style-name="ce151" table:formula="of:=[$11_23.G2]" office:value-type="float" office:value="0" calcext:value-type="float">
            <text:p>0,00</text:p>
          </table:table-cell>
          <table:table-cell table:style-name="ce158" table:formula="of:=[.E13]+[.F13]+[.G12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sF</text:p>
          </table:table-cell>
          <table:table-cell table:style-name="ce191" office:value-type="float" office:value="70" calcext:value-type="float">
            <text:p>70</text:p>
          </table:table-cell>
          <table:table-cell table:style-name="ce201" table:formula="of:=[.J13]*[.$K$1]" office:value-type="float" office:value="16.4297" calcext:value-type="float">
            <text:p>16,43</text:p>
          </table:table-cell>
          <table:table-cell table:style-name="ce201" table:formula="of:=[.J13]-[.K13]" office:value-type="float" office:value="53.5703" calcext:value-type="float">
            <text:p>53,57</text:p>
          </table:table-cell>
          <table:table-cell table:style-name="ce193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41" office:value-type="string" calcext:value-type="string">
            <text:p>Aralık</text:p>
          </table:table-cell>
          <table:table-cell table:style-name="ce146" table:formula="of:=[$12_23.D2]" office:value-type="float" office:value="133850" calcext:value-type="float">
            <text:p>133.850,00</text:p>
          </table:table-cell>
          <table:table-cell table:style-name="ce151" table:formula="of:=[$12_23.E2]" office:value-type="float" office:value="-20335.85" calcext:value-type="float">
            <text:p>-20.335,85</text:p>
          </table:table-cell>
          <table:table-cell table:style-name="ce156" table:formula="of:=[.B14]+[.C14]+[.D13]" office:value-type="float" office:value="382129.92" calcext:value-type="float">
            <text:p>382.129,92</text:p>
          </table:table-cell>
          <table:table-cell table:style-name="ce146" table:formula="of:=[$12_23.F2]" office:value-type="float" office:value="0" calcext:value-type="float">
            <text:p>0,00</text:p>
          </table:table-cell>
          <table:table-cell table:style-name="ce151" table:formula="of:=[$12_23.G2]" office:value-type="float" office:value="-1624.9544" calcext:value-type="float">
            <text:p>-1.624,95</text:p>
          </table:table-cell>
          <table:table-cell table:style-name="ce158" table:formula="of:=[.E14]+[.F14]+[.G13]" office:value-type="float" office:value="-34159.3144" calcext:value-type="float">
            <text:p>-34.159,31</text:p>
          </table:table-cell>
          <table:table-cell table:style-name="ce161"/>
          <table:table-cell table:style-name="ce173" office:value-type="string" calcext:value-type="string">
            <text:p>sG</text:p>
          </table:table-cell>
          <table:table-cell table:style-name="ce191" office:value-type="float" office:value="70" calcext:value-type="float">
            <text:p>70</text:p>
          </table:table-cell>
          <table:table-cell table:style-name="ce201" table:formula="of:=[.J14]*[.$K$1]" office:value-type="float" office:value="16.4297" calcext:value-type="float">
            <text:p>16,43</text:p>
          </table:table-cell>
          <table:table-cell table:style-name="ce201" table:formula="of:=[.J14]-[.K14]" office:value-type="float" office:value="53.5703" calcext:value-type="float">
            <text:p>53,57</text:p>
          </table:table-cell>
          <table:table-cell table:style-name="ce193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42" office:value-type="string" calcext:value-type="string">
            <text:p>TOPLAM</text:p>
          </table:table-cell>
          <table:table-cell table:style-name="ce147" table:formula="of:=SUM([.B3:.B14])" office:value-type="float" office:value="740316" calcext:value-type="float">
            <text:p>740.316,00</text:p>
          </table:table-cell>
          <table:table-cell table:style-name="ce152" table:formula="of:=SUM([.C3:.C14])" office:value-type="float" office:value="-358186.08" calcext:value-type="float">
            <text:p>-358.186,08</text:p>
          </table:table-cell>
          <table:table-cell table:style-name="ce184" table:formula="of:=[.B15]+[.C15]" office:value-type="float" office:value="382129.92" calcext:value-type="float">
            <text:p>382.129,92</text:p>
          </table:table-cell>
          <table:table-cell table:style-name="ce147" table:formula="of:=SUM([.E3:.E14])" office:value-type="float" office:value="28539.21" calcext:value-type="float">
            <text:p>28.539,21</text:p>
          </table:table-cell>
          <table:table-cell table:style-name="ce152" table:formula="of:=SUM([.F3:.F14])" office:value-type="float" office:value="-62698.5244" calcext:value-type="float">
            <text:p>-62.698,52</text:p>
          </table:table-cell>
          <table:table-cell table:style-name="ce184" table:formula="of:=[.E15]+[.F15]" office:value-type="float" office:value="-34159.3144" calcext:value-type="float">
            <text:p>-34.159,31</text:p>
          </table:table-cell>
          <table:table-cell table:style-name="ce161"/>
          <table:table-cell table:style-name="ce183"/>
          <table:table-cell table:style-name="ce192" table:formula="of:=SUM([.J9:.J14])" office:value-type="float" office:value="510" calcext:value-type="float">
            <text:p>510</text:p>
          </table:table-cell>
          <table:table-cell table:style-name="ce202" table:formula="of:=SUM([.K9:.K14])" office:value-type="float" office:value="119.7021" calcext:value-type="float">
            <text:p>119,70</text:p>
          </table:table-cell>
          <table:table-cell table:style-name="ce202" table:formula="of:=SUM([.L9:.L14])" office:value-type="float" office:value="390.2979" calcext:value-type="float">
            <text:p>390,30</text:p>
          </table:table-cell>
          <table:table-cell table:style-name="ce256" table:formula="of:=SUM([.M3:.M8])" office:value-type="float" office:value="209" calcext:value-type="float">
            <text:p>209</text:p>
          </table:table-cell>
          <table:table-cell table:style-name="ce202" table:formula="of:=SUM([.N3:.N7])" office:value-type="float" office:value="0" calcext:value-type="float">
            <text:p>0,00</text:p>
          </table:table-cell>
          <table:table-cell/>
        </table:table-row>
        <table:table-row table:style-name="ro3">
          <table:table-cell table:style-name="ce166" office:value-type="float" office:value="12" calcext:value-type="float">
            <text:p>Tpl / 12</text:p>
          </table:table-cell>
          <table:table-cell table:style-name="ce172" table:formula="of:=[.B15]/[.A16]" office:value-type="float" office:value="61693" calcext:value-type="float">
            <text:p>61.693,00</text:p>
          </table:table-cell>
          <table:table-cell table:style-name="ce178" table:formula="of:=[.C15]/[.A16]" office:value-type="float" office:value="-29848.84" calcext:value-type="float">
            <text:p>-29.848,84</text:p>
          </table:table-cell>
          <table:table-cell table:style-name="ce178"/>
          <table:table-cell table:style-name="ce178" table:formula="of:=[.E15]/[.A16]" office:value-type="float" office:value="2378.2675" calcext:value-type="float">
            <text:p>2.378,27</text:p>
          </table:table-cell>
          <table:table-cell table:style-name="ce178" table:formula="of:=[.F15]/[.A16]" office:value-type="float" office:value="-5224.87703333333" calcext:value-type="float">
            <text:p>-5.224,88</text:p>
          </table:table-cell>
          <table:table-cell table:style-name="ce178" table:formula="of:=[.G15]/[.A16]" office:value-type="float" office:value="-2846.60953333333" calcext:value-type="float">
            <text:p>-2.846,61</text:p>
          </table:table-cell>
          <table:table-cell table:style-name="ce163"/>
          <table:table-cell table:style-name="ce185"/>
          <table:table-cell table:style-name="ce178" table:formula="of:=[.J15]/12" office:value-type="float" office:value="42.5" calcext:value-type="float">
            <text:p>42,50</text:p>
          </table:table-cell>
          <table:table-cell table:style-name="ce178" table:formula="of:=[.K15]/12" office:value-type="float" office:value="9.975175" calcext:value-type="float">
            <text:p>9,98</text:p>
          </table:table-cell>
          <table:table-cell table:style-name="ce178" table:formula="of:=[.L15]/12" office:value-type="float" office:value="32.524825" calcext:value-type="float">
            <text:p>32,52</text:p>
          </table:table-cell>
          <table:table-cell table:style-name="ce178" table:formula="of:=[.M15]/12" office:value-type="float" office:value="17.4166666666667" calcext:value-type="float">
            <text:p>17,42</text:p>
          </table:table-cell>
          <table:table-cell table:style-name="ce178" table:formula="of:=[.N15]/12" office:value-type="float" office:value="0" calcext:value-type="float">
            <text:p>0,00</text:p>
          </table:table-cell>
          <table:table-cell/>
        </table:table-row>
        <table:table-row table:style-name="ro3">
          <table:table-cell table:number-columns-repeated="2"/>
          <table:table-cell table:style-name="ce154" table:number-columns-repeated="2"/>
          <table:table-cell table:number-columns-repeated="2"/>
          <table:table-cell table:style-name="ce159" table:number-columns-repeated="2"/>
          <table:table-cell table:style-name="ce182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182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 table:number-columns-repeated="2"/>
        </table:table-row>
        <table:table-row table:style-name="ro3">
          <table:table-cell/>
          <table:table-cell table:style-name="ce218"/>
          <table:table-cell table:style-name="ce234" office:value-type="string" calcext:value-type="string">
            <text:p>2022 Aralık <text:s/>Devir</text:p>
          </table:table-cell>
          <table:table-cell table:style-name="ce218"/>
          <table:table-cell table:style-name="ce255"/>
          <table:table-cell table:style-name="ce263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01"/>
          <table:table-cell table:number-columns-repeated="2"/>
        </table:table-row>
        <table:table-row table:style-name="ro3">
          <table:table-cell/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159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217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42"/>
        <table:table-column table:style-name="co14" table:number-columns-repeated="3" table:default-cell-style-name="ce159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OCAK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13261" calcext:value-type="float">
            <text:p>13.261,00</text:p>
          </table:table-cell>
          <table:table-cell table:style-name="ce241" table:formula="of:=SUM([.E5:.E27])" office:value-type="float" office:value="-22808.31" calcext:value-type="float">
            <text:p>-22.808,31</text:p>
          </table:table-cell>
          <table:table-cell table:style-name="ce241" table:formula="of:=SUM([.F4:.F28])" office:value-type="float" office:value="8049.2" calcext:value-type="float">
            <text:p>8.049,20</text:p>
          </table:table-cell>
          <table:table-cell table:style-name="ce241" table:formula="of:=SUM([.G4:.G28])" office:value-type="float" office:value="-23047.62" calcext:value-type="float">
            <text:p>-23.047,62</text:p>
          </table:table-cell>
          <table:table-cell table:style-name="ce241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8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24" office:value-type="string" calcext:value-type="string">
            <text:p>Aidat Marmara Royal Site 8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242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7" office:value-type="string" calcext:value-type="string">
            <text:p>KK 5165 Denizbank işten havale</text:p>
          </table:table-cell>
          <table:table-cell table:number-columns-repeated="2"/>
          <table:table-cell table:style-name="ce15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58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58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8" office:value-type="string" calcext:value-type="string">
            <text:p>Kira snyG Metin ÇELİK 4/8 31-12-2022</text:p>
          </table:table-cell>
          <table:table-cell table:style-name="ce228"/>
          <table:table-cell table:style-name="ce245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64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 office:value-type="date" office:date-value="2022-03-30" calcext:value-type="date">
            <text:p>30.03.2022</text:p>
          </table:table-cell>
          <table:table-cell table:style-name="ce228" office:value-type="string" calcext:value-type="string">
            <text:p>SnyF-Kynkçı Merdal 12/12-2022-23</text:p>
          </table:table-cell>
          <table:table-cell table:style-name="ce228"/>
          <table:table-cell table:style-name="ce228" office:value-type="string" calcext:value-type="string">
            <text:p>3 aylık kira bedeli</text:p>
          </table:table-cell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0" office:value-type="date" office:date-value="2022-10-10" calcext:value-type="date">
            <text:p>10.10.2022</text:p>
          </table:table-cell>
          <table:table-cell table:style-name="ce228" office:value-type="string" calcext:value-type="string">
            <text:p>snyA Ayhan Tüfek 42000-40000</text:p>
          </table:table-cell>
          <table:table-cell table:style-name="ce238"/>
          <table:table-cell table:style-name="ce228" office:value-type="string" calcext:value-type="string">
            <text:p>%57,14 aylık kira bedeli </text:p>
          </table:table-cell>
          <table:table-cell table:style-name="ce228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0"/>
          <table:table-cell table:style-name="ce228" office:value-type="string" calcext:value-type="string">
            <text:p>cihan oto 12 ay teminattan kalan</text:p>
          </table:table-cell>
          <table:table-cell table:style-name="ce238"/>
          <table:table-cell table:style-name="ce228"/>
          <table:table-cell table:style-name="ce228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6:.D43])" office:value-type="float" office:value="6130.21" calcext:value-type="float">
            <text:p>6.130,21</text:p>
          </table:table-cell>
          <table:table-cell table:style-name="ce246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231" office:value-type="string" calcext:value-type="string">
            <text:p>Salih Ant Elektrik</text:p>
          </table:table-cell>
          <table:table-cell table:style-name="ce141"/>
          <table:table-cell table:style-name="ce247" office:value-type="float" office:value="1221.74" calcext:value-type="float">
            <text:p>1.221,74</text:p>
          </table:table-cell>
          <table:table-cell table:style-name="ce262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9" office:value-type="float" office:value="1264.87" calcext:value-type="float">
            <text:p>1.264,87</text:p>
          </table:table-cell>
          <table:table-cell table:style-name="ce159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9" office:value-type="float" office:value="366.02" calcext:value-type="float">
            <text:p>366,02</text:p>
          </table:table-cell>
          <table:table-cell table:style-name="ce159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32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4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4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25"/>
          <table:table-cell table:style-name="ce25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25"/>
          <table:table-cell table:style-name="ce249" office:value-type="float" office:value="183.26" calcext:value-type="float">
            <text:p>183,26</text:p>
          </table:table-cell>
          <table:table-cell table:style-name="ce225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25" table:number-columns-repeated="2"/>
          <table:table-cell table:style-name="ce2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4/6</text:p>
          </table:table-cell>
          <table:table-cell table:style-name="ce235"/>
          <table:table-cell table:style-name="ce235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4/6</text:p>
          </table:table-cell>
          <table:table-cell table:style-name="ce235"/>
          <table:table-cell table:style-name="ce235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35"/>
          <table:table-cell table:style-name="ce235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35" office:value-type="string" calcext:value-type="string">
            <text:p>atasun gözlük 2/3</text:p>
          </table:table-cell>
          <table:table-cell table:style-name="ce235"/>
          <table:table-cell table:style-name="ce224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14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14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35" office:value-type="string" calcext:value-type="string">
            <text:p>ayfer kurt ???</text:p>
          </table:table-cell>
          <table:table-cell table:style-name="ce23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35" office:value-type="string" calcext:value-type="string">
            <text:p>erenler </text:p>
          </table:table-cell>
          <table:table-cell table:style-name="ce235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36" office:value-type="string" calcext:value-type="string">
            <text:p>erenler pide 12- k3</text:p>
          </table:table-cell>
          <table:table-cell table:style-name="ce235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6" office:value-type="string" calcext:value-type="string">
            <text:p>erenler pide 12- k4</text:p>
          </table:table-cell>
          <table:table-cell table:style-name="ce235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5" office:value-type="string" calcext:value-type="string">
            <text:p>aşıkbaba</text:p>
          </table:table-cell>
          <table:table-cell table:style-name="ce235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5" office:value-type="string" calcext:value-type="string">
            <text:p>tokat avm yunus</text:p>
          </table:table-cell>
          <table:table-cell table:style-name="ce235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5" office:value-type="string" calcext:value-type="string">
            <text:p>benzin audi</text:p>
          </table:table-cell>
          <table:table-cell table:style-name="ce23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35" office:value-type="string" calcext:value-type="string">
            <text:p>yunus</text:p>
          </table:table-cell>
          <table:table-cell table:style-name="ce235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36" office:value-type="string" calcext:value-type="string">
            <text:p>erenler pide 12- k5</text:p>
          </table:table-cell>
          <table:table-cell table:style-name="ce235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36" office:value-type="string" calcext:value-type="string">
            <text:p>erenler pide 12- k6</text:p>
          </table:table-cell>
          <table:table-cell table:style-name="ce235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36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36" office:value-type="string" calcext:value-type="string">
            <text:p>erenler pide 12- k8</text:p>
          </table:table-cell>
          <table:table-cell table:style-name="ce22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14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35" office:value-type="string" calcext:value-type="string">
            <text:p>audi benzin</text:p>
          </table:table-cell>
          <table:table-cell table:style-name="ce23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35" office:value-type="string" calcext:value-type="string">
            <text:p>yunus market</text:p>
          </table:table-cell>
          <table:table-cell table:style-name="ce235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35" office:value-type="string" calcext:value-type="string">
            <text:p>kuruymş</text:p>
          </table:table-cell>
          <table:table-cell table:style-name="ce235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14" office:value-type="string" calcext:value-type="string">
            <text:p>erenler pide 12- k10</text:p>
          </table:table-cell>
          <table:table-cell table:style-name="ce235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14" office:value-type="string" calcext:value-type="string">
            <text:p>erenler pide 12- k11</text:p>
          </table:table-cell>
          <table:table-cell table:style-name="ce235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14" office:value-type="string" calcext:value-type="string">
            <text:p>erenler pide 12- k12</text:p>
          </table:table-cell>
          <table:table-cell table:style-name="ce235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35" office:value-type="string" calcext:value-type="string">
            <text:p>2240 vodafon</text:p>
          </table:table-cell>
          <table:table-cell table:style-name="ce235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14" office:value-type="string" calcext:value-type="string">
            <text:p>erenler pide 12- k13</text:p>
          </table:table-cell>
          <table:table-cell table:style-name="ce235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14"/>
          <table:table-cell table:style-name="ce235" table:number-columns-repeated="2"/>
          <table:table-cell table:style-name="ce258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2022 Ocak <text:s/>Devir</text:p>
          </table:table-cell>
          <table:table-cell table:style-name="ce218"/>
          <table:table-cell table:style-name="ce255"/>
          <table:table-cell table:style-name="ce263" table:formula="of:=SUM([.E85:.E123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159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4" table:default-cell-style-name="ce258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39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41" table:formula="of:=SUM([.F4:.F39])" office:value-type="float" office:value="20490.01" calcext:value-type="float">
            <text:p>20.490,01</text:p>
          </table:table-cell>
          <table:table-cell table:style-name="ce241" table:formula="of:=SUM([.G4:.G39])" office:value-type="float" office:value="-37153.49" calcext:value-type="float">
            <text:p>-37.153,49</text:p>
          </table:table-cell>
          <table:table-cell table:style-name="ce241" table:formula="of:=[.F2]+[.G2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5"/>
          <table:table-cell table:style-name="ce159"/>
          <table:table-cell table:number-columns-repeated="1016"/>
        </table:table-row>
        <table:table-row table:style-name="ro3">
          <table:table-cell table:style-name="ce217" office:value-type="date" office:date-value="2023-02-02" calcext:value-type="date">
            <text:p>02.02.2023</text:p>
          </table:table-cell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table:style-name="ce242" office:value-type="float" office:value="-400" calcext:value-type="float">
            <text:p>-400,00</text:p>
          </table:table-cell>
          <table:table-cell/>
          <table:table-cell table:style-name="ce159" office:value-type="float" office:value="-264" calcext:value-type="float">
            <text:p>-264,00</text:p>
          </table:table-cell>
          <table:table-cell table:style-name="ce159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2" calcext:value-type="date">
            <text:p>02.02.2023</text:p>
          </table:table-cell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table:style-name="ce242" office:value-type="float" office:value="-500" calcext:value-type="float">
            <text:p>-500,00</text:p>
          </table:table-cell>
          <table:table-cell/>
          <table:table-cell table:style-name="ce159" office:value-type="float" office:value="-531" calcext:value-type="float">
            <text:p>-531,00</text:p>
          </table:table-cell>
          <table:table-cell table:style-name="ce159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3" calcext:value-type="date">
            <text:p>03.02.2023</text:p>
          </table:table-cell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242" table:formula="of:=[.E83]" office:value-type="float" office:value="-3076.29" calcext:value-type="float">
            <text:p>-3.076,29</text:p>
          </table:table-cell>
          <table:table-cell/>
          <table:table-cell table:style-name="ce242" office:value-type="float" office:value="-3076.29" calcext:value-type="float">
            <text:p>-3.076,29</text:p>
          </table:table-cell>
          <table:table-cell table:style-name="ce159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5" calcext:value-type="date">
            <text:p>05.02.2023</text:p>
          </table:table-cell>
          <table:table-cell table:style-name="ce271" office:value-type="string" calcext:value-type="string">
            <text:p>SnyF-M.Kipel Ocak Ayı kirası</text:p>
          </table:table-cell>
          <table:table-cell table:style-name="ce271"/>
          <table:table-cell table:style-name="ce273"/>
          <table:table-cell table:style-name="ce274"/>
          <table:table-cell table:style-name="ce277" office:value-type="float" office:value="6920" calcext:value-type="float">
            <text:p>6.920,00</text:p>
          </table:table-cell>
          <table:table-cell table:style-name="ce242"/>
          <table:table-cell table:style-name="ce159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table:style-name="ce271" office:value-type="string" calcext:value-type="string">
            <text:p>Doğuş Kira 6/12-2023-24 </text:p>
          </table:table-cell>
          <table:table-cell table:style-name="ce271" office:value-type="string" calcext:value-type="string">
            <text:p>bankadan</text:p>
          </table:table-cell>
          <table:table-cell table:style-name="ce273"/>
          <table:table-cell table:style-name="ce274"/>
          <table:table-cell table:style-name="ce277" office:value-type="float" office:value="6000" calcext:value-type="float">
            <text:p>6.000,00</text:p>
          </table:table-cell>
          <table:table-cell table:style-name="ce159"/>
          <table:table-cell table:style-name="ce159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242" table:formula="of:=[.E58]" office:value-type="float" office:value="-4657.2" calcext:value-type="float">
            <text:p>-4.657,20</text:p>
          </table:table-cell>
          <table:table-cell table:style-name="ce159"/>
          <table:table-cell table:style-name="ce242" office:value-type="float" office:value="-4657.21" calcext:value-type="float">
            <text:p>-4.657,21</text:p>
          </table:table-cell>
          <table:table-cell table:style-name="ce159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59"/>
          <table:table-cell table:style-name="ce159" office:value-type="float" office:value="-5000" calcext:value-type="float">
            <text:p>-5.000,00</text:p>
          </table:table-cell>
          <table:table-cell table:style-name="ce159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table:style-name="ce224" office:value-type="string" calcext:value-type="string">
            <text:p><text:span text:style-name="T1">Kira </text:span>Adem Özen 9/12 Mrmr Ryl A Blok 82</text:p>
          </table:table-cell>
          <table:table-cell table:style-name="ce224" table:number-columns-repeated="2"/>
          <table:table-cell table:style-name="ce242" office:value-type="float" office:value="-4300" calcext:value-type="float">
            <text:p>-4.300,00</text:p>
          </table:table-cell>
          <table:table-cell table:style-name="ce272"/>
          <table:table-cell table:style-name="ce242" office:value-type="float" office:value="-4300" calcext:value-type="float">
            <text:p>-4.300,00</text:p>
          </table:table-cell>
          <table:table-cell table:style-name="ce159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table:style-name="ce224" office:value-type="string" calcext:value-type="string">
            <text:p>Aidat Marmara Royal Site 9/12</text:p>
          </table:table-cell>
          <table:table-cell table:style-name="ce224" table:number-columns-repeated="2"/>
          <table:table-cell table:style-name="ce242" office:value-type="float" office:value="-674.74" calcext:value-type="float">
            <text:p>-674,74</text:p>
          </table:table-cell>
          <table:table-cell table:style-name="ce242"/>
          <table:table-cell table:style-name="ce242" office:value-type="float" office:value="-670.27" calcext:value-type="float">
            <text:p>-670,27</text:p>
          </table:table-cell>
          <table:table-cell table:style-name="ce159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table:style-name="ce242" office:value-type="float" office:value="-150" calcext:value-type="float">
            <text:p>-150,00</text:p>
          </table:table-cell>
          <table:table-cell table:style-name="ce242"/>
          <table:table-cell table:style-name="ce242" office:value-type="float" office:value="-102.03" calcext:value-type="float">
            <text:p>-102,03</text:p>
          </table:table-cell>
          <table:table-cell table:style-name="ce159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33"/>
          <table:table-cell table:style-name="ce242" office:value-type="float" office:value="-2667" calcext:value-type="float">
            <text:p>-2.667,00</text:p>
          </table:table-cell>
          <table:table-cell table:style-name="ce272"/>
          <table:table-cell table:style-name="ce242" office:value-type="float" office:value="-3000" calcext:value-type="float">
            <text:p>-3.000,00</text:p>
          </table:table-cell>
          <table:table-cell table:style-name="ce159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217"/>
          <table:table-cell table:style-name="ce226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59" table:formula="of:=[.D54]*-1" office:value-type="float" office:value="-87.69" calcext:value-type="float">
            <text:p>-87,69</text:p>
          </table:table-cell>
          <table:table-cell/>
          <table:table-cell table:style-name="ce159" table:formula="of:=[.D54]*-1" office:value-type="float" office:value="-87.69" calcext:value-type="float">
            <text:p>-87,69</text:p>
          </table:table-cell>
          <table:table-cell table:style-name="ce159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14" calcext:value-type="date">
            <text:p>14.02.2023</text:p>
          </table:table-cell>
          <table:table-cell table:style-name="ce226" office:value-type="string" calcext:value-type="string">
            <text:p>İstanbuldan gül</text:p>
          </table:table-cell>
          <table:table-cell table:number-columns-repeated="2"/>
          <table:table-cell table:style-name="ce159"/>
          <table:table-cell/>
          <table:table-cell table:style-name="ce159" office:value-type="float" office:value="-204" calcext:value-type="float">
            <text:p>-204,00</text:p>
          </table:table-cell>
          <table:table-cell table:style-name="ce159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217"/>
          <table:table-cell table:style-name="ce224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159"/>
          <table:table-cell/>
          <table:table-cell table:style-name="ce159" office:value-type="float" office:value="-95" calcext:value-type="float">
            <text:p>-95,00</text:p>
          </table:table-cell>
          <table:table-cell table:style-name="ce159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0" calcext:value-type="date">
            <text:p>20.02.2023</text:p>
          </table:table-cell>
          <table:table-cell table:style-name="ce225" office:value-type="string" calcext:value-type="string">
            <text:p><text:span text:style-name="T1">Doğalgaz 8</text:span>00004222954 Kümbet D10</text:p>
          </table:table-cell>
          <table:table-cell/>
          <table:table-cell table:style-name="ce225"/>
          <table:table-cell table:style-name="ce242" office:value-type="float" office:value="-1000" calcext:value-type="float">
            <text:p>-1.000,00</text:p>
          </table:table-cell>
          <table:table-cell table:style-name="ce258"/>
          <table:table-cell table:style-name="ce159" office:value-type="float" office:value="-1872.5" calcext:value-type="float">
            <text:p>-1.872,50</text:p>
          </table:table-cell>
          <table:table-cell table:style-name="ce159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0" calcext:value-type="date">
            <text:p>20.02.2023</text:p>
          </table:table-cell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table:style-name="ce242" office:value-type="float" office:value="-150" calcext:value-type="float">
            <text:p>-150,00</text:p>
          </table:table-cell>
          <table:table-cell table:style-name="ce258"/>
          <table:table-cell table:style-name="ce159" office:value-type="float" office:value="-99.5" calcext:value-type="float">
            <text:p>-99,50</text:p>
          </table:table-cell>
          <table:table-cell table:style-name="ce159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25" table:number-columns-repeated="3"/>
          <table:table-cell/>
          <table:table-cell table:style-name="ce258"/>
          <table:table-cell table:style-name="ce159"/>
          <table:table-cell table:style-name="ce159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44" office:value-type="currency" office:currency="TRY" office:value="5500" calcext:value-type="currency">
            <text:p>₺5.500,00</text:p>
          </table:table-cell>
          <table:table-cell table:style-name="ce242"/>
          <table:table-cell table:style-name="ce242" office:value-type="float" office:value="5570.01" calcext:value-type="float">
            <text:p>5.570,01</text:p>
          </table:table-cell>
          <table:table-cell table:style-name="ce159"/>
          <table:table-cell table:style-name="ce159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25" table:number-columns-repeated="3"/>
          <table:table-cell/>
          <table:table-cell table:style-name="ce258" table:number-columns-repeated="2"/>
          <table:table-cell table:style-name="ce159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42" office:value-type="float" office:value="-2750" calcext:value-type="float">
            <text:p>-2.750,00</text:p>
          </table:table-cell>
          <table:table-cell table:style-name="ce242"/>
          <table:table-cell table:style-name="ce242" office:value-type="float" office:value="-2702" calcext:value-type="float">
            <text:p>-2.702,00</text:p>
          </table:table-cell>
          <table:table-cell table:style-name="ce159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242" office:value-type="float" office:value="-30374" calcext:value-type="float">
            <text:p>-30.374,00</text:p>
          </table:table-cell>
          <table:table-cell table:style-name="ce159" table:number-columns-repeated="2"/>
          <table:table-cell table:style-name="ce159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42" office:value-type="float" office:value="-2750" calcext:value-type="float">
            <text:p>-2.750,00</text:p>
          </table:table-cell>
          <table:table-cell table:style-name="ce242"/>
          <table:table-cell table:style-name="ce242" office:value-type="float" office:value="-2702" calcext:value-type="float">
            <text:p>-2.702,00</text:p>
          </table:table-cell>
          <table:table-cell table:style-name="ce159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2" office:value-type="float" office:value="-2750" calcext:value-type="float">
            <text:p>-2.750,00</text:p>
          </table:table-cell>
          <table:table-cell table:style-name="ce159"/>
          <table:table-cell table:style-name="ce159" office:value-type="float" office:value="-2750" calcext:value-type="float">
            <text:p>-2.750,00</text:p>
          </table:table-cell>
          <table:table-cell table:style-name="ce159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159"/>
          <table:table-cell table:style-name="ce159" office:value-type="float" office:value="-5040" calcext:value-type="float">
            <text:p>-5.040,00</text:p>
          </table:table-cell>
          <table:table-cell table:style-name="ce159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4" office:value-type="float" office:value="1111" calcext:value-type="float">
            <text:p>1.111,00</text:p>
          </table:table-cell>
          <table:table-cell/>
          <table:table-cell table:style-name="ce159" table:number-columns-repeated="2"/>
          <table:table-cell table:style-name="ce159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159" office:value-type="float" office:value="2000" calcext:value-type="float">
            <text:p>2.000,00</text:p>
          </table:table-cell>
          <table:table-cell table:style-name="ce159"/>
          <table:table-cell table:style-name="ce159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/>
          <table:table-cell table:style-name="ce159" table:number-columns-repeated="2"/>
          <table:table-cell table:style-name="ce159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table:style-name="ce214" office:value-type="string" calcext:value-type="string">
            <text:p>Doğuş Kira 7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/>
          <table:table-cell table:style-name="ce159" table:number-columns-repeated="2"/>
          <table:table-cell table:style-name="ce159" table:formula="of:=[.H30]+[.F31]+[.G31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9" table:formula="of:=[.H31]+[.F32]+[.G32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Kira snyG Metin ÇELİK 5/8 <text:s text:c="3"/>1000 TL</text:p>
          </table:table-cell>
          <table:table-cell/>
          <table:table-cell table:style-name="ce233"/>
          <table:table-cell table:style-name="Default"/>
          <table:table-cell/>
          <table:table-cell table:style-name="ce159"/>
          <table:table-cell table:style-name="ce159" table:formula="of:=[.H32]+[.F33]+[.G33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217"/>
          <table:table-cell table:style-name="ce228" office:value-type="string" calcext:value-type="string">
            <text:p>Metin Elektrik Teminat 1200 – 6/6 200 TL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ce159" table:formula="of:=[.H33]+[.F34]+[.G34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4]+[.F35]+[.G35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5]+[.F36]+[.G36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6]+[.F37]+[.G37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7]+[.F38]+[.G38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9" table:number-columns-repeated="2"/>
          <table:table-cell table:number-columns-repeated="1016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number-columns-repeated="2"/>
          <table:table-cell table:style-name="ce159" table:number-columns-repeated="2"/>
          <table:table-cell table:number-columns-repeated="1016"/>
        </table:table-row>
        <table:table-row table:style-name="ro3">
          <table:table-cell table:style-name="ce220" office:value-type="date" office:date-value="2022-03-30" calcext:value-type="date">
            <text:p>30.03.2022</text:p>
          </table:table-cell>
          <table:table-cell table:style-name="ce228" office:value-type="string" calcext:value-type="string">
            <text:p>SnyF-Kynkçı Merdal 12/12-2022-23</text:p>
          </table:table-cell>
          <table:table-cell table:style-name="ce228"/>
          <table:table-cell table:style-name="ce228" office:value-type="string" calcext:value-type="string">
            <text:p>2 aylık kira bedeli</text:p>
          </table:table-cell>
          <table:table-cell table:number-columns-repeated="3"/>
          <table:table-cell table:style-name="ce159"/>
          <table:table-cell table:number-columns-repeated="1016"/>
        </table:table-row>
        <table:table-row table:style-name="ro3">
          <table:table-cell table:style-name="ce220" office:value-type="date" office:date-value="2022-10-10" calcext:value-type="date">
            <text:p>10.10.2022</text:p>
          </table:table-cell>
          <table:table-cell table:style-name="ce228" office:value-type="string" calcext:value-type="string">
            <text:p>snyA Ayhan Tüfek 42000-40000</text:p>
          </table:table-cell>
          <table:table-cell table:style-name="ce238"/>
          <table:table-cell table:style-name="ce228" office:value-type="string" calcext:value-type="string">
            <text:p>%57,14 aylık kira bedeli </text:p>
          </table:table-cell>
          <table:table-cell table:number-columns-repeated="3"/>
          <table:table-cell table:style-name="ce159"/>
          <table:table-cell table:number-columns-repeated="1016"/>
        </table:table-row>
        <table:table-row table:style-name="ro3">
          <table:table-cell table:style-name="ce220"/>
          <table:table-cell table:style-name="ce228" office:value-type="string" calcext:value-type="string">
            <text:p>cihan oto 12-1 ay teminattan kalan</text:p>
          </table:table-cell>
          <table:table-cell table:style-name="ce238"/>
          <table:table-cell table:style-name="ce228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59"/>
          <table:table-cell table:number-columns-repeated="1016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/>
          <table:table-cell/>
          <table:table-cell table:style-name="ce141" table:number-columns-repeated="2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47:.D54])" office:value-type="float" office:value="4615.69" calcext:value-type="float">
            <text:p>4.615,69</text:p>
          </table:table-cell>
          <table:table-cell table:formula="of:=SUM([.E47:.E54])" office:value-type="float" office:value="4215.69" calcext:value-type="float">
            <text:p>4.215,69</text:p>
          </table:table-cell>
          <table:table-cell table:number-columns-repeated="2"/>
          <table:table-cell table:style-name="ce159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25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25"/>
          <table:table-cell table:style-name="ce225" office:value-type="float" office:value="200" calcext:value-type="float">
            <text:p>200</text:p>
          </table:table-cell>
          <table:table-cell/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25"/>
          <table:table-cell table:style-name="ce225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2"/>
          <table:table-cell table:number-columns-repeated="1022"/>
        </table:table-row>
        <table:table-row table:style-name="ro3">
          <table:table-cell/>
          <table:table-cell table:style-name="ce233"/>
          <table:table-cell table:number-columns-repeated="1022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343" table:formula="of:=SUM([.E59:.E81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9" table:number-columns-repeated="2"/>
          <table:table-cell table:number-columns-repeated="1016"/>
        </table:table-row>
        <table:table-row table:style-name="ro3">
          <table:table-cell table:style-name="ce217"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5/6</text:p>
          </table:table-cell>
          <table:table-cell table:style-name="ce235"/>
          <table:table-cell table:style-name="ce235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5/6</text:p>
          </table:table-cell>
          <table:table-cell table:style-name="ce235"/>
          <table:table-cell table:style-name="ce235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35"/>
          <table:table-cell table:style-name="ce235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22" calcext:value-type="date">
            <text:p>22.11.2022</text:p>
          </table:table-cell>
          <table:table-cell table:style-name="ce235" office:value-type="string" calcext:value-type="string">
            <text:p>atasun gözlük 3/3</text:p>
          </table:table-cell>
          <table:table-cell table:style-name="ce235"/>
          <table:table-cell table:style-name="ce224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9" calcext:value-type="date">
            <text:p>29.12.2022</text:p>
          </table:table-cell>
          <table:table-cell table:style-name="ce272" office:value-type="string" calcext:value-type="string">
            <text:p>superonline</text:p>
          </table:table-cell>
          <table:table-cell table:style-name="ce235" table:number-columns-repeated="2"/>
          <table:table-cell office:value-type="float" office:value="-76.3" calcext:value-type="float">
            <text:p>-76,30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30" calcext:value-type="date">
            <text:p>30.12.2022</text:p>
          </table:table-cell>
          <table:table-cell table:style-name="ce272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217" office:value-type="date" office:date-value="2022-12-30" calcext:value-type="date">
            <text:p>30.12.2022</text:p>
          </table:table-cell>
          <table:table-cell table:style-name="ce272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8" calcext:value-type="date">
            <text:p>08.01.2023</text:p>
          </table:table-cell>
          <table:table-cell table:style-name="ce272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0" calcext:value-type="date">
            <text:p>10.01.2023</text:p>
          </table:table-cell>
          <table:table-cell table:style-name="ce272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1" calcext:value-type="date">
            <text:p>11.01.2023</text:p>
          </table:table-cell>
          <table:table-cell table:style-name="ce272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2" calcext:value-type="date">
            <text:p>12.01.2023</text:p>
          </table:table-cell>
          <table:table-cell table:style-name="ce272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3" calcext:value-type="date">
            <text:p>13.01.2023</text:p>
          </table:table-cell>
          <table:table-cell table:style-name="ce272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4" calcext:value-type="date">
            <text:p>14.01.2023</text:p>
          </table:table-cell>
          <table:table-cell table:style-name="ce272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6" calcext:value-type="date">
            <text:p>16.01.2023</text:p>
          </table:table-cell>
          <table:table-cell table:style-name="ce272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1" calcext:value-type="date">
            <text:p>21.01.2023</text:p>
          </table:table-cell>
          <table:table-cell table:style-name="ce272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3" calcext:value-type="date">
            <text:p>23.01.2023</text:p>
          </table:table-cell>
          <table:table-cell table:style-name="ce272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4" calcext:value-type="date">
            <text:p>24.01.2023</text:p>
          </table:table-cell>
          <table:table-cell table:style-name="ce272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5" calcext:value-type="date">
            <text:p>25.01.2023</text:p>
          </table:table-cell>
          <table:table-cell table:style-name="ce272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343" table:formula="of:=SUM([.E84:.E99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4" calcext:value-type="date">
            <text:p>24.12.2022</text:p>
          </table:table-cell>
          <table:table-cell table:style-name="ce235" office:value-type="string" calcext:value-type="string">
            <text:p>erenler pide 12- kkdnz01</text:p>
          </table:table-cell>
          <table:table-cell table:style-name="ce235" table:number-columns-repeated="2"/>
          <table:table-cell office:value-type="float" office:value="-136.19" calcext:value-type="float">
            <text:p>-136,19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6" calcext:value-type="date">
            <text:p>26.12.2022</text:p>
          </table:table-cell>
          <table:table-cell table:style-name="ce235" office:value-type="string" calcext:value-type="string">
            <text:p>erenler pide 12- kkdnz02</text:p>
          </table:table-cell>
          <table:table-cell table:style-name="ce235" table:number-columns-repeated="2"/>
          <table:table-cell office:value-type="float" office:value="-193.47" calcext:value-type="float">
            <text:p>-193,47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table:style-name="ce235" office:value-type="string" calcext:value-type="string">
            <text:p>toyota rav4 yağ-filtre</text:p>
          </table:table-cell>
          <table:table-cell table:style-name="ce235" table:number-columns-repeated="2"/>
          <table:table-cell office:value-type="float" office:value="-600" calcext:value-type="float">
            <text:p>-600,00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table:style-name="ce235" office:value-type="string" calcext:value-type="string">
            <text:p>erenler pide 12- kkdnz03</text:p>
          </table:table-cell>
          <table:table-cell table:style-name="ce235" table:number-columns-repeated="2"/>
          <table:table-cell office:value-type="float" office:value="-206.27" calcext:value-type="float">
            <text:p>-206,27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8" calcext:value-type="date">
            <text:p>28.12.2022</text:p>
          </table:table-cell>
          <table:table-cell table:style-name="ce235" office:value-type="string" calcext:value-type="string">
            <text:p>erenler pide 12- kkdnz04</text:p>
          </table:table-cell>
          <table:table-cell table:style-name="ce235" table:number-columns-repeated="2"/>
          <table:table-cell office:value-type="float" office:value="-146.44" calcext:value-type="float">
            <text:p>-146,44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1-01" calcext:value-type="date">
            <text:p>01.01.2023</text:p>
          </table:table-cell>
          <table:table-cell table:style-name="ce235" office:value-type="string" calcext:value-type="string">
            <text:p>sivas yemek</text:p>
          </table:table-cell>
          <table:table-cell table:style-name="ce235" table:number-columns-repeated="2"/>
          <table:table-cell office:value-type="float" office:value="-340" calcext:value-type="float">
            <text:p>-340,00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1-02" calcext:value-type="date">
            <text:p>02.01.2023</text:p>
          </table:table-cell>
          <table:table-cell table:style-name="ce236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4" calcext:value-type="date">
            <text:p>04.01.2023</text:p>
          </table:table-cell>
          <table:table-cell table:style-name="ce236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5" calcext:value-type="date">
            <text:p>05.01.2023</text:p>
          </table:table-cell>
          <table:table-cell table:style-name="ce236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182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182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217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33"/>
          <table:table-cell table:number-columns-repeated="2"/>
          <table:table-cell table:style-name="ce242" office:value-type="float" office:value="-1368" calcext:value-type="float">
            <text:p>-1.368,00</text:p>
          </table:table-cell>
          <table:table-cell table:number-columns-repeated="1017"/>
        </table:table-row>
        <table:table-row table:style-name="ro3">
          <table:table-cell table:style-name="ce217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59"/>
          <table:table-cell/>
          <table:table-cell table:style-name="ce159"/>
          <table:table-cell table:style-name="ce242" office:value-type="float" office:value="-6920" calcext:value-type="float">
            <text:p>-6.920,00</text:p>
          </table:table-cell>
          <table:table-cell table:number-columns-repeated="1017"/>
        </table:table-row>
        <table:table-row table:style-name="ro3">
          <table:table-cell table:style-name="ce217"/>
          <table:table-cell table:number-columns-repeated="2"/>
          <table:table-cell table:style-name="ce159"/>
          <table:table-cell/>
          <table:table-cell table:style-name="ce159"/>
          <table:table-cell table:style-name="ce242"/>
          <table:table-cell table:number-columns-repeated="1017"/>
        </table:table-row>
        <table:table-row table:style-name="ro3">
          <table:table-cell table:style-name="ce217" office:value-type="date" office:date-value="2023-02-17" calcext:value-type="date">
            <text:p>17.02.2023</text:p>
          </table:table-cell>
          <table:table-cell office:value-type="string" calcext:value-type="string">
            <text:p>Yasemin okuliçin</text:p>
          </table:table-cell>
          <table:table-cell/>
          <table:table-cell table:style-name="ce159"/>
          <table:table-cell/>
          <table:table-cell table:style-name="ce159"/>
          <table:table-cell table:style-name="ce242" office:value-type="float" office:value="-32000" calcext:value-type="float">
            <text:p>-32.000,00</text:p>
          </table:table-cell>
          <table:table-cell table:number-columns-repeated="1017"/>
        </table:table-row>
        <table:table-row table:style-name="ro3">
          <table:table-cell table:style-name="ce217"/>
          <table:table-cell table:number-columns-repeated="2"/>
          <table:table-cell table:style-name="ce159"/>
          <table:table-cell/>
          <table:table-cell table:style-name="ce159"/>
          <table:table-cell table:style-name="ce242"/>
          <table:table-cell table:number-columns-repeated="1017"/>
        </table:table-row>
        <table:table-row table:style-name="ro3">
          <table:table-cell table:number-columns-repeated="6"/>
          <table:table-cell table:formula="of:=SUM([.G102:.G103])" office:value-type="float" office:value="-8288" calcext:value-type="float">
            <text:p>-8288</text:p>
          </table:table-cell>
          <table:table-cell table:number-columns-repeated="1017"/>
        </table:table-row>
        <table:table-row table:style-name="ro3">
          <table:table-cell table:style-name="ce218"/>
          <table:table-cell table:style-name="ce234" office:value-type="string" calcext:value-type="string">
            <text:p>2023 Şubat <text:s/>Devir</text:p>
          </table:table-cell>
          <table:table-cell table:style-name="ce218"/>
          <table:table-cell table:style-name="ce255"/>
          <table:table-cell table:style-name="ce263" table:formula="of:=SUM([.E109:.E147])" office:value-type="float" office:value="319084.52" calcext:value-type="float">
            <text:p>319084,52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159" table:formula="of:=[.H2]" office:value-type="float" office:value="-16663.48" calcext:value-type="float">
            <text:p>-16.663,48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ce217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258"/>
        <table:table-column table:style-name="co12" table:default-cell-style-name="Default"/>
        <table:table-column table:style-name="co24" table:number-columns-repeated="2" table:default-cell-style-name="ce159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88389" calcext:value-type="float">
            <text:p>88.389,00</text:p>
          </table:table-cell>
          <table:table-cell table:style-name="ce241" table:formula="of:=SUM([.E4:.E26])" office:value-type="float" office:value="-21832.46" calcext:value-type="float">
            <text:p>-21.832,46</text:p>
          </table:table-cell>
          <table:table-cell table:style-name="ce241" table:formula="of:=SUM([.F4:.F28])" office:value-type="float" office:value="0" calcext:value-type="float">
            <text:p>0,00</text:p>
          </table:table-cell>
          <table:table-cell table:style-name="ce241" table:formula="of:=SUM([.G4:.G28])" office:value-type="float" office:value="-872.46" calcext:value-type="float">
            <text:p>-872,46</text:p>
          </table:table-cell>
          <table:table-cell table:style-name="ce241" table:formula="of:=[.F2]+[.G2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3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Default"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ce258" office:value-type="float" office:value="-224" calcext:value-type="float">
            <text:p>-224,00</text:p>
          </table:table-cell>
          <table:table-cell table:formula="of:=[.H3]+[.F4]+[.G4]" office:value-type="float" office:value="-224" calcext:value-type="float">
            <text:p>-224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ce258" office:value-type="float" office:value="-461" calcext:value-type="float">
            <text:p>-461,00</text:p>
          </table:table-cell>
          <table:table-cell table:formula="of:=[.H4]+[.F5]+[.G5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10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ce258"/>
          <table:table-cell table:formula="of:=[.H5]+[.F6]+[.G6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4" office:value-type="string" calcext:value-type="string">
            <text:p>Aidat Marmara Royal Site 10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 table:number-columns-repeated="2"/>
          <table:table-cell table:formula="of:=[.H6]+[.F7]+[.G7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 table:style-name="ce258" office:value-type="float" office:value="-187.46" calcext:value-type="float">
            <text:p>-187,46</text:p>
          </table:table-cell>
          <table:table-cell table:formula="of:=[.H7]+[.F8]+[.G8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4]" office:value-type="float" office:value="200" calcext:value-type="float">
            <text:p>200,00</text:p>
          </table:table-cell>
          <table:table-cell table:style-name="ce154"/>
          <table:table-cell table:style-name="ce159"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233" calcext:value-type="float">
            <text:p>-5.233,00</text:p>
          </table:table-cell>
          <table:table-cell table:style-name="ce159"/>
          <table:table-cell/>
          <table:table-cell table:formula="of:=[.H11]+[.F12]+[.G12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formula="of:=[.E77]" office:value-type="float" office:value="-1174.72" calcext:value-type="float">
            <text:p>-1.174,72</text:p>
          </table:table-cell>
          <table:table-cell/>
          <table:table-cell table:style-name="Default"/>
          <table:table-cell table:formula="of:=[.H12]+[.F13]+[.G13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9"/>
          <table:table-cell/>
          <table:table-cell table:formula="of:=[.H13]+[.F14]+[.G14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9"/>
          <table:table-cell/>
          <table:table-cell table:formula="of:=[.H14]+[.F15]+[.G15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9"/>
          <table:table-cell/>
          <table:table-cell table:formula="of:=[.H15]+[.F16]+[.G16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54" office:value-type="float" office:value="1111" calcext:value-type="float">
            <text:p>1.111,00</text:p>
          </table:table-cell>
          <table:table-cell/>
          <table:table-cell table:style-name="ce159"/>
          <table:table-cell/>
          <table:table-cell table:formula="of:=[.H16]+[.F17]+[.G17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54" office:value-type="float" office:value="2428" calcext:value-type="float">
            <text:p>2.428,00</text:p>
          </table:table-cell>
          <table:table-cell/>
          <table:table-cell table:style-name="ce159"/>
          <table:table-cell/>
          <table:table-cell table:formula="of:=[.H17]+[.F18]+[.G18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59"/>
          <table:table-cell/>
          <table:table-cell table:formula="of:=[.H18]+[.F19]+[.G19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33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59"/>
          <table:table-cell/>
          <table:table-cell table:formula="of:=[.H19]+[.F20]+[.G20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8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59"/>
          <table:table-cell/>
          <table:table-cell table:formula="of:=[.H20]+[.F21]+[.G21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33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59"/>
          <table:table-cell/>
          <table:table-cell table:formula="of:=[.H22]+[.F23]+[.G23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9"/>
          <table:table-cell table:style-name="Default"/>
          <table:table-cell table:style-name="ce159"/>
          <table:table-cell table:number-columns-repeated="1018"/>
        </table:table-row>
        <table:table-row table:style-name="ro1">
          <table:table-cell table:style-name="Default"/>
          <table:table-cell table:style-name="ce229"/>
          <table:table-cell table:number-columns-repeated="2"/>
          <table:table-cell table:style-name="Default"/>
          <table:table-cell table:style-name="ce159"/>
          <table:table-cell table:number-columns-repeated="1018"/>
        </table:table-row>
        <table:table-row table:style-name="ro3">
          <table:table-cell table:style-name="Default"/>
          <table:table-cell table:number-columns-repeated="3"/>
          <table:table-cell table:style-name="ce159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number-columns-repeated="1019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5:.D42])" office:value-type="float" office:value="200" calcext:value-type="float">
            <text:p>200,00</text:p>
          </table:table-cell>
          <table:table-cell table:style-name="ce246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 table:number-columns-repeated="2"/>
          <table:table-cell table:style-name="ce15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25"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25"/>
          <table:table-cell/>
          <table:table-cell table:style-name="ce225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25" table:number-columns-repeated="2"/>
          <table:table-cell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style-name="ce23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style-name="ce23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7:.E67])" office:value-type="float" office:value="-5233" calcext:value-type="float">
            <text:p>-52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5/6</text:p>
          </table:table-cell>
          <table:table-cell table:style-name="ce235"/>
          <table:table-cell table:style-name="ce235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5/6</text:p>
          </table:table-cell>
          <table:table-cell table:style-name="ce235"/>
          <table:table-cell table:style-name="ce235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35"/>
          <table:table-cell table:style-name="ce235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272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272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272" office:value-type="string" calcext:value-type="string">
            <text:p>erenler pide 01- işkk3</text:p>
          </table:table-cell>
          <table:table-cell/>
          <table:table-cell table:style-name="ce182"/>
          <table:table-cell office:value-type="float" office:value="-150.32" calcext:value-type="float">
            <text:p>-150,32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272" office:value-type="string" calcext:value-type="string">
            <text:p>erenler pide 01- işkk4</text:p>
          </table:table-cell>
          <table:table-cell/>
          <table:table-cell table:style-name="ce182"/>
          <table:table-cell office:value-type="float" office:value="-171.76" calcext:value-type="float">
            <text:p>-171,76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erenler pide 01- işkk5</text:p>
          </table:table-cell>
          <table:table-cell/>
          <table:table-cell table:style-name="ce182"/>
          <table:table-cell office:value-type="float" office:value="-119.42" calcext:value-type="float">
            <text:p>-119,42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/>
          <table:table-cell table:style-name="ce182"/>
          <table:table-cell office:value-type="float" office:value="-225.4" calcext:value-type="float">
            <text:p>-225,40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/>
          <table:table-cell table:style-name="ce182"/>
          <table:table-cell office:value-type="float" office:value="-225.4" calcext:value-type="float">
            <text:p>-225,40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272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272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272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272" office:value-type="string" calcext:value-type="string">
            <text:p>erenler pide 01- işkk7</text:p>
          </table:table-cell>
          <table:table-cell/>
          <table:table-cell table:style-name="ce182"/>
          <table:table-cell office:value-type="float" office:value="-130.56" calcext:value-type="float">
            <text:p>-130,5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272" office:value-type="string" calcext:value-type="string">
            <text:p>istanbulkart</text:p>
          </table:table-cell>
          <table:table-cell/>
          <table:table-cell table:style-name="ce182"/>
          <table:table-cell office:value-type="float" office:value="-51.99" calcext:value-type="float">
            <text:p>-51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272" office:value-type="string" calcext:value-type="string">
            <text:p>yemek</text:p>
          </table:table-cell>
          <table:table-cell/>
          <table:table-cell table:style-name="ce182"/>
          <table:table-cell office:value-type="float" office:value="-379" calcext:value-type="float">
            <text:p>-379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272" office:value-type="string" calcext:value-type="string">
            <text:p>yemek</text:p>
          </table:table-cell>
          <table:table-cell/>
          <table:table-cell table:style-name="ce182"/>
          <table:table-cell office:value-type="float" office:value="-510" calcext:value-type="float">
            <text:p>-51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272" office:value-type="string" calcext:value-type="string">
            <text:p>istanbulkart</text:p>
          </table:table-cell>
          <table:table-cell/>
          <table:table-cell table:style-name="ce182"/>
          <table:table-cell office:value-type="float" office:value="-51.99" calcext:value-type="float">
            <text:p>-51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272" office:value-type="string" calcext:value-type="string">
            <text:p>marm royal</text:p>
          </table:table-cell>
          <table:table-cell/>
          <table:table-cell table:style-name="ce182"/>
          <table:table-cell office:value-type="float" office:value="-54.77" calcext:value-type="float">
            <text:p>-54,7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272" office:value-type="string" calcext:value-type="string">
            <text:p>tcdd yht <text:s/>248 + 211</text:p>
          </table:table-cell>
          <table:table-cell/>
          <table:table-cell table:style-name="ce182"/>
          <table:table-cell office:value-type="float" office:value="-459" calcext:value-type="float">
            <text:p>-459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272" office:value-type="string" calcext:value-type="string">
            <text:p>tcdd yht yasemin dönüş</text:p>
          </table:table-cell>
          <table:table-cell/>
          <table:table-cell table:style-name="ce182"/>
          <table:table-cell office:value-type="float" office:value="-211" calcext:value-type="float">
            <text:p>-211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78:.E91])" office:value-type="float" office:value="-1174.72" calcext:value-type="float">
            <text:p>-1174,7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35" office:value-type="string" calcext:value-type="string">
            <text:p>erenler pide <text:s/></text:p>
          </table:table-cell>
          <table:table-cell table:style-name="ce235" table:number-columns-repeated="2"/>
          <table:table-cell office:value-type="float" office:value="-122.33" calcext:value-type="float">
            <text:p>-122,33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35" office:value-type="string" calcext:value-type="string">
            <text:p>trafik cezası atila</text:p>
          </table:table-cell>
          <table:table-cell table:style-name="ce235" table:number-columns-repeated="2"/>
          <table:table-cell office:value-type="float" office:value="-713.25" calcext:value-type="float">
            <text:p>-713,25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235" office:value-type="string" calcext:value-type="string">
            <text:p>erenler pide </text:p>
          </table:table-cell>
          <table:table-cell table:style-name="ce235" table:number-columns-repeated="2"/>
          <table:table-cell office:value-type="float" office:value="-41.98" calcext:value-type="float">
            <text:p>-41,98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235" office:value-type="string" calcext:value-type="string">
            <text:p>erenler pide </text:p>
          </table:table-cell>
          <table:table-cell table:style-name="ce235" table:number-columns-repeated="2"/>
          <table:table-cell office:value-type="float" office:value="-130.93" calcext:value-type="float">
            <text:p>-130,93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235" office:value-type="string" calcext:value-type="string">
            <text:p>erenler pide </text:p>
          </table:table-cell>
          <table:table-cell table:style-name="ce235" table:number-columns-repeated="2"/>
          <table:table-cell office:value-type="float" office:value="-166.23" calcext:value-type="float">
            <text:p>-166,23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235" office:value-type="string" calcext:value-type="string">
            <text:p>hesap kesim</text:p>
          </table:table-cell>
          <table:table-cell table:style-name="ce235" table:number-columns-repeated="2"/>
          <table:table-cell/>
          <table:table-cell table:style-name="ce159"/>
          <table:table-cell table:number-columns-repeated="1018"/>
        </table:table-row>
        <table:table-row table:style-name="ro3" table:number-rows-repeated="6">
          <table:table-cell/>
          <table:table-cell table:style-name="ce23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2022 Şubat <text:s/>Devir</text:p>
          </table:table-cell>
          <table:table-cell table:style-name="ce218"/>
          <table:table-cell table:style-name="ce255"/>
          <table:table-cell table:style-name="ce263" table:formula="of:=SUM([.E94:.E132])" office:value-type="float" office:value="218608.27" calcext:value-type="float">
            <text:p>218608,2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style-name="ce154" table:number-columns-repeated="2"/>
          <table:table-cell table:style-name="ce232" office:value-type="float" office:value="32000" calcext:value-type="float">
            <text:p>32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style-name="ce154" table:number-columns-repeated="2"/>
          <table:table-cell table:style-name="ce232" office:value-type="float" office:value="48288" calcext:value-type="float">
            <text:p>48.2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style-name="ce154" table:number-columns-repeated="2"/>
          <table:table-cell table:style-name="ce232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style-name="ce154" table:number-columns-repeated="2"/>
          <table:table-cell table:style-name="ce232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 iş satış</text:p>
          </table:table-cell>
          <table:table-cell table:style-name="ce154" office:value-type="float" office:value="1092.16" calcext:value-type="float">
            <text:p>1.092,16</text:p>
          </table:table-cell>
          <table:table-cell table:style-name="ce154" office:value-type="float" office:value="111" calcext:value-type="float">
            <text:p>111,00</text:p>
          </table:table-cell>
          <table:table-cell table:style-name="ce232" table:formula="of:=[.D98]*[.C98]" office:value-type="float" office:value="121229.76" calcext:value-type="float">
            <text:p>121.229,7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 iş satış</text:p>
          </table:table-cell>
          <table:table-cell table:style-name="ce154" office:value-type="float" office:value="18.7968" calcext:value-type="float">
            <text:p>18,80</text:p>
          </table:table-cell>
          <table:table-cell table:style-name="ce154" office:value-type="float" office:value="850" calcext:value-type="float">
            <text:p>850,00</text:p>
          </table:table-cell>
          <table:table-cell table:style-name="ce232" table:formula="of:=[.D99]*[.C99]" office:value-type="float" office:value="15977.28" calcext:value-type="float">
            <text:p>15.977,2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 iş satış</text:p>
          </table:table-cell>
          <table:table-cell table:style-name="ce154" office:value-type="float" office:value="19.8569" calcext:value-type="float">
            <text:p>19,86</text:p>
          </table:table-cell>
          <table:table-cell table:style-name="ce154" office:value-type="float" office:value="100" calcext:value-type="float">
            <text:p>100,00</text:p>
          </table:table-cell>
          <table:table-cell table:style-name="ce232" table:formula="of:=[.D100]*[.C100]" office:value-type="float" office:value="1985.69" calcext:value-type="float">
            <text:p>1.985,6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style-name="ce154" table:number-columns-repeated="2"/>
          <table:table-cell table:style-name="ce232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159" table:formula="of:=[.H2]" office:value-type="float" office:value="-872.46" calcext:value-type="float">
            <text:p>-872,46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6361" calcext:value-type="float">
            <text:p>16.361,00</text:p>
          </table:table-cell>
          <table:table-cell table:style-name="ce241" table:formula="of:=SUM([.E4:.E25])" office:value-type="float" office:value="-48223.64" calcext:value-type="float">
            <text:p>-48.223,64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11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1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-30374" calcext:value-type="float">
            <text:p>-30.374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35"/>
          <table:table-cell table:style-name="ce235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2-28" calcext:value-type="date">
            <text:p>28.02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2-28" calcext:value-type="date">
            <text:p>28.02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7" office:value-type="date" office:date-value="2023-02-28" calcext:value-type="date">
            <text:p>28.02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-30374" calcext:value-type="float">
            <text:p>-3037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27" calcext:value-type="date">
            <text:p>27.02.2023</text:p>
          </table:table-cell>
          <table:table-cell table:style-name="ce235" office:value-type="string" calcext:value-type="string">
            <text:p>yasemin okul </text:p>
          </table:table-cell>
          <table:table-cell table:style-name="ce235" table:number-columns-repeated="2"/>
          <table:table-cell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5361" calcext:value-type="float">
            <text:p>15.361,00</text:p>
          </table:table-cell>
          <table:table-cell table:style-name="ce241" table:formula="of:=SUM([.E4:.E25])" office:value-type="float" office:value="-17194.91" calcext:value-type="float">
            <text:p>-17.194,91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12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2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17" office:value-type="date" office:date-value="2023-03-31" calcext:value-type="date">
            <text:p>31.03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3-31" calcext:value-type="date">
            <text:p>31.03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3-31" calcext:value-type="date">
            <text:p>31.03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25361" calcext:value-type="float">
            <text:p>25.361,00</text:p>
          </table:table-cell>
          <table:table-cell table:style-name="ce241" table:formula="of:=SUM([.E4:.E25])" office:value-type="float" office:value="-18735.85" calcext:value-type="float">
            <text:p>-18.7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1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33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6461" calcext:value-type="float">
            <text:p>16.461,00</text:p>
          </table:table-cell>
          <table:table-cell table:style-name="ce241" table:formula="of:=SUM([.E4:.E25])" office:value-type="float" office:value="-19635.85" calcext:value-type="float">
            <text:p>-19.6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86461" calcext:value-type="float">
            <text:p>86.461,00</text:p>
          </table:table-cell>
          <table:table-cell table:style-name="ce241" table:formula="of:=SUM([.E4:.E25])" office:value-type="float" office:value="-19635.85" calcext:value-type="float">
            <text:p>-19.6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33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121350" calcext:value-type="float">
            <text:p>121.350,00</text:p>
          </table:table-cell>
          <table:table-cell table:style-name="ce241" table:formula="of:=SUM([.E4:.E26])" office:value-type="float" office:value="-19635.85" calcext:value-type="float">
            <text:p>-19.635,85</text:p>
          </table:table-cell>
          <table:table-cell table:style-name="ce241" table:formula="of:=SUM([.F4:.F28])" office:value-type="float" office:value="0" calcext:value-type="float">
            <text:p>0,00</text:p>
          </table:table-cell>
          <table:table-cell table:style-name="ce241" table:formula="of:=SUM([.G4:.G28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4]" office:value-type="float" office:value="0" calcext:value-type="float">
            <text:p>0,00</text:p>
          </table:table-cell>
          <table:table-cell table:style-name="ce15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33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17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33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5:.D42])" office:value-type="float" office:value="0" calcext:value-type="float">
            <text:p>0,00</text:p>
          </table:table-cell>
          <table:table-cell table:style-name="ce246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13850" calcext:value-type="float">
            <text:p>13.850,00</text:p>
          </table:table-cell>
          <table:table-cell table:style-name="ce241" table:formula="of:=SUM([.E4:.E26])" office:value-type="float" office:value="-73524.74" calcext:value-type="float">
            <text:p>-73.524,74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4]" office:value-type="float" office:value="0" calcext:value-type="float">
            <text:p>0,00</text:p>
          </table:table-cell>
          <table:table-cell table:style-name="ce15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5:.D42])" office:value-type="float" office:value="0" calcext:value-type="float">
            <text:p>0,00</text:p>
          </table:table-cell>
          <table:table-cell table:style-name="ce246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/>
          <table:table-cell/>
          <table:table-cell table:style-name="ce235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93850" calcext:value-type="float">
            <text:p>193.850,00</text:p>
          </table:table-cell>
          <table:table-cell table:style-name="ce241" table:formula="of:=SUM([.E4:.E25])" office:value-type="float" office:value="-20335.85" calcext:value-type="float">
            <text:p>-20.3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33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33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7" table:default-cell-style-name="ce258"/>
        <table:table-column table:style-name="co12" table:default-cell-style-name="Default"/>
        <table:table-column table:style-name="co32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33850" calcext:value-type="float">
            <text:p>133.850,00</text:p>
          </table:table-cell>
          <table:table-cell table:style-name="ce241" table:formula="of:=SUM([.E4:.E25])" office:value-type="float" office:value="-20335.85" calcext:value-type="float">
            <text:p>-20.3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-1624.9544" calcext:value-type="float">
            <text:p>-1.624,95</text:p>
          </table:table-cell>
          <table:table-cell table:style-name="ce241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style-name="ce159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style-name="ce159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59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59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59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5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style-name="ce159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59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159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33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style-name="ce159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287" office:value-type="percentage" office:value="0.23482" calcext:value-type="percentage">
            <text:p>23,482%</text:p>
          </table:table-cell>
          <table:table-cell table:style-name="ce233"/>
          <table:table-cell table:number-columns-repeated="2"/>
          <table:table-cell table:style-name="ce258" table:formula="of:=[02_23.F7]*[.C24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style-name="ce159"/>
          <table:table-cell table:number-columns-repeated="1018"/>
        </table:table-row>
        <table:table-row table:style-name="ro3">
          <table:table-cell table:number-columns-repeated="4"/>
          <table:table-cell table:style-name="ce159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number-columns-repeated="1019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/>
          <table:table-cell table:style-name="ce159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59"/>
          <table:table-cell table:number-columns-repeated="1018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/>
          <table:table-cell table:style-name="ce159"/>
          <table:table-cell table:number-columns-repeated="1018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/>
          <table:table-cell table:style-name="ce159"/>
          <table:table-cell table:number-columns-repeated="1018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/>
          <table:table-cell table:style-name="ce159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/>
          <table:table-cell table:style-name="ce159"/>
          <table:table-cell table:number-columns-repeated="1018"/>
        </table:table-row>
        <table:table-row table:style-name="ro3">
          <table:table-cell table:style-name="ce217"/>
          <table:table-cell table:style-name="ce23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4" table:number-columns-repeated="2" table:default-cell-style-name="Default"/>
        <table:table-column table:style-name="co33" table:default-cell-style-name="Default"/>
        <table:table-column table:style-name="co14" table:number-columns-repeated="3" table:default-cell-style-name="ce154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283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217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217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17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217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217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217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217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217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17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217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217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217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217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217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217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217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27]+[.D28]-[.E28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28]+[.D29]-[.E29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29]+[.D30]-[.E30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30]+[.D31]-[.E31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31]+[.D32]-[.E32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5278" calcext:value-type="float">
            <text:p>5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6" table:default-cell-style-name="Default"/>
        <table:table-column table:style-name="co37" table:default-cell-style-name="ce193"/>
        <table:table-column table:style-name="co38" table:default-cell-style-name="ce154"/>
        <table:table-column table:style-name="co12" table:default-cell-style-name="ce154"/>
        <table:table-column table:style-name="co39" table:default-cell-style-name="ce154"/>
        <table:table-column table:style-name="co40" table:default-cell-style-name="Default"/>
        <table:table-row table:style-name="ro1">
          <table:table-cell table:style-name="ce140"/>
          <table:table-cell table:style-name="ce144"/>
          <table:table-cell table:style-name="ce149" office:value-type="string" calcext:value-type="string">
            <text:p>TAHMİNİ</text:p>
          </table:table-cell>
          <table:table-cell table:style-name="ce155"/>
          <table:table-cell table:style-name="ce145"/>
          <table:table-cell table:style-name="ce149" office:value-type="string" calcext:value-type="string">
            <text:p>GERÇEKLEŞEN</text:p>
          </table:table-cell>
          <table:table-cell table:style-name="ce155"/>
          <table:table-cell table:style-name="ce160"/>
          <table:table-cell table:style-name="ce168"/>
          <table:table-cell table:style-name="ce189"/>
          <table:table-cell table:style-name="ce194" office:value-type="percentage" office:value="0.23471" calcext:value-type="percentage">
            <text:p>%23,47</text:p>
          </table:table-cell>
          <table:table-cell table:style-name="ce194" table:formula="of:=1-[.K1]" office:value-type="percentage" office:value="0.76529" calcext:value-type="percentage">
            <text:p>%76,53</text:p>
          </table:table-cell>
          <table:table-cell table:style-name="ce197"/>
          <table:table-cell table:style-name="ce189" office:value-type="string" calcext:value-type="string">
            <text:p>HC</text:p>
          </table:table-cell>
        </table:table-row>
        <table:table-row table:style-name="ro1">
          <table:table-cell table:style-name="ce140" office:value-type="float" office:value="-2022" calcext:value-type="float">
            <text:p>-2022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<text:s/>BAKİYE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BAKİYE</text:p>
          </table:table-cell>
          <table:table-cell table:style-name="ce160"/>
          <table:table-cell table:style-name="ce168"/>
          <table:table-cell table:style-name="ce190" office:value-type="string" calcext:value-type="string">
            <text:p>kR</text:p>
          </table:table-cell>
          <table:table-cell table:style-name="ce197" office:value-type="string" calcext:value-type="string">
            <text:p>nzn</text:p>
          </table:table-cell>
          <table:table-cell table:style-name="ce197" office:value-type="string" calcext:value-type="string">
            <text:p>hc</text:p>
          </table:table-cell>
          <table:table-cell table:style-name="ce197" office:value-type="string" calcext:value-type="string">
            <text:p>Hc 1/1</text:p>
          </table:table-cell>
          <table:table-cell table:style-name="ce189" office:value-type="string" calcext:value-type="string">
            <text:p>TPL</text:p>
          </table:table-cell>
        </table:table-row>
        <table:table-row table:style-name="ro2">
          <table:table-cell table:style-name="ce141" office:value-type="string" calcext:value-type="string">
            <text:p>Ocak</text:p>
          </table:table-cell>
          <table:table-cell table:style-name="ce146" table:formula="of:=[$22_1.D2]" office:value-type="float" office:value="7333.3" calcext:value-type="float">
            <text:p>7.333,30</text:p>
          </table:table-cell>
          <table:table-cell table:style-name="ce151" table:formula="of:=[$22_1.E2]" office:value-type="float" office:value="-6834.05" calcext:value-type="float">
            <text:p>-6.834,05</text:p>
          </table:table-cell>
          <table:table-cell table:style-name="ce156" table:formula="of:=[.B3]+[.C3]" office:value-type="float" office:value="499.25" calcext:value-type="float">
            <text:p>499,25</text:p>
          </table:table-cell>
          <table:table-cell table:style-name="ce146" table:formula="of:=[$22_1.F2]" office:value-type="float" office:value="46462.64" calcext:value-type="float">
            <text:p>46.462,64</text:p>
          </table:table-cell>
          <table:table-cell table:style-name="ce151" table:formula="of:=[$22_1.G2]" office:value-type="float" office:value="-6834.05" calcext:value-type="float">
            <text:p>-6.834,05</text:p>
          </table:table-cell>
          <table:table-cell table:style-name="ce158" table:formula="of:=[.E3]+[.F3]" office:value-type="float" office:value="39628.59" calcext:value-type="float">
            <text:p>39.628,59</text:p>
          </table:table-cell>
          <table:table-cell table:style-name="ce161"/>
          <table:table-cell table:style-name="ce173" office:value-type="string" calcext:value-type="string">
            <text:p>dgs</text:p>
          </table:table-cell>
          <table:table-cell table:style-name="ce191" office:value-type="float" office:value="36" calcext:value-type="float">
            <text:p>36</text:p>
          </table:table-cell>
          <table:table-cell table:style-name="ce201"/>
          <table:table-cell table:style-name="Default"/>
          <table:table-cell table:style-name="ce345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1" office:value-type="string" calcext:value-type="string">
            <text:p>Şubat</text:p>
          </table:table-cell>
          <table:table-cell table:style-name="ce146" table:formula="of:=[$22_2.D2]" office:value-type="float" office:value="10567.09" calcext:value-type="float">
            <text:p>10.567,09</text:p>
          </table:table-cell>
          <table:table-cell table:style-name="ce151" table:formula="of:=[$22_2.E2]" office:value-type="float" office:value="-21938.15" calcext:value-type="float">
            <text:p>-21.938,15</text:p>
          </table:table-cell>
          <table:table-cell table:style-name="ce156" table:formula="of:=[.B4]+[.C4]+[.D3]" office:value-type="float" office:value="-10871.81" calcext:value-type="float">
            <text:p>-10.871,81</text:p>
          </table:table-cell>
          <table:table-cell table:style-name="ce146" table:formula="of:=[$22_2.F2]" office:value-type="float" office:value="11567.09" calcext:value-type="float">
            <text:p>11.567,09</text:p>
          </table:table-cell>
          <table:table-cell table:style-name="ce151" table:formula="of:=[$22_2.G2]" office:value-type="float" office:value="-21938.15" calcext:value-type="float">
            <text:p>-21.938,15</text:p>
          </table:table-cell>
          <table:table-cell table:style-name="ce158" table:formula="of:=[.E4]+[.F4]+[.G3]" office:value-type="float" office:value="29257.53" calcext:value-type="float">
            <text:p>29.257,53</text:p>
          </table:table-cell>
          <table:table-cell table:style-name="ce161"/>
          <table:table-cell table:style-name="ce173" office:value-type="string" calcext:value-type="string">
            <text:p>tzg</text:p>
          </table:table-cell>
          <table:table-cell table:style-name="ce191" office:value-type="float" office:value="19.8" calcext:value-type="float">
            <text:p>19,8</text:p>
          </table:table-cell>
          <table:table-cell table:style-name="ce201"/>
          <table:table-cell table:style-name="Default"/>
          <table:table-cell table:style-name="ce213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1" office:value-type="string" calcext:value-type="string">
            <text:p>Mart</text:p>
          </table:table-cell>
          <table:table-cell table:style-name="ce146" table:formula="of:=[$'03'.D2]" office:value-type="float" office:value="36859.61" calcext:value-type="float">
            <text:p>36.859,61</text:p>
          </table:table-cell>
          <table:table-cell table:style-name="ce151" table:formula="of:=[$'03'.E2]" office:value-type="float" office:value="-30109.3" calcext:value-type="float">
            <text:p>-30.109,30</text:p>
          </table:table-cell>
          <table:table-cell table:style-name="ce156" table:formula="of:=[.B5]+[.C5]+[.D4]" office:value-type="float" office:value="-4121.5" calcext:value-type="float">
            <text:p>-4.121,50</text:p>
          </table:table-cell>
          <table:table-cell table:style-name="ce146" table:formula="of:=[$'03'.F2]" office:value-type="float" office:value="35859.61" calcext:value-type="float">
            <text:p>35.859,61</text:p>
          </table:table-cell>
          <table:table-cell table:style-name="ce151" table:formula="of:=[$'03'.G2]" office:value-type="float" office:value="-30109.3" calcext:value-type="float">
            <text:p>-30.109,30</text:p>
          </table:table-cell>
          <table:table-cell table:style-name="ce158" table:formula="of:=[.E5]+[.F5]+[.G4]" office:value-type="float" office:value="35007.84" calcext:value-type="float">
            <text:p>35.007,84</text:p>
          </table:table-cell>
          <table:table-cell table:style-name="ce161"/>
          <table:table-cell table:style-name="ce182" office:value-type="string" calcext:value-type="string">
            <text:p>maaş</text:p>
          </table:table-cell>
          <table:table-cell table:style-name="Default" table:number-columns-repeated="4"/>
          <table:table-cell table:style-name="ce213" office:value-type="float" office:value="46.1" calcext:value-type="float">
            <text:p>46,10</text:p>
          </table:table-cell>
        </table:table-row>
        <table:table-row table:style-name="ro3">
          <table:table-cell table:style-name="ce141" office:value-type="string" calcext:value-type="string">
            <text:p>Nisan</text:p>
          </table:table-cell>
          <table:table-cell table:style-name="ce146" table:formula="of:=[$'04'.D2]" office:value-type="float" office:value="15937.59" calcext:value-type="float">
            <text:p>15.937,59</text:p>
          </table:table-cell>
          <table:table-cell table:style-name="ce151" table:formula="of:=[$'04'.E2]" office:value-type="float" office:value="-11790.68" calcext:value-type="float">
            <text:p>-11.790,68</text:p>
          </table:table-cell>
          <table:table-cell table:style-name="ce156" table:formula="of:=[.B6]+[.C6]+[.D5]" office:value-type="float" office:value="25.4100000000035" calcext:value-type="float">
            <text:p>25,41</text:p>
          </table:table-cell>
          <table:table-cell table:style-name="ce146" table:formula="of:=[$'04'.F2]" office:value-type="float" office:value="17940.28" calcext:value-type="float">
            <text:p>17.940,28</text:p>
          </table:table-cell>
          <table:table-cell table:style-name="ce151" table:formula="of:=[$'04'.G2]" office:value-type="float" office:value="-11140.68" calcext:value-type="float">
            <text:p>-11.140,68</text:p>
          </table:table-cell>
          <table:table-cell table:style-name="ce158" table:formula="of:=[.E6]+[.F6]+[.G5]" office:value-type="float" office:value="41807.44" calcext:value-type="float">
            <text:p>41.807,44</text:p>
          </table:table-cell>
          <table:table-cell table:style-name="ce161"/>
          <table:table-cell table:style-name="ce173" office:value-type="string" calcext:value-type="string">
            <text:p>ap</text:p>
          </table:table-cell>
          <table:table-cell table:style-name="ce191" office:value-type="float" office:value="60" calcext:value-type="float">
            <text:p>60</text:p>
          </table:table-cell>
          <table:table-cell table:style-name="ce201"/>
          <table:table-cell table:style-name="Default"/>
          <table:table-cell table:style-name="ce213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1" office:value-type="string" calcext:value-type="string">
            <text:p>Mayıs</text:p>
          </table:table-cell>
          <table:table-cell table:style-name="ce146" table:formula="of:=[$'05'.D2]" office:value-type="float" office:value="11328.34" calcext:value-type="float">
            <text:p>11.328,34</text:p>
          </table:table-cell>
          <table:table-cell table:style-name="ce151" table:formula="of:=[$'05'.E2]" office:value-type="float" office:value="-7712.66" calcext:value-type="float">
            <text:p>-7.712,66</text:p>
          </table:table-cell>
          <table:table-cell table:style-name="ce156" table:formula="of:=[.B7]+[.C7]+[.D6]" office:value-type="float" office:value="3641.09" calcext:value-type="float">
            <text:p>3.641,09</text:p>
          </table:table-cell>
          <table:table-cell table:style-name="ce146" table:formula="of:=[$'05'.F2]" office:value-type="float" office:value="9522.37" calcext:value-type="float">
            <text:p>9.522,37</text:p>
          </table:table-cell>
          <table:table-cell table:style-name="ce151" table:formula="of:=[$'05'.G2]" office:value-type="float" office:value="-7722.66" calcext:value-type="float">
            <text:p>-7.722,66</text:p>
          </table:table-cell>
          <table:table-cell table:style-name="ce158" table:formula="of:=[.E7]+[.F7]+[.G6]" office:value-type="float" office:value="43607.15" calcext:value-type="float">
            <text:p>43.607,15</text:p>
          </table:table-cell>
          <table:table-cell table:style-name="ce161"/>
          <table:table-cell table:style-name="ce173" office:value-type="string" calcext:value-type="string">
            <text:p>ls</text:p>
          </table:table-cell>
          <table:table-cell table:style-name="ce191" office:value-type="float" office:value="95" calcext:value-type="float">
            <text:p>95</text:p>
          </table:table-cell>
          <table:table-cell table:style-name="ce201"/>
          <table:table-cell table:style-name="Default"/>
          <table:table-cell table:style-name="ce213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1" office:value-type="string" calcext:value-type="string">
            <text:p>Haziran</text:p>
          </table:table-cell>
          <table:table-cell table:style-name="ce146" table:formula="of:=[$'06'.D2]" office:value-type="float" office:value="17837.05" calcext:value-type="float">
            <text:p>17.837,05</text:p>
          </table:table-cell>
          <table:table-cell table:style-name="ce151" table:formula="of:=[$'06'.E2]" office:value-type="float" office:value="-28058.1" calcext:value-type="float">
            <text:p>-28.058,10</text:p>
          </table:table-cell>
          <table:table-cell table:style-name="ce156" table:formula="of:=[.B8]+[.C8]+[.D7]" office:value-type="float" office:value="-6579.96" calcext:value-type="float">
            <text:p>-6.579,96</text:p>
          </table:table-cell>
          <table:table-cell table:style-name="ce146" table:formula="of:=[$'06'.F2]" office:value-type="float" office:value="16654.19" calcext:value-type="float">
            <text:p>16.654,19</text:p>
          </table:table-cell>
          <table:table-cell table:style-name="ce151" table:formula="of:=[$'06'.G2]" office:value-type="float" office:value="-28058.1" calcext:value-type="float">
            <text:p>-28.058,10</text:p>
          </table:table-cell>
          <table:table-cell table:style-name="ce158" table:formula="of:=[.E8]+[.F8]+[.G7]" office:value-type="float" office:value="32203.24" calcext:value-type="float">
            <text:p>32.203,24</text:p>
          </table:table-cell>
          <table:table-cell table:style-name="ce16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1" office:value-type="string" calcext:value-type="string">
            <text:p>Temmuz</text:p>
          </table:table-cell>
          <table:table-cell table:style-name="ce146" table:formula="of:=[$'07'.D2]" office:value-type="float" office:value="27131.07" calcext:value-type="float">
            <text:p>27.131,07</text:p>
          </table:table-cell>
          <table:table-cell table:style-name="ce151" table:formula="of:=[$'07'.E2]" office:value-type="float" office:value="-17400.82" calcext:value-type="float">
            <text:p>-17.400,82</text:p>
          </table:table-cell>
          <table:table-cell table:style-name="ce156" table:formula="of:=[.B9]+[.C9]+[.D8]" office:value-type="float" office:value="3150.29" calcext:value-type="float">
            <text:p>3.150,29</text:p>
          </table:table-cell>
          <table:table-cell table:style-name="ce146" table:formula="of:=[$'07'.F2]" office:value-type="float" office:value="16133.3" calcext:value-type="float">
            <text:p>16.133,30</text:p>
          </table:table-cell>
          <table:table-cell table:style-name="ce151" table:formula="of:=[$'07'.G2]" office:value-type="float" office:value="-20600.82" calcext:value-type="float">
            <text:p>-20.600,82</text:p>
          </table:table-cell>
          <table:table-cell table:style-name="ce158" table:formula="of:=[.E9]+[.F9]+[.G8]" office:value-type="float" office:value="27735.72" calcext:value-type="float">
            <text:p>27.735,72</text:p>
          </table:table-cell>
          <table:table-cell table:style-name="ce161"/>
          <table:table-cell table:style-name="ce173" office:value-type="string" calcext:value-type="string">
            <text:p>sA</text:p>
          </table:table-cell>
          <table:table-cell table:style-name="ce191" office:value-type="float" office:value="42" calcext:value-type="float">
            <text:p>42</text:p>
          </table:table-cell>
          <table:table-cell table:style-name="ce201" table:formula="of:=[.J9]*[.$K$1]" office:value-type="float" office:value="9.85782" calcext:value-type="float">
            <text:p>9,86</text:p>
          </table:table-cell>
          <table:table-cell table:style-name="ce201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Ağustos</text:p>
          </table:table-cell>
          <table:table-cell table:style-name="ce146" table:formula="of:=[$'08'.D2]" office:value-type="float" office:value="34617.91" calcext:value-type="float">
            <text:p>34.617,91</text:p>
          </table:table-cell>
          <table:table-cell table:style-name="ce151" table:formula="of:=[$'08'.E2]" office:value-type="float" office:value="-11695.35" calcext:value-type="float">
            <text:p>-11.695,35</text:p>
          </table:table-cell>
          <table:table-cell table:style-name="ce156" table:formula="of:=[.B10]+[.C10]+[.D9]" office:value-type="float" office:value="26072.85" calcext:value-type="float">
            <text:p>26.072,85</text:p>
          </table:table-cell>
          <table:table-cell table:style-name="ce146" table:formula="of:=[$'08'.F2]" office:value-type="float" office:value="102061.66" calcext:value-type="float">
            <text:p>102.061,66</text:p>
          </table:table-cell>
          <table:table-cell table:style-name="ce151" table:formula="of:=[$'08'.G2]" office:value-type="float" office:value="-33894.33" calcext:value-type="float">
            <text:p>-33.894,33</text:p>
          </table:table-cell>
          <table:table-cell table:style-name="ce158" table:formula="of:=[.E10]+[.F10]+[.G9]" office:value-type="float" office:value="95903.05" calcext:value-type="float">
            <text:p>95.903,05</text:p>
          </table:table-cell>
          <table:table-cell table:style-name="ce161"/>
          <table:table-cell table:style-name="ce173" office:value-type="string" calcext:value-type="string">
            <text:p>sB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table:formula="of:=[.J10]*[.$K$1]" office:value-type="float" office:value="19.71564" calcext:value-type="float">
            <text:p>19,72</text:p>
          </table:table-cell>
          <table:table-cell table:style-name="ce201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Eylül</text:p>
          </table:table-cell>
          <table:table-cell table:style-name="ce146" table:formula="of:=[$'09'.D2]" office:value-type="float" office:value="66162.31" calcext:value-type="float">
            <text:p>66.162,31</text:p>
          </table:table-cell>
          <table:table-cell table:style-name="ce151" table:formula="of:=[$'09'.E2]" office:value-type="float" office:value="-61978.72" calcext:value-type="float">
            <text:p>-61.978,72</text:p>
          </table:table-cell>
          <table:table-cell table:style-name="ce156" table:formula="of:=[.B11]+[.C11]+[.D10]" office:value-type="float" office:value="30256.44" calcext:value-type="float">
            <text:p>30.256,44</text:p>
          </table:table-cell>
          <table:table-cell table:style-name="ce146" table:formula="of:=[$'09'.F2]" office:value-type="float" office:value="9260.5" calcext:value-type="float">
            <text:p>9.260,50</text:p>
          </table:table-cell>
          <table:table-cell table:style-name="ce151" table:formula="of:=[$'09'.G2]" office:value-type="float" office:value="-25729.24" calcext:value-type="float">
            <text:p>-25.729,24</text:p>
          </table:table-cell>
          <table:table-cell table:style-name="ce158" table:formula="of:=[.E11]+[.F11]+[.G10]" office:value-type="float" office:value="79434.31" calcext:value-type="float">
            <text:p>79.434,31</text:p>
          </table:table-cell>
          <table:table-cell table:style-name="ce161"/>
          <table:table-cell table:style-name="ce173" office:value-type="string" calcext:value-type="string">
            <text:p>sCD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table:formula="of:=[.J11]*[.$K$1]" office:value-type="float" office:value="19.71564" calcext:value-type="float">
            <text:p>19,72</text:p>
          </table:table-cell>
          <table:table-cell table:style-name="ce201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Ekim</text:p>
          </table:table-cell>
          <table:table-cell table:style-name="ce146" table:formula="of:=[$'10'.D2]" office:value-type="float" office:value="23872.2" calcext:value-type="float">
            <text:p>23.872,20</text:p>
          </table:table-cell>
          <table:table-cell table:style-name="ce151" table:formula="of:=[$'10'.E2]" office:value-type="float" office:value="-33587.82" calcext:value-type="float">
            <text:p>-33.587,82</text:p>
          </table:table-cell>
          <table:table-cell table:style-name="ce156" table:formula="of:=[.B12]+[.C12]+[.D11]" office:value-type="float" office:value="20540.82" calcext:value-type="float">
            <text:p>20.540,82</text:p>
          </table:table-cell>
          <table:table-cell table:style-name="ce146" table:formula="of:=[$'10'.F2]" office:value-type="float" office:value="79418.41" calcext:value-type="float">
            <text:p>79.418,41</text:p>
          </table:table-cell>
          <table:table-cell table:style-name="ce151" table:formula="of:=[$'10'.G2]" office:value-type="float" office:value="-90424.32" calcext:value-type="float">
            <text:p>-90.424,32</text:p>
          </table:table-cell>
          <table:table-cell table:style-name="ce158" table:formula="of:=[.E12]+[.F12]+[.G11]" office:value-type="float" office:value="68428.4" calcext:value-type="float">
            <text:p>68.428,40</text:p>
          </table:table-cell>
          <table:table-cell table:style-name="ce161"/>
          <table:table-cell table:style-name="ce173" office:value-type="string" calcext:value-type="string">
            <text:p>sE</text:p>
          </table:table-cell>
          <table:table-cell table:style-name="ce191" office:value-type="float" office:value="45" calcext:value-type="float">
            <text:p>45</text:p>
          </table:table-cell>
          <table:table-cell table:style-name="ce201" table:formula="of:=[.J12]*[.$K$1]" office:value-type="float" office:value="10.56195" calcext:value-type="float">
            <text:p>10,56</text:p>
          </table:table-cell>
          <table:table-cell table:style-name="ce201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0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1" office:value-type="string" calcext:value-type="string">
            <text:p>Kasım</text:p>
          </table:table-cell>
          <table:table-cell table:style-name="ce146" table:formula="of:=[$'11'.D2]" office:value-type="float" office:value="179191.62" calcext:value-type="float">
            <text:p>179.191,62</text:p>
          </table:table-cell>
          <table:table-cell table:style-name="ce151" table:formula="of:=[$'11'.E2]" office:value-type="float" office:value="-14175.82" calcext:value-type="float">
            <text:p>-14.175,82</text:p>
          </table:table-cell>
          <table:table-cell table:style-name="ce156" table:formula="of:=[.B13]+[.C13]+[.D12]" office:value-type="float" office:value="185556.62" calcext:value-type="float">
            <text:p>185.556,62</text:p>
          </table:table-cell>
          <table:table-cell table:style-name="ce146" table:formula="of:=[$'11'.F2]" office:value-type="float" office:value="178439.6" calcext:value-type="float">
            <text:p>178.439,60</text:p>
          </table:table-cell>
          <table:table-cell table:style-name="ce151" table:formula="of:=[$'11'.G2]" office:value-type="float" office:value="-18452.8" calcext:value-type="float">
            <text:p>-18.452,80</text:p>
          </table:table-cell>
          <table:table-cell table:style-name="ce158" table:formula="of:=[.E13]+[.F13]+[.G12]" office:value-type="float" office:value="228415.2" calcext:value-type="float">
            <text:p>228.415,20</text:p>
          </table:table-cell>
          <table:table-cell table:style-name="ce161"/>
          <table:table-cell table:style-name="ce173" office:value-type="string" calcext:value-type="string">
            <text:p>sF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table:formula="of:=[.J13]*[.$K$1]" office:value-type="float" office:value="11.26608" calcext:value-type="float">
            <text:p>11,27</text:p>
          </table:table-cell>
          <table:table-cell table:style-name="ce201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10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1" office:value-type="string" calcext:value-type="string">
            <text:p>Aralık</text:p>
          </table:table-cell>
          <table:table-cell table:style-name="ce146" table:formula="of:=[$'12'.D2]" office:value-type="float" office:value="15475.96" calcext:value-type="float">
            <text:p>15.475,96</text:p>
          </table:table-cell>
          <table:table-cell table:style-name="ce151" table:formula="of:=[$'12'.E2]" office:value-type="float" office:value="-16961.34" calcext:value-type="float">
            <text:p>-16.961,34</text:p>
          </table:table-cell>
          <table:table-cell table:style-name="ce156" table:formula="of:=[.B14]+[.C14]+[.D13]" office:value-type="float" office:value="184071.24" calcext:value-type="float">
            <text:p>184.071,24</text:p>
          </table:table-cell>
          <table:table-cell table:style-name="ce146" table:formula="of:=[$'12'.F2]" office:value-type="float" office:value="22052.39" calcext:value-type="float">
            <text:p>22.052,39</text:p>
          </table:table-cell>
          <table:table-cell table:style-name="ce151" table:formula="of:=[$'12'.G2]" office:value-type="float" office:value="-21692.25" calcext:value-type="float">
            <text:p>-21.692,25</text:p>
          </table:table-cell>
          <table:table-cell table:style-name="ce158" table:formula="of:=[.E14]+[.F14]+[.G13]" office:value-type="float" office:value="228775.34" calcext:value-type="float">
            <text:p>228.775,34</text:p>
          </table:table-cell>
          <table:table-cell table:style-name="ce161"/>
          <table:table-cell table:style-name="ce173" office:value-type="string" calcext:value-type="string">
            <text:p>sG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table:formula="of:=[.J14]*[.$K$1]" office:value-type="float" office:value="11.26608" calcext:value-type="float">
            <text:p>11,27</text:p>
          </table:table-cell>
          <table:table-cell table:style-name="ce201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2" office:value-type="string" calcext:value-type="string">
            <text:p>TOPLAM</text:p>
          </table:table-cell>
          <table:table-cell table:style-name="ce147" table:formula="of:=SUM([.B3:.B14])" office:value-type="float" office:value="446314.05" calcext:value-type="float">
            <text:p>446.314,05</text:p>
          </table:table-cell>
          <table:table-cell table:style-name="ce152" table:formula="of:=SUM([.C3:.C14])" office:value-type="float" office:value="-262242.81" calcext:value-type="float">
            <text:p>-262.242,81</text:p>
          </table:table-cell>
          <table:table-cell table:style-name="ce342" table:formula="of:=[.B15]+[.C15]" office:value-type="float" office:value="184071.24" calcext:value-type="float">
            <text:p>184.071,24</text:p>
          </table:table-cell>
          <table:table-cell table:style-name="ce147" table:formula="of:=SUM([.E3:.E14])" office:value-type="float" office:value="545372.04" calcext:value-type="float">
            <text:p>545.372,04</text:p>
          </table:table-cell>
          <table:table-cell table:style-name="ce152" table:formula="of:=SUM([.F3:.F14])" office:value-type="float" office:value="-316596.7" calcext:value-type="float">
            <text:p>-316.596,70</text:p>
          </table:table-cell>
          <table:table-cell table:style-name="ce342" table:formula="of:=[.E15]+[.F15]" office:value-type="float" office:value="228775.34" calcext:value-type="float">
            <text:p>228.775,34</text:p>
          </table:table-cell>
          <table:table-cell table:style-name="ce161"/>
          <table:table-cell table:style-name="ce183"/>
          <table:table-cell table:style-name="ce192" table:formula="of:=SUM([.J9:.J14])" office:value-type="float" office:value="351" calcext:value-type="float">
            <text:p>351</text:p>
          </table:table-cell>
          <table:table-cell table:style-name="ce202" table:formula="of:=SUM([.K9:.K14])" office:value-type="float" office:value="82.38321" calcext:value-type="float">
            <text:p>82,38</text:p>
          </table:table-cell>
          <table:table-cell table:style-name="ce202" table:formula="of:=SUM([.L9:.L14])" office:value-type="float" office:value="268.61679" calcext:value-type="float">
            <text:p>268,62</text:p>
          </table:table-cell>
          <table:table-cell table:style-name="ce202" table:formula="of:=SUM([.M3:.M14])" office:value-type="float" office:value="86.05" calcext:value-type="float">
            <text:p>86,05</text:p>
          </table:table-cell>
          <table:table-cell table:style-name="ce202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288" office:value-type="float" office:value="12" calcext:value-type="float">
            <text:p>Tpl / 12</text:p>
          </table:table-cell>
          <table:table-cell table:style-name="ce317" table:formula="of:=[.B15]/[.A16]" office:value-type="float" office:value="37192.8375" calcext:value-type="float">
            <text:p>37.192,84</text:p>
          </table:table-cell>
          <table:table-cell table:style-name="ce320" table:formula="of:=[.C15]/[.A16]" office:value-type="float" office:value="-21853.5675" calcext:value-type="float">
            <text:p>-21.853,57</text:p>
          </table:table-cell>
          <table:table-cell table:style-name="ce320"/>
          <table:table-cell table:style-name="ce320" table:formula="of:=[.E15]/[.A16]" office:value-type="float" office:value="45447.67" calcext:value-type="float">
            <text:p>45.447,67</text:p>
          </table:table-cell>
          <table:table-cell table:style-name="ce320" table:formula="of:=[.F15]/[.A16]" office:value-type="float" office:value="-26383.0583333333" calcext:value-type="float">
            <text:p>-26.383,06</text:p>
          </table:table-cell>
          <table:table-cell table:style-name="ce320" table:formula="of:=[.G15]/[.A16]" office:value-type="float" office:value="19064.6116666667" calcext:value-type="float">
            <text:p>19.064,61</text:p>
          </table:table-cell>
          <table:table-cell table:style-name="ce163"/>
          <table:table-cell table:style-name="ce185"/>
          <table:table-cell table:style-name="ce320" table:formula="of:=[.J15]/12" office:value-type="float" office:value="29.25" calcext:value-type="float">
            <text:p>29,25</text:p>
          </table:table-cell>
          <table:table-cell table:style-name="ce320" table:formula="of:=[.K15]/12" office:value-type="float" office:value="6.8652675" calcext:value-type="float">
            <text:p>6,87</text:p>
          </table:table-cell>
          <table:table-cell table:style-name="ce320" table:formula="of:=[.L15]/12" office:value-type="float" office:value="22.3847325" calcext:value-type="float">
            <text:p>22,38</text:p>
          </table:table-cell>
          <table:table-cell table:style-name="ce320" table:formula="of:=[.M15]/12" office:value-type="float" office:value="7.17083333333333" calcext:value-type="float">
            <text:p>7,17</text:p>
          </table:table-cell>
          <table:table-cell table:style-name="ce320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4" table:number-columns-repeated="2"/>
          <table:table-cell table:number-columns-repeated="2"/>
          <table:table-cell table:style-name="ce159" table:number-columns-repeated="2"/>
          <table:table-cell table:style-name="ce182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82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01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59"/>
        <table:table-column table:style-name="co46" table:number-columns-repeated="3" table:default-cell-style-name="ce159"/>
        <table:table-column table:style-name="co14" table:default-cell-style-name="Default"/>
        <table:table-row table:style-name="ro3">
          <table:table-cell/>
          <table:table-cell table:style-name="ce348" office:value-type="float" office:value="11.1" calcext:value-type="float">
            <text:p>11,1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47" office:value-type="string" calcext:value-type="string">
            <text:p>- OCAK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3:.D57])" office:value-type="float" office:value="7333.3" calcext:value-type="float">
            <text:p>7.333,30</text:p>
          </table:table-cell>
          <table:table-cell table:style-name="ce241" table:formula="of:=SUM([.E3:.E57])" office:value-type="float" office:value="-6834.05" calcext:value-type="float">
            <text:p>-6.834,05</text:p>
          </table:table-cell>
          <table:table-cell table:style-name="ce241" table:formula="of:=SUM([.F3:.F57])" office:value-type="float" office:value="46462.64" calcext:value-type="float">
            <text:p>46.462,64</text:p>
          </table:table-cell>
          <table:table-cell table:style-name="ce241" table:formula="of:=SUM([.G3:.G57])" office:value-type="float" office:value="-6834.05" calcext:value-type="float">
            <text:p>-6.834,05</text:p>
          </table:table-cell>
          <table:table-cell table:style-name="ce24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17"/>
          <table:table-cell table:style-name="ce223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1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17" office:value-type="date" office:date-value="2022-01-13" calcext:value-type="date">
            <text:p>13.01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57" office:value-type="float" office:value="-130.3" calcext:value-type="float">
            <text:p>-130,30</text:p>
          </table:table-cell>
          <table:table-cell table:style-name="ce257"/>
          <table:table-cell table:style-name="ce25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57" office:value-type="float" office:value="-255.4" calcext:value-type="float">
            <text:p>-255,40</text:p>
          </table:table-cell>
          <table:table-cell table:style-name="ce257"/>
          <table:table-cell table:style-name="ce25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17"/>
          <table:table-cell table:style-name="ce22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17" office:value-type="date" office:date-value="2022-01-17" calcext:value-type="date">
            <text:p>17.01.2022</text:p>
          </table:table-cell>
          <table:table-cell table:style-name="ce225" office:value-type="string" calcext:value-type="string">
            <text:p>0000383215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17" office:value-type="date" office:date-value="2022-01-17" calcext:value-type="date">
            <text:p>17.01.2022</text:p>
          </table:table-cell>
          <table:table-cell table:style-name="ce225" office:value-type="string" calcext:value-type="string">
            <text:p>000374398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17"/>
          <table:table-cell table:style-name="ce22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17"/>
          <table:table-cell table:style-name="ce235" office:value-type="string" calcext:value-type="string">
            <text:p>vodafone</text:p>
          </table:table-cell>
          <table:table-cell table:style-name="ce235" table:number-columns-repeated="2"/>
          <table:table-cell table:style-name="ce257" office:value-type="float" office:value="-50" calcext:value-type="float">
            <text:p>-50,00</text:p>
          </table:table-cell>
          <table:table-cell table:style-name="ce25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17" office:value-type="date" office:date-value="2022-01-04" calcext:value-type="date">
            <text:p>04.01.2022</text:p>
          </table:table-cell>
          <table:table-cell table:style-name="ce350" office:value-type="string" calcext:value-type="string">
            <text:p>4876 KK</text:p>
          </table:table-cell>
          <table:table-cell table:style-name="ce350" office:value-type="string" calcext:value-type="string">
            <text:p>B</text:p>
          </table:table-cell>
          <table:table-cell table:style-name="ce350"/>
          <table:table-cell table:style-name="ce257" table:number-columns-repeated="2"/>
          <table:table-cell table:style-name="ce25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17"/>
          <table:table-cell table:style-name="ce235" table:number-columns-repeated="3"/>
          <table:table-cell table:style-name="ce25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1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1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1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17"/>
          <table:table-cell table:style-name="ce235" table:number-columns-repeated="3"/>
          <table:table-cell table:style-name="ce25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1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1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9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1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9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17"/>
          <table:table-cell table:number-columns-repeated="3"/>
          <table:table-cell table:style-name="ce257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14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/>
          <table:table-cell table:style-name="ce214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number-columns-repeated="8"/>
        </table:table-row>
        <table:table-row table:style-name="ro3" table:number-rows-repeated="17">
          <table:table-cell table:style-name="ce217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2">
          <table:table-cell table:style-name="ce217"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style-name="ce214" table:number-columns-repeated="3"/>
          <table:table-cell table:number-columns-repeated="5"/>
        </table:table-row>
        <table:table-row table:style-name="ro3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number-columns-repeated="5"/>
        </table:table-row>
        <table:table-row table:style-name="ro3">
          <table:table-cell/>
          <table:table-cell table:style-name="ce214" table:number-columns-repeated="3"/>
          <table:table-cell table:style-name="ce258"/>
          <table:table-cell table:number-columns-repeated="4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style-name="ce258"/>
          <table:table-cell table:number-columns-repeated="4"/>
        </table:table-row>
        <table:table-row table:style-name="ro3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47" table:default-cell-style-name="ce217"/>
        <table:table-column table:style-name="co42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48" table:default-cell-style-name="ce159"/>
        <table:table-column table:style-name="co49" table:default-cell-style-name="ce159"/>
        <table:table-column table:style-name="co50" table:default-cell-style-name="ce159"/>
        <table:table-column table:style-name="co51" table:default-cell-style-name="ce159"/>
        <table:table-row table:style-name="ro3">
          <table:table-cell table:style-name="Default"/>
          <table:table-cell table:style-name="ce348" office:value-type="float" office:value="4.81" calcext:value-type="float">
            <text:p>4,81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ŞUBAT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5:.D63])" office:value-type="float" office:value="10567.09" calcext:value-type="float">
            <text:p>10.567,09</text:p>
          </table:table-cell>
          <table:table-cell table:style-name="ce241" table:formula="of:=SUM([.E5:.E63])" office:value-type="float" office:value="-21938.15" calcext:value-type="float">
            <text:p>-21.938,15</text:p>
          </table:table-cell>
          <table:table-cell table:style-name="ce241" table:formula="of:=SUM([.F5:.F63])" office:value-type="float" office:value="11567.09" calcext:value-type="float">
            <text:p>11.567,09</text:p>
          </table:table-cell>
          <table:table-cell table:style-name="ce241" table:formula="of:=SUM([.G5:.G63])" office:value-type="float" office:value="-21938.15" calcext:value-type="float">
            <text:p>-21.938,15</text:p>
          </table:table-cell>
          <table:table-cell table:style-name="ce24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ce242"/>
          <table:table-cell table:style-name="ce258" table:number-columns-repeated="2"/>
          <table:table-cell table:style-name="ce257"/>
        </table:table-row>
        <table:table-row table:style-name="ro3">
          <table:table-cell/>
          <table:table-cell table:style-name="ce223"/>
          <table:table-cell table:number-columns-repeated="2"/>
          <table:table-cell table:style-name="ce242"/>
          <table:table-cell table:style-name="ce258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9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9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9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9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2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25" office:value-type="string" calcext:value-type="string">
            <text:p>0000383215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25" office:value-type="string" calcext:value-type="string">
            <text:p>000374398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50" office:value-type="string" calcext:value-type="string">
            <text:p>4876 KK</text:p>
          </table:table-cell>
          <table:table-cell table:style-name="ce350" office:value-type="string" calcext:value-type="string">
            <text:p>B</text:p>
          </table:table-cell>
          <table:table-cell table:style-name="ce350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office:value-type="string" calcext:value-type="string">
            <text:p>vodafone</text:p>
          </table:table-cell>
          <table:table-cell table:style-name="ce23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office:value-type="string" calcext:value-type="string">
            <text:p>balmer bilgisayar</text:p>
          </table:table-cell>
          <table:table-cell table:style-name="ce23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office:value-type="string" calcext:value-type="string">
            <text:p>banggood lcd controller</text:p>
          </table:table-cell>
          <table:table-cell table:style-name="ce23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1" office:value-type="string" calcext:value-type="string">
            <text:p>Tuzgümrüğü kira <text:span text:style-name="T3">banka havalesi</text:span></text:p>
          </table:table-cell>
          <table:table-cell table:style-name="ce141" office:value-type="string" calcext:value-type="string">
            <text:p>B</text:p>
          </table:table-cell>
          <table:table-cell table:style-name="ce159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1" office:value-type="string" calcext:value-type="string">
            <text:p>Tuzgümrüğü kira <text:span text:style-name="T3">banka havalesi</text:span></text:p>
          </table:table-cell>
          <table:table-cell table:style-name="ce141" office:value-type="string" calcext:value-type="string">
            <text:p>B</text:p>
          </table:table-cell>
          <table:table-cell table:style-name="ce159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9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42"/>
          <table:table-cell table:style-name="ce258" table:number-columns-repeated="2"/>
          <table:table-cell/>
        </table:table-row>
      </table:table>
      <table:table table:name="03" table:style-name="ta1">
        <table:table-column table:style-name="co52" table:default-cell-style-name="ce217"/>
        <table:table-column table:style-name="co53" table:default-cell-style-name="Default"/>
        <table:table-column table:style-name="co54" table:default-cell-style-name="Default"/>
        <table:table-column table:style-name="co55" table:default-cell-style-name="ce159"/>
        <table:table-column table:style-name="co56" table:default-cell-style-name="ce159"/>
        <table:table-column table:style-name="co55" table:default-cell-style-name="ce159"/>
        <table:table-column table:style-name="co56" table:number-columns-repeated="2" table:default-cell-style-name="ce159"/>
        <table:table-column table:style-name="co14" table:default-cell-style-name="Default"/>
        <table:table-row table:style-name="ro3">
          <table:table-cell table:style-name="Default"/>
          <table:table-cell table:style-name="ce348" office:value-type="float" office:value="5.46" calcext:value-type="float">
            <text:p>5,46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52" office:value-type="string" calcext:value-type="string">
            <text:p>- MART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5:.D61])" office:value-type="float" office:value="36859.61" calcext:value-type="float">
            <text:p>36.859,61</text:p>
          </table:table-cell>
          <table:table-cell table:style-name="ce241" table:formula="of:=SUM([.E5:.E61])" office:value-type="float" office:value="-30109.3" calcext:value-type="float">
            <text:p>-30.109,30</text:p>
          </table:table-cell>
          <table:table-cell table:style-name="ce241" table:formula="of:=SUM([.F5:.F61])" office:value-type="float" office:value="35859.61" calcext:value-type="float">
            <text:p>35.859,61</text:p>
          </table:table-cell>
          <table:table-cell table:style-name="ce241" table:formula="of:=SUM([.G5:.G61])" office:value-type="float" office:value="-30109.3" calcext:value-type="float">
            <text:p>-30.109,30</text:p>
          </table:table-cell>
          <table:table-cell table:style-name="ce24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23"/>
          <table:table-cell table:style-name="ce214" table:number-columns-repeated="2"/>
          <table:table-cell table:style-name="ce258" table:number-columns-repeated="3"/>
          <table:table-cell/>
          <table:table-cell table:style-name="ce214"/>
        </table:table-row>
        <table:table-row table:style-name="ro3">
          <table:table-cell/>
          <table:table-cell table:style-name="ce214" table:number-columns-repeated="3"/>
          <table:table-cell table:style-name="ce258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14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42" office:value-type="float" office:value="-167" calcext:value-type="float">
            <text:p>-167,00</text:p>
          </table:table-cell>
          <table:table-cell table:style-name="ce258"/>
          <table:table-cell table:style-name="ce258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14"/>
        </table:table-row>
        <table:table-row table:style-name="ro3">
          <table:table-cell/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42" office:value-type="float" office:value="-428" calcext:value-type="float">
            <text:p>-428,00</text:p>
          </table:table-cell>
          <table:table-cell table:style-name="ce258"/>
          <table:table-cell table:style-name="ce258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14"/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24" table:number-columns-repeated="3"/>
          <table:table-cell table:style-name="ce242"/>
          <table:table-cell table:style-name="ce258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/>
          <table:table-cell table:style-name="ce235" office:value-type="string" calcext:value-type="string">
            <text:p>vodafone</text:p>
          </table:table-cell>
          <table:table-cell table:style-name="ce235" table:number-columns-repeated="2"/>
          <table:table-cell table:style-name="ce242" office:value-type="float" office:value="-50" calcext:value-type="float">
            <text:p>-50,00</text:p>
          </table:table-cell>
          <table:table-cell table:style-name="ce258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/>
          <table:table-cell table:style-name="ce235" office:value-type="string" calcext:value-type="string">
            <text:p>daü yasemin 21-22 <text:s/>bahar okul ücreti</text:p>
          </table:table-cell>
          <table:table-cell table:style-name="ce235" table:number-columns-repeated="2"/>
          <table:table-cell table:style-name="ce242" office:value-type="float" office:value="-21510.75" calcext:value-type="float">
            <text:p>-21.510,75</text:p>
          </table:table-cell>
          <table:table-cell table:style-name="ce258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/>
          <table:table-cell table:style-name="ce235" office:value-type="string" calcext:value-type="string">
            <text:p>06 yb 1397 1. taksit</text:p>
          </table:table-cell>
          <table:table-cell table:style-name="ce235" table:number-columns-repeated="2"/>
          <table:table-cell table:style-name="ce242" office:value-type="float" office:value="-169" calcext:value-type="float">
            <text:p>-169,00</text:p>
          </table:table-cell>
          <table:table-cell table:style-name="ce258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50" office:value-type="string" calcext:value-type="string">
            <text:p>4876 KK</text:p>
          </table:table-cell>
          <table:table-cell table:style-name="ce350" office:value-type="string" calcext:value-type="string">
            <text:p>B</text:p>
          </table:table-cell>
          <table:table-cell table:style-name="ce350"/>
          <table:table-cell table:style-name="ce242"/>
          <table:table-cell table:style-name="ce258"/>
          <table:table-cell table:style-name="ce258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14"/>
        </table:table-row>
        <table:table-row table:style-name="ro3">
          <table:table-cell/>
          <table:table-cell table:style-name="ce235" table:number-columns-repeated="3"/>
          <table:table-cell table:style-name="ce258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14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9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9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9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9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217"/>
        <table:table-column table:style-name="co15" table:default-cell-style-name="Default"/>
        <table:table-column table:style-name="co57" table:default-cell-style-name="Default"/>
        <table:table-column table:style-name="co14" table:default-cell-style-name="Default"/>
        <table:table-column table:style-name="co14" table:number-columns-repeated="4" table:default-cell-style-name="ce159"/>
        <table:table-row table:style-name="ro3">
          <table:table-cell table:style-name="Default"/>
          <table:table-cell table:style-name="ce348" office:value-type="float" office:value="7.25" calcext:value-type="float">
            <text:p>7,25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NİSAN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5:.D66])" office:value-type="float" office:value="15937.59" calcext:value-type="float">
            <text:p>15.937,59</text:p>
          </table:table-cell>
          <table:table-cell table:style-name="ce241" table:formula="of:=SUM([.E5:.E66])" office:value-type="float" office:value="-11790.68" calcext:value-type="float">
            <text:p>-11.790,68</text:p>
          </table:table-cell>
          <table:table-cell table:style-name="ce241" table:formula="of:=SUM([.F5:.F66])" office:value-type="float" office:value="17940.28" calcext:value-type="float">
            <text:p>17.940,28</text:p>
          </table:table-cell>
          <table:table-cell table:style-name="ce241" table:formula="of:=SUM([.G5:.G66])" office:value-type="float" office:value="-11140.68" calcext:value-type="float">
            <text:p>-11.140,68</text:p>
          </table:table-cell>
          <table:table-cell table:style-name="ce24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23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383.8" calcext:value-type="float">
            <text:p>-383,80</text:p>
          </table:table-cell>
          <table:table-cell table:style-name="ce258"/>
          <table:table-cell table:style-name="ce24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table:style-name="ce242" office:value-type="float" office:value="-171.6" calcext:value-type="float">
            <text:p>-171,60</text:p>
          </table:table-cell>
          <table:table-cell table:style-name="ce258"/>
          <table:table-cell table:style-name="ce24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4" table:number-columns-repeated="3"/>
          <table:table-cell table:style-name="Default"/>
          <table:table-cell table:style-name="ce258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table:style-name="ce24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table:style-name="ce24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4" table:number-columns-repeated="3"/>
          <table:table-cell table:style-name="ce242"/>
          <table:table-cell table:style-name="ce258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53" office:value-type="string" calcext:value-type="string">
            <text:p>06 yb 1397 2. taksit</text:p>
          </table:table-cell>
          <table:table-cell table:style-name="ce353" table:number-columns-repeated="2"/>
          <table:table-cell table:style-name="ce357" office:value-type="float" office:value="-169" calcext:value-type="float">
            <text:p>-169,00</text:p>
          </table:table-cell>
          <table:table-cell table:style-name="ce361"/>
          <table:table-cell table:style-name="ce36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HAS KOMP ÇORUM</text:p>
          </table:table-cell>
          <table:table-cell table:style-name="ce235" table:number-columns-repeated="2"/>
          <table:table-cell table:style-name="ce242" office:value-type="float" office:value="-3270" calcext:value-type="float">
            <text:p>-3.270,00</text:p>
          </table:table-cell>
          <table:table-cell table:style-name="ce258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yıllık kk ücreti</text:p>
          </table:table-cell>
          <table:table-cell table:style-name="ce235" table:number-columns-repeated="2"/>
          <table:table-cell table:style-name="ce242" office:value-type="float" office:value="-238" calcext:value-type="float">
            <text:p>-238,00</text:p>
          </table:table-cell>
          <table:table-cell table:style-name="ce258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yıllık kk ücreti bsmv</text:p>
          </table:table-cell>
          <table:table-cell table:style-name="ce235" table:number-columns-repeated="2"/>
          <table:table-cell table:style-name="ce242" office:value-type="float" office:value="-11.9" calcext:value-type="float">
            <text:p>-11,90</text:p>
          </table:table-cell>
          <table:table-cell table:style-name="ce258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1/6</text:p>
          </table:table-cell>
          <table:table-cell table:style-name="ce235" table:number-columns-repeated="2"/>
          <table:table-cell table:style-name="ce242" office:value-type="float" office:value="-177.65" calcext:value-type="float">
            <text:p>-177,65</text:p>
          </table:table-cell>
          <table:table-cell table:style-name="ce258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gib gov tr kira damga v.</text:p>
          </table:table-cell>
          <table:table-cell table:style-name="ce235" table:number-columns-repeated="2"/>
          <table:table-cell table:style-name="ce242" office:value-type="float" office:value="-132.3" calcext:value-type="float">
            <text:p>-132,30</text:p>
          </table:table-cell>
          <table:table-cell table:style-name="ce258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54" office:value-type="string" calcext:value-type="string">
            <text:p>4876 KK</text:p>
          </table:table-cell>
          <table:table-cell table:style-name="ce354" table:number-columns-repeated="2"/>
          <table:table-cell table:style-name="ce360" table:number-columns-repeated="2"/>
          <table:table-cell table:style-name="ce36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35" table:number-columns-repeated="3"/>
          <table:table-cell table:style-name="ce258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9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9" office:value-type="float" office:value="1600" calcext:value-type="float">
            <text:p>1.600,00</text:p>
          </table:table-cell>
          <table:table-cell table:style-name="Default"/>
          <table:table-cell table:style-name="ce270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55" office:value-type="string" calcext:value-type="string">
            <text:p>Doğuş Kira 9/12-2022-23 <text:s text:c="3"/>+2000</text:p>
          </table:table-cell>
          <table:table-cell table:style-name="ce356"/>
          <table:table-cell table:style-name="ce159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4" office:value-type="float" office:value="4000" calcext:value-type="float">
            <text:p>4.000,00</text:p>
          </table:table-cell>
          <table:table-cell table:style-name="Default"/>
          <table:table-cell table:style-name="ce15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9"/>
          <table:table-cell table:style-name="Default"/>
          <table:table-cell table:style-name="ce270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14" table:number-columns-repeated="4" table:default-cell-style-name="ce159"/>
        <table:table-row table:style-name="ro3">
          <table:table-cell office:value-type="string" calcext:value-type="string">
            <text:p>tüfe</text:p>
          </table:table-cell>
          <table:table-cell table:style-name="ce34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MAYIS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32])" office:value-type="float" office:value="11328.34" calcext:value-type="float">
            <text:p>11.328,34</text:p>
          </table:table-cell>
          <table:table-cell table:style-name="ce241" table:formula="of:=SUM([.E4:.E68])" office:value-type="float" office:value="-7712.66" calcext:value-type="float">
            <text:p>-7.712,66</text:p>
          </table:table-cell>
          <table:table-cell table:style-name="ce241" table:formula="of:=SUM([.F4:.F65])" office:value-type="float" office:value="9522.37" calcext:value-type="float">
            <text:p>9.522,37</text:p>
          </table:table-cell>
          <table:table-cell table:style-name="ce241" table:formula="of:=SUM([.G4:.G65])" office:value-type="float" office:value="-7722.66" calcext:value-type="float">
            <text:p>-7.722,66</text:p>
          </table:table-cell>
          <table:table-cell table:style-name="ce24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ce257" table:number-columns-repeated="3"/>
          <table:table-cell/>
        </table:table-row>
        <table:table-row table:style-name="ro3">
          <table:table-cell/>
          <table:table-cell table:style-name="ce21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17" office:value-type="date" office:date-value="2022-05-10" calcext:value-type="date">
            <text:p>10.05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17" office:value-type="date" office:date-value="2022-05-05" calcext:value-type="date">
            <text:p>05.05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197.1" calcext:value-type="float">
            <text:p>-197,10</text:p>
          </table:table-cell>
          <table:table-cell table:style-name="ce242"/>
          <table:table-cell table:style-name="ce24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17" office:value-type="date" office:date-value="2022-05-05" calcext:value-type="date">
            <text:p>05.05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table:style-name="ce242" office:value-type="float" office:value="-365.7" calcext:value-type="float">
            <text:p>-365,70</text:p>
          </table:table-cell>
          <table:table-cell table:style-name="ce242"/>
          <table:table-cell table:style-name="ce24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65" office:value-type="string" calcext:value-type="string">
            <text:p>audi benzin</text:p>
          </table:table-cell>
          <table:table-cell table:style-name="ce365" table:number-columns-repeated="2"/>
          <table:table-cell table:style-name="ce362" office:value-type="float" office:value="-100" calcext:value-type="float">
            <text:p>-100,00</text:p>
          </table:table-cell>
          <table:table-cell table:style-name="ce36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erenler gıda</text:p>
          </table:table-cell>
          <table:table-cell table:style-name="ce22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erenler gıda</text:p>
          </table:table-cell>
          <table:table-cell table:style-name="ce22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audi benzin </text:p>
          </table:table-cell>
          <table:table-cell table:style-name="ce22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Vodafon 2240</text:p>
          </table:table-cell>
          <table:table-cell table:style-name="ce22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bahçe su parası</text:p>
          </table:table-cell>
          <table:table-cell table:style-name="ce22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2/6</text:p>
          </table:table-cell>
          <table:table-cell table:style-name="ce235" table:number-columns-repeated="2"/>
          <table:table-cell table:style-name="ce24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17" office:value-type="date" office:date-value="2022-05-05" calcext:value-type="date">
            <text:p>05.05.2022</text:p>
          </table:table-cell>
          <table:table-cell table:style-name="ce354" office:value-type="string" calcext:value-type="string">
            <text:p>4876 KK</text:p>
          </table:table-cell>
          <table:table-cell table:style-name="ce354" table:number-columns-repeated="2"/>
          <table:table-cell table:style-name="ce360"/>
          <table:table-cell table:style-name="ce363"/>
          <table:table-cell table:style-name="ce36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1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1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56"/>
          <table:table-cell table:style-name="ce159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64"/>
          <table:table-cell table:style-name="ce366" office:value-type="string" calcext:value-type="string">
            <text:p>SnyF-Kynkçı Merdal 9/12-2022</text:p>
          </table:table-cell>
          <table:table-cell table:style-name="ce366"/>
          <table:table-cell table:style-name="ce367" office:value-type="float" office:value="4000" calcext:value-type="float">
            <text:p>4.000,00</text:p>
          </table:table-cell>
          <table:table-cell table:style-name="ce366"/>
          <table:table-cell table:style-name="ce36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14" table:number-columns-repeated="4" table:default-cell-style-name="ce159"/>
        <table:table-row table:style-name="ro3">
          <table:table-cell/>
          <table:table-cell table:style-name="ce348" office:value-type="float" office:value="4.95" calcext:value-type="float">
            <text:p>4,95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HAZİRAN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44])" office:value-type="float" office:value="17837.05" calcext:value-type="float">
            <text:p>17.837,05</text:p>
          </table:table-cell>
          <table:table-cell table:style-name="ce241" table:formula="of:=SUM([.E4:.E80])" office:value-type="float" office:value="-28058.1" calcext:value-type="float">
            <text:p>-28.058,10</text:p>
          </table:table-cell>
          <table:table-cell table:style-name="ce241" table:formula="of:=SUM([.F4:.F77])" office:value-type="float" office:value="16654.19" calcext:value-type="float">
            <text:p>16.654,19</text:p>
          </table:table-cell>
          <table:table-cell table:style-name="ce241" table:formula="of:=SUM([.G4:.G77])" office:value-type="float" office:value="-28058.1" calcext:value-type="float">
            <text:p>-28.058,10</text:p>
          </table:table-cell>
          <table:table-cell table:style-name="ce24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1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66"/>
          <table:table-cell table:style-name="ce370" office:value-type="string" calcext:value-type="string">
            <text:p>Mesut Elektrik</text:p>
          </table:table-cell>
          <table:table-cell table:style-name="ce370"/>
          <table:table-cell table:style-name="ce370" office:value-type="float" office:value="182.86" calcext:value-type="float">
            <text:p>182,86</text:p>
          </table:table-cell>
          <table:table-cell table:style-name="ce37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71" office:value-type="string" calcext:value-type="string">
            <text:p>9522138254 /CK ÇEPESAŞ/FATURA</text:p>
          </table:table-cell>
          <table:table-cell table:style-name="ce371" table:number-columns-repeated="2"/>
          <table:table-cell table:style-name="ce363" office:value-type="float" office:value="-1317.2" calcext:value-type="float">
            <text:p>-1.317,20</text:p>
          </table:table-cell>
          <table:table-cell table:style-name="ce363"/>
          <table:table-cell table:style-name="ce36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17" office:value-type="date" office:date-value="2022-06-06" calcext:value-type="date">
            <text:p>06.06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200.1" calcext:value-type="float">
            <text:p>-200,10</text:p>
          </table:table-cell>
          <table:table-cell table:style-name="ce258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17" office:value-type="date" office:date-value="2022-06-06" calcext:value-type="date">
            <text:p>06.06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table:style-name="ce242" office:value-type="float" office:value="-395.4" calcext:value-type="float">
            <text:p>-395,40</text:p>
          </table:table-cell>
          <table:table-cell table:style-name="ce258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17"/>
          <table:table-cell table:style-name="ce224" table:number-columns-repeated="3"/>
          <table:table-cell table:style-name="ce258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17" office:value-type="date" office:date-value="2022-06-07" calcext:value-type="date">
            <text:p>07.06.2022</text:p>
          </table:table-cell>
          <table:table-cell table:style-name="ce224" office:value-type="string" calcext:value-type="string">
            <text:p>Yasemin İstanbul Kira</text:p>
          </table:table-cell>
          <table:table-cell table:style-name="ce224" table:number-columns-repeated="2"/>
          <table:table-cell table:style-name="ce258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17"/>
          <table:table-cell table:style-name="ce224" table:number-columns-repeated="3"/>
          <table:table-cell table:style-name="ce258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53" office:value-type="string" calcext:value-type="string">
            <text:p>amazon 240gbWd ssd-braun-64gb 3/6</text:p>
          </table:table-cell>
          <table:table-cell table:style-name="ce353" table:number-columns-repeated="2"/>
          <table:table-cell table:style-name="ce357" office:value-type="float" office:value="-177.65" calcext:value-type="float">
            <text:p>-177,65</text:p>
          </table:table-cell>
          <table:table-cell table:style-name="ce36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tokat avm</text:p>
          </table:table-cell>
          <table:table-cell table:style-name="ce235" table:number-columns-repeated="2"/>
          <table:table-cell table:style-name="ce24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benzin <text:s text:c="2"/></text:p>
          </table:table-cell>
          <table:table-cell table:style-name="ce235" table:number-columns-repeated="2"/>
          <table:table-cell table:style-name="ce24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migros şimşek yem</text:p>
          </table:table-cell>
          <table:table-cell table:style-name="ce235" table:number-columns-repeated="2"/>
          <table:table-cell table:style-name="ce24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fide bahçe</text:p>
          </table:table-cell>
          <table:table-cell table:style-name="ce235" table:number-columns-repeated="2"/>
          <table:table-cell table:style-name="ce24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Benzin + gaz</text:p>
          </table:table-cell>
          <table:table-cell table:style-name="ce235" table:number-columns-repeated="2"/>
          <table:table-cell table:style-name="ce24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Vodafone 2240</text:p>
          </table:table-cell>
          <table:table-cell table:style-name="ce235" table:number-columns-repeated="2"/>
          <table:table-cell table:style-name="ce24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17" office:value-type="date" office:date-value="2022-06-06" calcext:value-type="date">
            <text:p>06.06.2022</text:p>
          </table:table-cell>
          <table:table-cell table:style-name="ce354" office:value-type="string" calcext:value-type="string">
            <text:p>4876 KK</text:p>
          </table:table-cell>
          <table:table-cell table:style-name="ce354" table:number-columns-repeated="2"/>
          <table:table-cell table:style-name="ce360"/>
          <table:table-cell table:style-name="ce363"/>
          <table:table-cell table:style-name="ce36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17"/>
          <table:table-cell table:style-name="ce235" table:number-columns-repeated="3"/>
          <table:table-cell table:style-name="ce258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17" office:value-type="date" office:date-value="2022-06-16" calcext:value-type="date">
            <text:p>16.06.2022</text:p>
          </table:table-cell>
          <table:table-cell table:style-name="ce235" office:value-type="string" calcext:value-type="string">
            <text:p>8758480300 çepesaş</text:p>
          </table:table-cell>
          <table:table-cell table:style-name="ce235" table:number-columns-repeated="2"/>
          <table:table-cell table:style-name="ce242" office:value-type="float" office:value="-99.5" calcext:value-type="float">
            <text:p>-99,50</text:p>
          </table:table-cell>
          <table:table-cell/>
          <table:table-cell table:style-name="ce24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17" office:value-type="date" office:date-value="2022-06-17" calcext:value-type="date">
            <text:p>17.06.2022</text:p>
          </table:table-cell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17" office:value-type="date" office:date-value="2022-06-16" calcext:value-type="date">
            <text:p>16.06.2022</text:p>
          </table:table-cell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1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1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1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1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66"/>
          <table:table-cell table:style-name="ce366" office:value-type="string" calcext:value-type="string">
            <text:p>Doğuş Kira 11/12-2022-23</text:p>
          </table:table-cell>
          <table:table-cell table:style-name="ce366"/>
          <table:table-cell table:style-name="ce368" office:value-type="float" office:value="5000" calcext:value-type="float">
            <text:p>5.000,00</text:p>
          </table:table-cell>
          <table:table-cell table:style-name="ce36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01" office:value-type="float" office:value="6597.63" calcext:value-type="float">
            <text:p>6.597,63</text:p>
          </table:table-cell>
          <table:table-cell table:style-name="Default"/>
          <table:table-cell table:style-name="ce15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01"/>
          <table:table-cell table:style-name="Default"/>
          <table:table-cell table:style-name="ce15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69" office:value-type="date" office:date-value="2022-06-20" calcext:value-type="date">
            <text:p>20.06.2022</text:p>
          </table:table-cell>
          <table:table-cell table:style-name="ce355" office:value-type="string" calcext:value-type="string">
            <text:p>SnyF-Kynkçı Merdal 9/12-2022</text:p>
          </table:table-cell>
          <table:table-cell table:style-name="ce355" table:number-columns-repeated="3"/>
          <table:table-cell table:style-name="ce374" office:value-type="float" office:value="4000" calcext:value-type="float">
            <text:p>4.000,00</text:p>
          </table:table-cell>
          <table:table-cell table:style-name="ce355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66"/>
          <table:table-cell table:style-name="ce366" office:value-type="string" calcext:value-type="string">
            <text:p>SnyF-Kynkçı Merdal 10/12-2022</text:p>
          </table:table-cell>
          <table:table-cell table:style-name="ce366"/>
          <table:table-cell table:style-name="ce372" office:value-type="float" office:value="4000" calcext:value-type="float">
            <text:p>4.000,00</text:p>
          </table:table-cell>
          <table:table-cell table:style-name="ce36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14" table:default-cell-style-name="ce242"/>
        <table:table-column table:style-name="co14" table:number-columns-repeated="3" table:default-cell-style-name="ce159"/>
        <table:table-row table:style-name="ro3">
          <table:table-cell/>
          <table:table-cell table:style-name="ce348" office:value-type="float" office:value="2.37" calcext:value-type="float">
            <text:p>2,37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TEMMUZ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90])" office:value-type="float" office:value="27131.07" calcext:value-type="float">
            <text:p>27.131,07</text:p>
          </table:table-cell>
          <table:table-cell table:style-name="ce241" table:formula="of:=SUM([.E4:.E90])" office:value-type="float" office:value="-17400.82" calcext:value-type="float">
            <text:p>-17.400,82</text:p>
          </table:table-cell>
          <table:table-cell table:style-name="ce241" table:formula="of:=SUM([.F4:.F87])" office:value-type="float" office:value="16133.3" calcext:value-type="float">
            <text:p>16.133,30</text:p>
          </table:table-cell>
          <table:table-cell table:style-name="ce241" table:formula="of:=SUM([.G4:.G87])" office:value-type="float" office:value="-20600.82" calcext:value-type="float">
            <text:p>-20.600,82</text:p>
          </table:table-cell>
          <table:table-cell table:style-name="ce24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23"/>
          <table:table-cell table:style-name="ce214" table:number-columns-repeated="2"/>
          <table:table-cell table:style-name="ce159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9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9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9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17" office:value-type="date" office:date-value="2022-07-13" calcext:value-type="date">
            <text:p>13.07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table:style-name="ce159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17"/>
          <table:table-cell table:style-name="ce225" table:number-columns-repeated="3"/>
          <table:table-cell table:style-name="ce159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17" office:value-type="date" office:date-value="2022-07-04" calcext:value-type="date">
            <text:p>04.07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office:value-type="float" office:value="-219" calcext:value-type="float">
            <text:p>-219,00</text:p>
          </table:table-cell>
          <table:table-cell table:style-name="ce258"/>
          <table:table-cell table:style-name="ce24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17" office:value-type="date" office:date-value="2022-07-04" calcext:value-type="date">
            <text:p>04.07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office:value-type="float" office:value="-438.6" calcext:value-type="float">
            <text:p>-438,60</text:p>
          </table:table-cell>
          <table:table-cell table:style-name="ce258"/>
          <table:table-cell table:style-name="ce24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17"/>
          <table:table-cell table:style-name="ce224" table:number-columns-repeated="3"/>
          <table:table-cell/>
          <table:table-cell table:style-name="ce258"/>
          <table:table-cell table:style-name="ce24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17" office:value-type="date" office:date-value="2022-07-05" calcext:value-type="date">
            <text:p>05.07.2022</text:p>
          </table:table-cell>
          <table:table-cell table:style-name="ce224" office:value-type="string" calcext:value-type="string">
            <text:p>ziraat pervine havale kredi için</text:p>
          </table:table-cell>
          <table:table-cell table:style-name="ce224" table:number-columns-repeated="2"/>
          <table:table-cell/>
          <table:table-cell table:style-name="ce258"/>
          <table:table-cell table:style-name="ce24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1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17"/>
          <table:table-cell table:number-columns-repeated="3"/>
          <table:table-cell table:style-name="Default"/>
          <table:table-cell table:style-name="ce15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1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9" office:value-type="float" office:value="-4.89" calcext:value-type="float">
            <text:p>-4,89</text:p>
          </table:table-cell>
          <table:table-cell table:style-name="ce15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17" office:value-type="date" office:date-value="2022-07-07" calcext:value-type="date">
            <text:p>07.07.2022</text:p>
          </table:table-cell>
          <table:table-cell table:style-name="ce224" office:value-type="string" calcext:value-type="string">
            <text:p>Adem Özen Kira Ödemesi 2/1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17" office:value-type="date" office:date-value="2022-07-07" calcext:value-type="date">
            <text:p>07.07.2022</text:p>
          </table:table-cell>
          <table:table-cell table:style-name="ce224" office:value-type="string" calcext:value-type="string">
            <text:p>MarRyl Aidat 2/12</text:p>
          </table:table-cell>
          <table:table-cell table:style-name="ce224" table:number-columns-repeated="2"/>
          <table:table-cell office:value-type="float" office:value="-396.5" calcext:value-type="float">
            <text:p>-396,50</text:p>
          </table:table-cell>
          <table:table-cell table:style-name="ce258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table:style-name="ce258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table:style-name="ce258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4/6</text:p>
          </table:table-cell>
          <table:table-cell table:style-name="ce23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topçam</text:p>
          </table:table-cell>
          <table:table-cell table:style-name="ce23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istanbulkart</text:p>
          </table:table-cell>
          <table:table-cell table:style-name="ce23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ayakkabı dechatlon ½</text:p>
          </table:table-cell>
          <table:table-cell table:style-name="ce23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kamil bebek</text:p>
          </table:table-cell>
          <table:table-cell table:style-name="ce23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topçam eskişehir tokat</text:p>
          </table:table-cell>
          <table:table-cell table:style-name="ce23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tokat avm</text:p>
          </table:table-cell>
          <table:table-cell table:style-name="ce23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sen yıl petrol</text:p>
          </table:table-cell>
          <table:table-cell table:style-name="ce23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a101 merdiven</text:p>
          </table:table-cell>
          <table:table-cell table:style-name="ce23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vodafon</text:p>
          </table:table-cell>
          <table:table-cell table:style-name="ce23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17" office:value-type="date" office:date-value="2022-07-05" calcext:value-type="date">
            <text:p>05.07.2022</text:p>
          </table:table-cell>
          <table:table-cell table:style-name="ce235" office:value-type="string" calcext:value-type="string">
            <text:p>4876 KK</text:p>
          </table:table-cell>
          <table:table-cell table:style-name="ce235" table:number-columns-repeated="2"/>
          <table:table-cell table:style-name="ce258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25" office:value-type="string" calcext:value-type="string">
            <text:p>merdiven alüminyum motorcu ibo iade</text:p>
          </table:table-cell>
          <table:table-cell table:style-name="ce225"/>
          <table:table-cell table:style-name="ce254" office:value-type="float" office:value="200" calcext:value-type="float">
            <text:p>200,00</text:p>
          </table:table-cell>
          <table:table-cell table:style-name="ce159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72"/>
          <table:table-cell table:style-name="ce24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1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72"/>
          <table:table-cell table:style-name="ce24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25" office:value-type="string" calcext:value-type="string">
            <text:p>maaş bayramlık</text:p>
          </table:table-cell>
          <table:table-cell table:style-name="ce225"/>
          <table:table-cell table:style-name="ce254" office:value-type="float" office:value="1100" calcext:value-type="float">
            <text:p>1.100,00</text:p>
          </table:table-cell>
          <table:table-cell table:style-name="ce159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8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4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69" office:value-type="date" office:date-value="2022-07-05" calcext:value-type="date">
            <text:p>05.07.2022</text:p>
          </table:table-cell>
          <table:table-cell table:style-name="ce355" office:value-type="string" calcext:value-type="string">
            <text:p>Doğuş Kira 11/12-2022-23 <text:span text:style-name="T5">BANKADAN</text:span></text:p>
          </table:table-cell>
          <table:table-cell table:style-name="ce355"/>
          <table:table-cell table:style-name="ce376" office:value-type="float" office:value="4000" calcext:value-type="float">
            <text:p>4.000,00</text:p>
          </table:table-cell>
          <table:table-cell table:style-name="ce355"/>
          <table:table-cell table:style-name="ce374" office:value-type="float" office:value="4000" calcext:value-type="float">
            <text:p>4.000,00</text:p>
          </table:table-cell>
          <table:table-cell table:style-name="ce270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21"/>
          <table:table-cell table:style-name="ce375" office:value-type="string" calcext:value-type="string">
            <text:p>Doğuş Kira 11/12-2022-23 kalan bakiye</text:p>
          </table:table-cell>
          <table:table-cell table:style-name="ce375"/>
          <table:table-cell table:style-name="ce377" office:value-type="float" office:value="1000" calcext:value-type="float">
            <text:p>1.000,00</text:p>
          </table:table-cell>
          <table:table-cell table:style-name="ce375"/>
          <table:table-cell table:style-name="ce380"/>
          <table:table-cell table:style-name="ce38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58" office:value-type="float" office:value="5000" calcext:value-type="float">
            <text:p>5.000,00</text:p>
          </table:table-cell>
          <table:table-cell table:style-name="ce159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32" office:value-type="float" office:value="4000" calcext:value-type="float">
            <text:p>4.000,00</text:p>
          </table:table-cell>
          <table:table-cell table:style-name="ce159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ce159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ce159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ce159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66"/>
          <table:table-cell table:style-name="ce366" office:value-type="string" calcext:value-type="string">
            <text:p>SnyF-Kynkçı Merdal elektrik</text:p>
          </table:table-cell>
          <table:table-cell table:style-name="ce366"/>
          <table:table-cell table:style-name="ce378" office:value-type="float" office:value="445.63" calcext:value-type="float">
            <text:p>445,63</text:p>
          </table:table-cell>
          <table:table-cell table:style-name="ce368"/>
          <table:table-cell table:style-name="ce366"/>
          <table:table-cell table:style-name="ce36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66" office:value-type="string" calcext:value-type="string">
            <text:p>SnyF-Kynkçı Merdal 10/12-2022</text:p>
          </table:table-cell>
          <table:table-cell table:style-name="ce366"/>
          <table:table-cell table:style-name="ce379" office:value-type="float" office:value="4000" calcext:value-type="float">
            <text:p>4.000,00</text:p>
          </table:table-cell>
          <table:table-cell table:style-name="ce37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14" table:number-columns-repeated="2" table:default-cell-style-name="ce214"/>
        <table:table-column table:style-name="co14" table:number-columns-repeated="3" table:default-cell-style-name="ce159"/>
        <table:table-row table:style-name="ro3">
          <table:table-cell/>
          <table:table-cell table:style-name="ce348" office:value-type="float" office:value="1.46" calcext:value-type="float">
            <text:p>1,46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AĞUSTOS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52])" office:value-type="float" office:value="34617.91" calcext:value-type="float">
            <text:p>34.617,91</text:p>
          </table:table-cell>
          <table:table-cell table:style-name="ce241" table:formula="of:=SUM([.E4:.E84])" office:value-type="float" office:value="-11695.35" calcext:value-type="float">
            <text:p>-11.695,35</text:p>
          </table:table-cell>
          <table:table-cell table:style-name="ce241" table:formula="of:=SUM([.F4:.F81])" office:value-type="float" office:value="102061.66" calcext:value-type="float">
            <text:p>102.061,66</text:p>
          </table:table-cell>
          <table:table-cell table:style-name="ce241" table:formula="of:=SUM([.G4:.G81])" office:value-type="float" office:value="-33894.33" calcext:value-type="float">
            <text:p>-33.894,33</text:p>
          </table:table-cell>
          <table:table-cell table:style-name="ce24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23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9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9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9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9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/>
          <table:table-cell table:style-name="ce384"/>
          <table:table-cell table:style-name="ce24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24" office:value-type="string" calcext:value-type="string">
            <text:p>5847500300 /CK ÇEPESAŞ/FATURA</text:p>
          </table:table-cell>
          <table:table-cell table:style-name="ce224"/>
          <table:table-cell table:style-name="ce385"/>
          <table:table-cell table:style-name="ce242" office:value-type="float" office:value="-200" calcext:value-type="float">
            <text:p>-200,00</text:p>
          </table:table-cell>
          <table:table-cell table:style-name="ce258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/>
          <table:table-cell table:style-name="ce385"/>
          <table:table-cell table:style-name="ce242" office:value-type="float" office:value="-400" calcext:value-type="float">
            <text:p>-400,00</text:p>
          </table:table-cell>
          <table:table-cell table:style-name="ce258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17" office:value-type="date" office:date-value="2022-08-15" calcext:value-type="date">
            <text:p>15.08.2022</text:p>
          </table:table-cell>
          <table:table-cell table:style-name="ce235" office:value-type="string" calcext:value-type="string">
            <text:p><text:span text:style-name="T1">8758480300  /CK ÇEPESAŞ/FATURA</text:span></text:p>
          </table:table-cell>
          <table:table-cell table:style-name="ce224"/>
          <table:table-cell table:style-name="ce385"/>
          <table:table-cell table:style-name="ce258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24" office:value-type="string" calcext:value-type="string">
            <text:p>Adem Özen Kira Ödemesi 3/12</text:p>
          </table:table-cell>
          <table:table-cell table:style-name="ce224"/>
          <table:table-cell table:style-name="ce385"/>
          <table:table-cell table:style-name="ce242"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24" office:value-type="string" calcext:value-type="string">
            <text:p>MarRyl Aidat 3/12</text:p>
          </table:table-cell>
          <table:table-cell table:style-name="ce224"/>
          <table:table-cell table:style-name="ce385"/>
          <table:table-cell table:style-name="ce242" office:value-type="float" office:value="-396.5" calcext:value-type="float">
            <text:p>-396,50</text:p>
          </table:table-cell>
          <table:table-cell table:style-name="ce258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/>
          <table:table-cell table:style-name="ce384"/>
          <table:table-cell table:style-name="ce24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/>
          <table:table-cell table:style-name="ce384"/>
          <table:table-cell table:style-name="ce24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5/6</text:p>
          </table:table-cell>
          <table:table-cell table:style-name="ce235"/>
          <table:table-cell table:style-name="ce236"/>
          <table:table-cell table:style-name="ce24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35" office:value-type="string" calcext:value-type="string">
            <text:p>decathlon ayakkabı</text:p>
          </table:table-cell>
          <table:table-cell table:style-name="ce235"/>
          <table:table-cell table:style-name="ce236"/>
          <table:table-cell table:style-name="ce24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35" office:value-type="float" office:value="2240" calcext:value-type="float">
            <text:p>2240</text:p>
          </table:table-cell>
          <table:table-cell table:style-name="ce235"/>
          <table:table-cell table:style-name="ce236"/>
          <table:table-cell table:style-name="ce24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17" office:value-type="date" office:date-value="2022-08-04" calcext:value-type="date">
            <text:p>04.08.2022</text:p>
          </table:table-cell>
          <table:table-cell table:style-name="ce235" office:value-type="string" calcext:value-type="string">
            <text:p>4876 KK</text:p>
          </table:table-cell>
          <table:table-cell table:style-name="ce235"/>
          <table:table-cell table:style-name="ce236"/>
          <table:table-cell table:style-name="ce258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17" office:value-type="date" office:date-value="2022-08-26" calcext:value-type="date">
            <text:p>26.08.2022</text:p>
          </table:table-cell>
          <table:table-cell table:style-name="ce225" office:value-type="string" calcext:value-type="string">
            <text:p>yasemin ehliyet</text:p>
          </table:table-cell>
          <table:table-cell table:style-name="ce225"/>
          <table:table-cell table:style-name="ce384"/>
          <table:table-cell table:style-name="ce258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4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4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1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1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1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25"/>
          <table:table-cell table:style-name="ce384"/>
          <table:table-cell table:style-name="ce258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1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25"/>
          <table:table-cell table:style-name="ce254"/>
          <table:table-cell table:style-name="ce258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1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25"/>
          <table:table-cell table:style-name="ce384"/>
          <table:table-cell table:style-name="ce258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17"/>
          <table:table-cell office:value-type="string" calcext:value-type="string">
            <text:p>snyE Emre Aktaş kira geri ödemesi</text:p>
          </table:table-cell>
          <table:table-cell table:style-name="ce225"/>
          <table:table-cell table:style-name="ce384"/>
          <table:table-cell table:style-name="ce258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17"/>
          <table:table-cell office:value-type="string" calcext:value-type="string">
            <text:p>snyG Metin ÇELİK 31-9-22 – 23</text:p>
          </table:table-cell>
          <table:table-cell table:style-name="ce225"/>
          <table:table-cell table:style-name="ce384"/>
          <table:table-cell table:style-name="ce258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17"/>
          <table:table-cell office:value-type="string" calcext:value-type="string">
            <text:p>40000 + (8 x 1000) = 48000 TL</text:p>
          </table:table-cell>
          <table:table-cell table:style-name="ce225"/>
          <table:table-cell table:style-name="ce384"/>
          <table:table-cell table:style-name="ce258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17"/>
          <table:table-cell/>
          <table:table-cell table:style-name="ce225"/>
          <table:table-cell table:style-name="ce384"/>
          <table:table-cell table:style-name="ce258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1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4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32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3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8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71" office:value-type="string" calcext:value-type="string">
            <text:p>Doğuş Kira 11/12-2022-23 kalan bakiye</text:p>
          </table:table-cell>
          <table:table-cell table:style-name="ce271"/>
          <table:table-cell table:style-name="ce386" office:value-type="float" office:value="1000" calcext:value-type="float">
            <text:p>1.000,00</text:p>
          </table:table-cell>
          <table:table-cell table:style-name="ce271"/>
          <table:table-cell table:style-name="ce389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17" office:value-type="date" office:date-value="2022-08-29" calcext:value-type="date">
            <text:p>29.08.2022</text:p>
          </table:table-cell>
          <table:table-cell table:style-name="ce355" office:value-type="string" calcext:value-type="string">
            <text:p>Doğuş Kira 12/12-2022-23 BANKADAN</text:p>
          </table:table-cell>
          <table:table-cell table:style-name="ce355" office:value-type="string" calcext:value-type="string">
            <text:p>BH</text:p>
          </table:table-cell>
          <table:table-cell table:style-name="ce376" office:value-type="float" office:value="5000" calcext:value-type="float">
            <text:p>5.000,00</text:p>
          </table:table-cell>
          <table:table-cell table:style-name="ce355"/>
          <table:table-cell table:style-name="ce37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271" office:value-type="string" calcext:value-type="string">
            <text:p>SnyF-Kynkçı Merdal elektrik haziran</text:p>
          </table:table-cell>
          <table:table-cell table:style-name="ce271"/>
          <table:table-cell table:style-name="ce387"/>
          <table:table-cell table:style-name="ce271"/>
          <table:table-cell table:style-name="ce27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88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8" table:default-cell-style-name="Default"/>
        <table:table-column table:style-name="co14" table:default-cell-style-name="Default"/>
        <table:table-column table:style-name="co14" table:default-cell-style-name="ce242"/>
        <table:table-column table:style-name="co14" table:number-columns-repeated="3" table:default-cell-style-name="ce159"/>
        <table:table-row table:style-name="ro3">
          <table:table-cell/>
          <table:table-cell table:style-name="ce348" office:value-type="float" office:value="3.08" calcext:value-type="float">
            <text:p>3,08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EYLÜL 2022</text:p>
          </table:table-cell>
          <table:table-cell table:style-name="ce391"/>
          <table:table-cell table:style-name="ce237" office:value-type="string" calcext:value-type="string">
            <text:p>TOPLAM</text:p>
          </table:table-cell>
          <table:table-cell table:style-name="ce241" table:formula="of:=SUM([.D5:.D42])" office:value-type="float" office:value="66162.31" calcext:value-type="float">
            <text:p>66.162,31</text:p>
          </table:table-cell>
          <table:table-cell table:style-name="ce241" table:formula="of:=SUM([.E5:.E69])" office:value-type="float" office:value="-61978.72" calcext:value-type="float">
            <text:p>-61.978,72</text:p>
          </table:table-cell>
          <table:table-cell table:style-name="ce241" table:formula="of:=SUM([.F5:.F66])" office:value-type="float" office:value="9260.5" calcext:value-type="float">
            <text:p>9.260,50</text:p>
          </table:table-cell>
          <table:table-cell table:style-name="ce241" table:formula="of:=SUM([.G5:.G66])" office:value-type="float" office:value="-25729.24" calcext:value-type="float">
            <text:p>-25.729,24</text:p>
          </table:table-cell>
          <table:table-cell table:style-name="ce24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9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9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9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table:style-name="ce159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office:value-type="float" office:value="-200" calcext:value-type="float">
            <text:p>-200,00</text:p>
          </table:table-cell>
          <table:table-cell table:style-name="ce258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ce258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17" office:value-type="date" office:date-value="2022-09-03" calcext:value-type="date">
            <text:p>03.09.2022</text:p>
          </table:table-cell>
          <table:table-cell table:style-name="ce224" office:value-type="string" calcext:value-type="string">
            <text:p>nakit istanbul</text:p>
          </table:table-cell>
          <table:table-cell table:style-name="ce224" table:number-columns-repeated="2"/>
          <table:table-cell/>
          <table:table-cell table:style-name="ce258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17" office:value-type="date" office:date-value="2022-09-12" calcext:value-type="date">
            <text:p>12.09.2022</text:p>
          </table:table-cell>
          <table:table-cell table:style-name="ce224" office:value-type="string" calcext:value-type="string">
            <text:p>Adem Özen Kira Ödemesi 4/1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table:style-name="ce224" office:value-type="string" calcext:value-type="string">
            <text:p>MarRyl Aidat 4/12</text:p>
          </table:table-cell>
          <table:table-cell table:style-name="ce224" table:number-columns-repeated="2"/>
          <table:table-cell office:value-type="float" office:value="-396.5" calcext:value-type="float">
            <text:p>-396,50</text:p>
          </table:table-cell>
          <table:table-cell table:style-name="ce258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23" calcext:value-type="date">
            <text:p>23.08.2022</text:p>
          </table:table-cell>
          <table:table-cell table:style-name="ce235" office:value-type="string" calcext:value-type="string">
            <text:p>amazon 240gbWd ssd-braun-64gb 6/6</text:p>
          </table:table-cell>
          <table:table-cell table:style-name="ce23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7-26" calcext:value-type="date">
            <text:p>26.07.2022</text:p>
          </table:table-cell>
          <table:table-cell table:style-name="ce235" office:value-type="string" calcext:value-type="string">
            <text:p>toyota trafik cezası</text:p>
          </table:table-cell>
          <table:table-cell table:style-name="ce23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7-26" calcext:value-type="date">
            <text:p>26.07.2022</text:p>
          </table:table-cell>
          <table:table-cell table:style-name="ce235" office:value-type="string" calcext:value-type="string">
            <text:p>mtv taksit 1/3</text:p>
          </table:table-cell>
          <table:table-cell table:style-name="ce23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10" calcext:value-type="date">
            <text:p>10.08.2022</text:p>
          </table:table-cell>
          <table:table-cell table:style-name="ce235" office:value-type="string" calcext:value-type="string">
            <text:p>akgünler deniz otobüs bileti girne -taşucu</text:p>
          </table:table-cell>
          <table:table-cell table:style-name="ce23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14" calcext:value-type="date">
            <text:p>14.08.2022</text:p>
          </table:table-cell>
          <table:table-cell table:style-name="ce235" office:value-type="string" calcext:value-type="string">
            <text:p>toros benzin taşucu-tokat</text:p>
          </table:table-cell>
          <table:table-cell table:style-name="ce23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23" calcext:value-type="date">
            <text:p>23.08.2022</text:p>
          </table:table-cell>
          <table:table-cell table:style-name="ce235" office:value-type="float" office:value="2240" calcext:value-type="float">
            <text:p>2240</text:p>
          </table:table-cell>
          <table:table-cell table:style-name="ce23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35" office:value-type="string" calcext:value-type="string">
            <text:p>4876 KK</text:p>
          </table:table-cell>
          <table:table-cell table:style-name="ce235" table:number-columns-repeated="2"/>
          <table:table-cell table:style-name="ce258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35" office:value-type="string" calcext:value-type="string">
            <text:p>Carraro 327 bisiklet</text:p>
          </table:table-cell>
          <table:table-cell table:style-name="ce235" office:value-type="string" calcext:value-type="string">
            <text:p>bh</text:p>
          </table:table-cell>
          <table:table-cell table:style-name="ce235"/>
          <table:table-cell table:style-name="ce258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35" table:number-columns-repeated="3"/>
          <table:table-cell table:style-name="ce258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9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9"/>
          <table:table-cell table:style-name="ce258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35" table:number-columns-repeated="3"/>
          <table:table-cell table:style-name="ce258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9" office:value-type="float" office:value="1200" calcext:value-type="float">
            <text:p>1.200,00</text:p>
          </table:table-cell>
          <table:table-cell table:style-name="Default"/>
          <table:table-cell table:style-name="ce15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9" office:value-type="float" office:value="54000" calcext:value-type="float">
            <text:p>54.000,00</text:p>
          </table:table-cell>
          <table:table-cell table:style-name="Default"/>
          <table:table-cell table:style-name="ce15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1" office:value-type="string" calcext:value-type="string">
            <text:p>Doğuş Kira 2/12-2023-24– 30-09-22</text:p>
          </table:table-cell>
          <table:table-cell/>
          <table:table-cell table:style-name="ce258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1"/>
          <table:table-cell/>
          <table:table-cell table:style-name="ce232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75" office:value-type="string" calcext:value-type="string">
            <text:p>Lise Arkası Kira ++++++++++++++++</text:p>
          </table:table-cell>
          <table:table-cell table:style-name="ce375"/>
          <table:table-cell table:style-name="ce37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90" office:value-type="date" office:date-value="2022-08-30" calcext:value-type="date">
            <text:p>30.08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90" office:value-type="date" office:date-value="2022-07-30" calcext:value-type="date">
            <text:p>30.07.2022</text:p>
          </table:table-cell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90" office:value-type="date" office:date-value="2022-06-30" calcext:value-type="date">
            <text:p>30.06.2022</text:p>
          </table:table-cell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217"/>
        <table:table-column table:style-name="co15" table:default-cell-style-name="Default"/>
        <table:table-column table:style-name="co59" table:default-cell-style-name="Default"/>
        <table:table-column table:style-name="co14" table:default-cell-style-name="ce235"/>
        <table:table-column table:style-name="co14" table:default-cell-style-name="ce242"/>
        <table:table-column table:style-name="co14" table:number-columns-repeated="3" table:default-cell-style-name="ce159"/>
        <table:table-row table:style-name="ro3">
          <table:table-cell table:style-name="Default"/>
          <table:table-cell table:style-name="ce348" office:value-type="float" office:value="3.54" calcext:value-type="float">
            <text:p>3,54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EKİM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78])" office:value-type="float" office:value="23872.2" calcext:value-type="float">
            <text:p>23.872,20</text:p>
          </table:table-cell>
          <table:table-cell table:style-name="ce241" table:formula="of:=SUM([.E4:.E107])" office:value-type="float" office:value="-33587.82" calcext:value-type="float">
            <text:p>-33.587,82</text:p>
          </table:table-cell>
          <table:table-cell table:style-name="ce241" table:formula="of:=SUM([.F4:.F104])" office:value-type="float" office:value="79418.41" calcext:value-type="float">
            <text:p>79.418,41</text:p>
          </table:table-cell>
          <table:table-cell table:style-name="ce241" table:formula="of:=SUM([.G4:.G104])" office:value-type="float" office:value="-90424.32" calcext:value-type="float">
            <text:p>-90.424,32</text:p>
          </table:table-cell>
          <table:table-cell table:style-name="ce24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23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86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9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9" office:value-type="float" office:value="933.39" calcext:value-type="float">
            <text:p>933,39</text:p>
          </table:table-cell>
          <table:table-cell table:style-name="ce159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9" office:value-type="float" office:value="99.8" calcext:value-type="float">
            <text:p>99,80</text:p>
          </table:table-cell>
          <table:table-cell table:style-name="ce159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32" office:value-type="float" office:value="200" calcext:value-type="float">
            <text:p>200,00</text:p>
          </table:table-cell>
          <table:table-cell table:style-name="ce159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9" office:value-type="float" office:value="846.7" calcext:value-type="float">
            <text:p>846,70</text:p>
          </table:table-cell>
          <table:table-cell table:style-name="ce159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4" office:value-type="float" office:value="445.75" calcext:value-type="float">
            <text:p>445,75</text:p>
          </table:table-cell>
          <table:table-cell table:style-name="ce159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4" office:value-type="float" office:value="200" calcext:value-type="float">
            <text:p>200,00</text:p>
          </table:table-cell>
          <table:table-cell table:style-name="ce159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4" office:value-type="float" office:value="202.91" calcext:value-type="float">
            <text:p>202,91</text:p>
          </table:table-cell>
          <table:table-cell table:style-name="ce159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4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24" office:value-type="string" calcext:value-type="string">
            <text:p>8758480300 ck bahçe</text:p>
          </table:table-cell>
          <table:table-cell table:style-name="ce224" table:number-columns-repeated="2"/>
          <table:table-cell table:style-name="ce258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24" office:value-type="string" calcext:value-type="string">
            <text:p>Adem Özen Kira Ödemesi 5/1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4" office:value-type="string" calcext:value-type="string">
            <text:p>MarRyl Aidat 5/12</text:p>
          </table:table-cell>
          <table:table-cell table:style-name="ce224" table:number-columns-repeated="2"/>
          <table:table-cell office:value-type="float" office:value="-496.5" calcext:value-type="float">
            <text:p>-496,50</text:p>
          </table:table-cell>
          <table:table-cell table:style-name="ce258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25" table:number-columns-repeated="3"/>
          <table:table-cell table:style-name="ce159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25" table:number-columns-repeated="3"/>
          <table:table-cell table:style-name="ce159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25" office:value-type="string" calcext:value-type="string">
            <text:p>Mtv 2/3</text:p>
          </table:table-cell>
          <table:table-cell table:style-name="ce22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25" office:value-type="string" calcext:value-type="string">
            <text:p>toyota gaz tokat</text:p>
          </table:table-cell>
          <table:table-cell table:style-name="ce22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toyota gaz tosya</text:p>
          </table:table-cell>
          <table:table-cell table:style-name="ce22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toyota benzin bolu</text:p>
          </table:table-cell>
          <table:table-cell table:style-name="ce22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bolu yemek hanzade</text:p>
          </table:table-cell>
          <table:table-cell table:style-name="ce22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toyota gaz bolu</text:p>
          </table:table-cell>
          <table:table-cell table:style-name="ce22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market</text:p>
          </table:table-cell>
          <table:table-cell table:style-name="ce22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market</text:p>
          </table:table-cell>
          <table:table-cell table:style-name="ce22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toyota gaz istanbul</text:p>
          </table:table-cell>
          <table:table-cell table:style-name="ce22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market</text:p>
          </table:table-cell>
          <table:table-cell table:style-name="ce22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ikea <text:s/></text:p>
          </table:table-cell>
          <table:table-cell table:style-name="ce22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yemek</text:p>
          </table:table-cell>
          <table:table-cell table:style-name="ce22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35" office:value-type="string" calcext:value-type="string">
            <text:p>ikea masa 1/6</text:p>
          </table:table-cell>
          <table:table-cell table:style-name="ce23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35" office:value-type="string" calcext:value-type="string">
            <text:p>koçtaş dolap ½</text:p>
          </table:table-cell>
          <table:table-cell table:style-name="ce23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35" office:value-type="string" calcext:value-type="string">
            <text:p>market</text:p>
          </table:table-cell>
          <table:table-cell table:style-name="ce23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35" office:value-type="string" calcext:value-type="string">
            <text:p>market</text:p>
          </table:table-cell>
          <table:table-cell table:style-name="ce23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3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35" office:value-type="string" calcext:value-type="string">
            <text:p>bayramoğlu toyota buji</text:p>
          </table:table-cell>
          <table:table-cell table:style-name="ce23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35" office:value-type="string" calcext:value-type="string">
            <text:p>bayramoğlu toyota rotil</text:p>
          </table:table-cell>
          <table:table-cell table:style-name="ce23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35" office:value-type="string" calcext:value-type="string">
            <text:p>hummel ayakkabı 4 adet</text:p>
          </table:table-cell>
          <table:table-cell table:style-name="ce23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35" office:value-type="string" calcext:value-type="string">
            <text:p>tavuk dünyası</text:p>
          </table:table-cell>
          <table:table-cell table:style-name="ce23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35" office:value-type="string" calcext:value-type="string">
            <text:p>market</text:p>
          </table:table-cell>
          <table:table-cell table:style-name="ce23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gaz istanbul</text:p>
          </table:table-cell>
          <table:table-cell table:style-name="ce23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koçtaş pervane 1/6</text:p>
          </table:table-cell>
          <table:table-cell table:style-name="ce23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bolu yemek</text:p>
          </table:table-cell>
          <table:table-cell table:style-name="ce23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gaz bolu</text:p>
          </table:table-cell>
          <table:table-cell table:style-name="ce23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pirinç</text:p>
          </table:table-cell>
          <table:table-cell table:style-name="ce23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osmancık yolcu leblebi pirinç</text:p>
          </table:table-cell>
          <table:table-cell table:style-name="ce23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benzin turhal</text:p>
          </table:table-cell>
          <table:table-cell table:style-name="ce23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gaz şenyurt</text:p>
          </table:table-cell>
          <table:table-cell table:style-name="ce23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35" office:value-type="string" calcext:value-type="string">
            <text:p>toyota şanz yağı 3 lt</text:p>
          </table:table-cell>
          <table:table-cell table:style-name="ce23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35" office:value-type="string" calcext:value-type="string">
            <text:p>alçıpan</text:p>
          </table:table-cell>
          <table:table-cell table:style-name="ce23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35" office:value-type="string" calcext:value-type="string">
            <text:p>4876 KK 9324,32</text:p>
          </table:table-cell>
          <table:table-cell table:style-name="ce235"/>
          <table:table-cell/>
          <table:table-cell table:style-name="ce258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272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14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14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table:style-name="ce258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25" office:value-type="string" calcext:value-type="string">
            <text:p>800004222959 /TOKATAMASY/FATURA</text:p>
          </table:table-cell>
          <table:table-cell table:style-name="ce225" table:number-columns-repeated="2"/>
          <table:table-cell table:style-name="ce258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14"/>
          <table:table-cell table:style-name="ce25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14"/>
          <table:table-cell table:style-name="ce25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14"/>
          <table:table-cell table:style-name="ce258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4293.65" calcext:value-type="currency">
            <text:p>₺4.293,65</text:p>
          </table:table-cell>
          <table:table-cell table:style-name="ce214"/>
          <table:table-cell table:style-name="ce244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 table:style-name="ce214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 table:style-name="ce214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4" office:value-type="currency" office:currency="TRY" office:value="1000" calcext:value-type="currency">
            <text:p>₺1.000,00</text:p>
          </table:table-cell>
          <table:table-cell table:style-name="ce214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33"/>
          <table:table-cell table:style-name="ce214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58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92" office:value-type="string" calcext:value-type="string">
            <text:p>Lise Arkası Kira ++++++++++++++++</text:p>
          </table:table-cell>
          <table:table-cell table:style-name="ce392"/>
          <table:table-cell table:style-name="ce393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92" office:value-type="string" calcext:value-type="string">
            <text:p>selanik hesabına aktarılan</text:p>
          </table:table-cell>
          <table:table-cell table:style-name="ce392"/>
          <table:table-cell table:style-name="ce393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1" table:number-columns-repeated="2"/>
          <table:table-cell table:style-name="ce213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0"/>
          <table:table-cell table:style-name="ce383" table:number-columns-repeated="2"/>
          <table:table-cell table:style-name="ce38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0" office:value-type="date" office:date-value="2022-08-30" calcext:value-type="date">
            <text:p>30.08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0" office:value-type="date" office:date-value="2022-07-30" calcext:value-type="date">
            <text:p>30.07.2022</text:p>
          </table:table-cell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0" office:value-type="date" office:date-value="2022-06-30" calcext:value-type="date">
            <text:p>30.06.2022</text:p>
          </table:table-cell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217"/>
        <table:table-column table:style-name="co15" table:default-cell-style-name="Default"/>
        <table:table-column table:style-name="co58" table:default-cell-style-name="Default"/>
        <table:table-column table:style-name="co14" table:default-cell-style-name="ce396"/>
        <table:table-column table:style-name="co14" table:default-cell-style-name="ce244"/>
        <table:table-column table:style-name="co14" table:number-columns-repeated="2" table:default-cell-style-name="ce395"/>
        <table:table-column table:style-name="co14" table:default-cell-style-name="ce159"/>
        <table:table-row table:style-name="ro3">
          <table:table-cell table:style-name="Default"/>
          <table:table-cell table:style-name="ce348" office:value-type="float" office:value="5" calcext:value-type="float">
            <text:p>5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KASIM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52])" office:value-type="float" office:value="179191.62" calcext:value-type="float">
            <text:p>179.191,62</text:p>
          </table:table-cell>
          <table:table-cell table:style-name="ce241" table:formula="of:=SUM([.E4:.E73])" office:value-type="float" office:value="-14175.82" calcext:value-type="float">
            <text:p>-14.175,82</text:p>
          </table:table-cell>
          <table:table-cell table:style-name="ce241" table:formula="of:=SUM([.F4:.F71])" office:value-type="float" office:value="178439.6" calcext:value-type="float">
            <text:p>178.439,60</text:p>
          </table:table-cell>
          <table:table-cell table:style-name="ce241" table:formula="of:=SUM([.G4:.G71])" office:value-type="float" office:value="-18452.8" calcext:value-type="float">
            <text:p>-18.452,80</text:p>
          </table:table-cell>
          <table:table-cell table:style-name="ce24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23"/>
          <table:table-cell/>
          <table:table-cell table:style-name="ce39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95" table:number-columns-repeated="2"/>
          <table:table-cell table:style-name="ce23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44" office:value-type="currency" office:currency="TRY" office:value="1221.41" calcext:value-type="currency">
            <text:p>₺1.221,41</text:p>
          </table:table-cell>
          <table:table-cell table:style-name="ce395"/>
          <table:table-cell table:style-name="ce244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44" office:value-type="currency" office:currency="TRY" office:value="98.9" calcext:value-type="currency">
            <text:p>₺98,90</text:p>
          </table:table-cell>
          <table:table-cell table:style-name="ce395"/>
          <table:table-cell table:style-name="ce244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33" office:value-type="currency" office:currency="TRY" office:value="200" calcext:value-type="currency">
            <text:p>₺200,00</text:p>
          </table:table-cell>
          <table:table-cell table:style-name="ce395"/>
          <table:table-cell table:style-name="ce244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44" office:value-type="currency" office:currency="TRY" office:value="1182.16" calcext:value-type="currency">
            <text:p>₺1.182,16</text:p>
          </table:table-cell>
          <table:table-cell table:style-name="ce395"/>
          <table:table-cell table:style-name="ce244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44" office:value-type="currency" office:currency="TRY" office:value="289.7" calcext:value-type="currency">
            <text:p>₺289,70</text:p>
          </table:table-cell>
          <table:table-cell/>
          <table:table-cell table:style-name="ce244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44" office:value-type="currency" office:currency="TRY" office:value="200" calcext:value-type="currency">
            <text:p>₺200,00</text:p>
          </table:table-cell>
          <table:table-cell table:style-name="ce39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44" office:value-type="currency" office:currency="TRY" office:value="49.95" calcext:value-type="currency">
            <text:p>₺49,95</text:p>
          </table:table-cell>
          <table:table-cell table:style-name="ce39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9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9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24" table:number-columns-repeated="2"/>
          <table:table-cell/>
          <table:table-cell table:style-name="ce233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24" office:value-type="string" calcext:value-type="string">
            <text:p>pervin dil kursu havale</text:p>
          </table:table-cell>
          <table:table-cell table:style-name="ce224"/>
          <table:table-cell/>
          <table:table-cell table:style-name="ce233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25" office:value-type="string" calcext:value-type="string">
            <text:p>pervinden gelen</text:p>
          </table:table-cell>
          <table:table-cell table:style-name="ce225"/>
          <table:table-cell/>
          <table:table-cell table:style-name="ce233"/>
          <table:table-cell table:style-name="ce399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24" office:value-type="string" calcext:value-type="string">
            <text:p>Adem Özen Kira Ödemesi 6/12</text:p>
          </table:table-cell>
          <table:table-cell table:style-name="ce22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33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24" office:value-type="string" calcext:value-type="string">
            <text:p>MarRyl Aidat 6/12</text:p>
          </table:table-cell>
          <table:table-cell table:style-name="ce22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33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/>
          <table:table-cell table:style-name="ce233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25" office:value-type="string" calcext:value-type="string">
            <text:p>Mtv 3/3</text:p>
          </table:table-cell>
          <table:table-cell table:style-name="ce22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35" office:value-type="string" calcext:value-type="string">
            <text:p>koçtaş dolap 2/2</text:p>
          </table:table-cell>
          <table:table-cell table:style-name="ce23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35" office:value-type="string" calcext:value-type="string">
            <text:p>ikea masa 2/6</text:p>
          </table:table-cell>
          <table:table-cell table:style-name="ce23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35" office:value-type="string" calcext:value-type="string">
            <text:p>koçtaş pervane 2/6</text:p>
          </table:table-cell>
          <table:table-cell table:style-name="ce23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9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25" office:value-type="string" calcext:value-type="string">
            <text:p>audi benzin sivas havaalanı</text:p>
          </table:table-cell>
          <table:table-cell table:style-name="ce22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25" office:value-type="string" calcext:value-type="string">
            <text:p>vodafon</text:p>
          </table:table-cell>
          <table:table-cell table:style-name="ce22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35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35"/>
          <table:table-cell/>
          <table:table-cell table:style-name="ce233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/>
          <table:table-cell table:style-name="ce233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25" office:value-type="string" calcext:value-type="string">
            <text:p>954 /TOKATAMASY/FATURA</text:p>
          </table:table-cell>
          <table:table-cell table:style-name="ce22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25" office:value-type="string" calcext:value-type="string">
            <text:p>959 /TOKATAMASY/FATURA</text:p>
          </table:table-cell>
          <table:table-cell table:style-name="ce22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84" office:value-type="string" calcext:value-type="string">
            <text:p>erenler gıda pide mlzm 11- nkt 1</text:p>
          </table:table-cell>
          <table:table-cell table:style-name="ce22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84" office:value-type="string" calcext:value-type="string">
            <text:p>erenler gıda pide mlzm 11- nkt 2</text:p>
          </table:table-cell>
          <table:table-cell table:style-name="ce22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84" office:value-type="string" calcext:value-type="string">
            <text:p>erenler gıda pide mlzm 11- nkt 3</text:p>
          </table:table-cell>
          <table:table-cell table:style-name="ce22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/>
          <table:table-cell table:style-name="ce233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95"/>
          <table:table-cell table:style-name="ce233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95"/>
          <table:table-cell table:style-name="ce233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95"/>
          <table:table-cell table:style-name="ce233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9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4299.5" calcext:value-type="currency">
            <text:p>₺4.299,50</text:p>
          </table:table-cell>
          <table:table-cell table:style-name="ce39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 table:style-name="ce39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 table:style-name="ce395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44" office:value-type="currency" office:currency="TRY" office:value="1000" calcext:value-type="currency">
            <text:p>₺1.000,00</text:p>
          </table:table-cell>
          <table:table-cell table:style-name="ce39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33"/>
          <table:table-cell table:style-name="ce395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44" office:value-type="currency" office:currency="TRY" office:value="82000" calcext:value-type="currency">
            <text:p>₺82.000,00</text:p>
          </table:table-cell>
          <table:table-cell table:style-name="ce39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44"/>
          <table:table-cell table:style-name="ce395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44" office:value-type="currency" office:currency="TRY" office:value="84000" calcext:value-type="currency">
            <text:p>₺84.000,00</text:p>
          </table:table-cell>
          <table:table-cell table:style-name="ce39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9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94" office:value-type="string" calcext:value-type="string">
            <text:p>snyA Ayhan Tüfek 42000-40000</text:p>
          </table:table-cell>
          <table:table-cell table:style-name="ce394"/>
          <table:table-cell table:style-name="ce39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94" office:value-type="string" calcext:value-type="string">
            <text:p>Cihan Elektrik Teminat 1200 – 1/6</text:p>
          </table:table-cell>
          <table:table-cell table:style-name="ce394"/>
          <table:table-cell table:style-name="ce39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90" office:value-type="date" office:date-value="2022-08-30" calcext:value-type="date">
            <text:p>30.08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/>
          <table:table-cell table:style-name="ce398"/>
          <table:table-cell table:style-name="Default" table:number-columns-repeated="4"/>
        </table:table-row>
        <table:table-row table:style-name="ro3">
          <table:table-cell table:style-name="ce390" office:value-type="date" office:date-value="2022-07-30" calcext:value-type="date">
            <text:p>30.07.2022</text:p>
          </table:table-cell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98"/>
          <table:table-cell table:style-name="Default" table:number-columns-repeated="4"/>
        </table:table-row>
        <table:table-row table:style-name="ro3">
          <table:table-cell table:style-name="ce390" office:value-type="date" office:date-value="2022-06-30" calcext:value-type="date">
            <text:p>30.06.2022</text:p>
          </table:table-cell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98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4" table:number-columns-repeated="3" table:default-cell-style-name="Default"/>
        <table:table-column table:style-name="co14" table:default-cell-style-name="ce154"/>
        <table:table-column table:style-name="co14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401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ARALIK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11:.D62])" office:value-type="float" office:value="15475.96" calcext:value-type="float">
            <text:p>15.475,96</text:p>
          </table:table-cell>
          <table:table-cell table:style-name="ce241" table:formula="of:=SUM([.E11:.E94])" office:value-type="float" office:value="-16961.34" calcext:value-type="float">
            <text:p>-16.961,34</text:p>
          </table:table-cell>
          <table:table-cell table:style-name="ce241" table:formula="of:=SUM([.F11:.F92])" office:value-type="float" office:value="22052.39" calcext:value-type="float">
            <text:p>22.052,39</text:p>
          </table:table-cell>
          <table:table-cell table:style-name="ce402" table:formula="of:=SUM([.G11:.G92])" office:value-type="float" office:value="-21692.25" calcext:value-type="float">
            <text:p>-21.692,25</text:p>
          </table:table-cell>
          <table:table-cell table:style-name="ce24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23"/>
          <table:table-cell table:number-columns-repeated="5"/>
          <table:table-cell table:style-name="ce159"/>
        </table:table-row>
        <table:table-row table:style-name="ro3">
          <table:table-cell/>
          <table:table-cell table:style-name="ce223"/>
          <table:table-cell table:number-columns-repeated="5"/>
          <table:table-cell table:style-name="ce159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17" office:value-type="date" office:date-value="2022-12-02" calcext:value-type="date">
            <text:p>02.12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9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17" office:value-type="date" office:date-value="2022-12-02" calcext:value-type="date">
            <text:p>02.12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table:style-name="ce24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9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242"/>
          <table:table-cell table:number-columns-repeated="2"/>
          <table:table-cell table:style-name="ce159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17" office:value-type="date" office:date-value="2022-12-07" calcext:value-type="date">
            <text:p>07.12.2022</text:p>
          </table:table-cell>
          <table:table-cell table:style-name="ce224" office:value-type="string" calcext:value-type="string">
            <text:p>Adem Özen Kira Ödemesi 7/12</text:p>
          </table:table-cell>
          <table:table-cell table:style-name="ce224" table:number-columns-repeated="2"/>
          <table:table-cell table:style-name="ce24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9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17" office:value-type="date" office:date-value="2022-12-07" calcext:value-type="date">
            <text:p>07.12.2022</text:p>
          </table:table-cell>
          <table:table-cell table:style-name="ce224" office:value-type="string" calcext:value-type="string">
            <text:p>MarRyl Aidat 7/12</text:p>
          </table:table-cell>
          <table:table-cell table:style-name="ce224" table:number-columns-repeated="2"/>
          <table:table-cell table:style-name="ce24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9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ce272"/>
          <table:table-cell table:number-columns-repeated="2"/>
          <table:table-cell table:style-name="ce159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2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72"/>
          <table:table-cell table:style-name="ce242" office:value-type="float" office:value="680" calcext:value-type="float">
            <text:p>680,00</text:p>
          </table:table-cell>
          <table:table-cell/>
          <table:table-cell table:style-name="ce159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82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42"/>
          <table:table-cell table:style-name="ce159" office:value-type="float" office:value="1400" calcext:value-type="float">
            <text:p>1.400,00</text:p>
          </table:table-cell>
          <table:table-cell/>
          <table:table-cell table:style-name="ce159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82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42"/>
          <table:table-cell table:style-name="ce159" office:value-type="float" office:value="295" calcext:value-type="float">
            <text:p>295,00</text:p>
          </table:table-cell>
          <table:table-cell/>
          <table:table-cell table:style-name="ce159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82" office:value-type="string" calcext:value-type="string">
            <text:p>Cihan Elektrik Teminat 1200 – 3/6</text:p>
          </table:table-cell>
          <table:table-cell/>
          <table:table-cell table:style-name="ce272" office:value-type="float" office:value="200" calcext:value-type="float">
            <text:p>200</text:p>
          </table:table-cell>
          <table:table-cell table:style-name="ce242"/>
          <table:table-cell table:style-name="ce274" office:value-type="float" office:value="100" calcext:value-type="float">
            <text:p>100,00</text:p>
          </table:table-cell>
          <table:table-cell/>
          <table:table-cell table:style-name="ce159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82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42"/>
          <table:table-cell table:style-name="ce159" office:value-type="float" office:value="1680" calcext:value-type="float">
            <text:p>1.680,00</text:p>
          </table:table-cell>
          <table:table-cell/>
          <table:table-cell table:style-name="ce159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82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72"/>
          <table:table-cell table:style-name="ce159" office:value-type="float" office:value="1080" calcext:value-type="float">
            <text:p>1.080,00</text:p>
          </table:table-cell>
          <table:table-cell/>
          <table:table-cell table:style-name="ce159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82" office:value-type="string" calcext:value-type="string">
            <text:p>Metin Elektrik Teminat 1200 – 4/6</text:p>
          </table:table-cell>
          <table:table-cell table:style-name="ce225"/>
          <table:table-cell table:style-name="ce225" office:value-type="float" office:value="200" calcext:value-type="float">
            <text:p>200</text:p>
          </table:table-cell>
          <table:table-cell table:style-name="ce242"/>
          <table:table-cell table:style-name="ce159" office:value-type="float" office:value="200" calcext:value-type="float">
            <text:p>200,00</text:p>
          </table:table-cell>
          <table:table-cell/>
          <table:table-cell table:style-name="ce159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82" office:value-type="string" calcext:value-type="string">
            <text:p>Hacı Elektrik</text:p>
          </table:table-cell>
          <table:table-cell table:style-name="ce225"/>
          <table:table-cell table:style-name="ce225" office:value-type="float" office:value="217.89" calcext:value-type="float">
            <text:p>217,89</text:p>
          </table:table-cell>
          <table:table-cell table:style-name="ce242"/>
          <table:table-cell table:style-name="ce159" office:value-type="float" office:value="217.89" calcext:value-type="float">
            <text:p>217,89</text:p>
          </table:table-cell>
          <table:table-cell/>
          <table:table-cell table:style-name="ce159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table:style-name="ce242" office:value-type="float" office:value="-4516" calcext:value-type="float">
            <text:p>-4.516,00</text:p>
          </table:table-cell>
          <table:table-cell table:style-name="ce159"/>
          <table:table-cell office:value-type="float" office:value="-4516" calcext:value-type="float">
            <text:p>-4.516,00</text:p>
          </table:table-cell>
          <table:table-cell table:style-name="ce159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258"/>
          <table:table-cell table:style-name="ce159"/>
          <table:table-cell/>
          <table:table-cell table:style-name="ce159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3/6</text:p>
          </table:table-cell>
          <table:table-cell table:style-name="ce235" table:number-columns-repeated="2"/>
          <table:table-cell table:style-name="ce242" office:value-type="float" office:value="-208.17" calcext:value-type="float">
            <text:p>-208,17</text:p>
          </table:table-cell>
          <table:table-cell table:style-name="ce159"/>
          <table:table-cell/>
          <table:table-cell table:style-name="ce159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3/6</text:p>
          </table:table-cell>
          <table:table-cell table:style-name="ce235" table:number-columns-repeated="2"/>
          <table:table-cell table:style-name="ce242" office:value-type="float" office:value="-151.65" calcext:value-type="float">
            <text:p>-151,65</text:p>
          </table:table-cell>
          <table:table-cell table:style-name="ce159"/>
          <table:table-cell/>
          <table:table-cell table:style-name="ce159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42" office:value-type="float" office:value="-40" calcext:value-type="float">
            <text:p>-40,00</text:p>
          </table:table-cell>
          <table:table-cell table:style-name="ce159"/>
          <table:table-cell/>
          <table:table-cell table:style-name="ce159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3" calcext:value-type="date">
            <text:p>03.11.2022</text:p>
          </table:table-cell>
          <table:table-cell table:style-name="ce384" office:value-type="string" calcext:value-type="string">
            <text:p>erenler gıda pide mlzm 11- işkk 1</text:p>
          </table:table-cell>
          <table:table-cell table:style-name="ce225" table:number-columns-repeated="2"/>
          <table:table-cell table:style-name="ce242" office:value-type="float" office:value="-173.67" calcext:value-type="float">
            <text:p>-173,67</text:p>
          </table:table-cell>
          <table:table-cell table:style-name="ce159"/>
          <table:table-cell/>
          <table:table-cell table:style-name="ce159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5" calcext:value-type="date">
            <text:p>05.11.2022</text:p>
          </table:table-cell>
          <table:table-cell table:style-name="ce225" office:value-type="string" calcext:value-type="string">
            <text:p>mersin rav4 gaz</text:p>
          </table:table-cell>
          <table:table-cell table:style-name="ce225" table:number-columns-repeated="2"/>
          <table:table-cell table:style-name="ce242" office:value-type="float" office:value="-398.07" calcext:value-type="float">
            <text:p>-398,07</text:p>
          </table:table-cell>
          <table:table-cell table:style-name="ce159"/>
          <table:table-cell/>
          <table:table-cell table:style-name="ce159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35" table:number-columns-repeated="2"/>
          <table:table-cell table:style-name="ce242" office:value-type="float" office:value="-1111.11" calcext:value-type="float">
            <text:p>-1.111,11</text:p>
          </table:table-cell>
          <table:table-cell table:style-name="ce159"/>
          <table:table-cell/>
          <table:table-cell table:style-name="ce159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35" table:number-columns-repeated="2"/>
          <table:table-cell table:style-name="ce242"/>
          <table:table-cell table:style-name="ce277" office:value-type="float" office:value="1150" calcext:value-type="float">
            <text:p>1.150,00</text:p>
          </table:table-cell>
          <table:table-cell/>
          <table:table-cell table:style-name="ce159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lc kot – elçilik vatandaşlık</text:p>
          </table:table-cell>
          <table:table-cell table:style-name="ce225" table:number-columns-repeated="2"/>
          <table:table-cell table:style-name="ce242" office:value-type="float" office:value="-279.99" calcext:value-type="float">
            <text:p>-279,99</text:p>
          </table:table-cell>
          <table:table-cell table:style-name="ce159"/>
          <table:table-cell/>
          <table:table-cell table:style-name="ce159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hd isk</text:p>
          </table:table-cell>
          <table:table-cell table:style-name="ce225" table:number-columns-repeated="2"/>
          <table:table-cell table:style-name="ce242" office:value-type="float" office:value="-89" calcext:value-type="float">
            <text:p>-89,00</text:p>
          </table:table-cell>
          <table:table-cell table:style-name="ce159"/>
          <table:table-cell/>
          <table:table-cell table:style-name="ce159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Koçtaş 60*60 led</text:p>
          </table:table-cell>
          <table:table-cell table:style-name="ce225" table:number-columns-repeated="2"/>
          <table:table-cell table:style-name="ce242" office:value-type="float" office:value="-189.9" calcext:value-type="float">
            <text:p>-189,90</text:p>
          </table:table-cell>
          <table:table-cell table:style-name="ce159"/>
          <table:table-cell/>
          <table:table-cell table:style-name="ce159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KKTC vatandaşlık harcı</text:p>
          </table:table-cell>
          <table:table-cell table:style-name="ce225" table:number-columns-repeated="2"/>
          <table:table-cell table:style-name="ce242" office:value-type="float" office:value="-2146.5" calcext:value-type="float">
            <text:p>-2.146,50</text:p>
          </table:table-cell>
          <table:table-cell table:style-name="ce159"/>
          <table:table-cell/>
          <table:table-cell table:style-name="ce159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KKTC vatandaşlık harcı</text:p>
          </table:table-cell>
          <table:table-cell table:style-name="ce225" table:number-columns-repeated="2"/>
          <table:table-cell table:style-name="ce242" office:value-type="float" office:value="-275" calcext:value-type="float">
            <text:p>-275,00</text:p>
          </table:table-cell>
          <table:table-cell table:style-name="ce159"/>
          <table:table-cell/>
          <table:table-cell table:style-name="ce159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2" calcext:value-type="date">
            <text:p>12.11.2022</text:p>
          </table:table-cell>
          <table:table-cell table:style-name="ce384" office:value-type="string" calcext:value-type="string">
            <text:p><text:span text:style-name="T7">erenler gıda pide mlzm 11- işk</text:span>k2</text:p>
          </table:table-cell>
          <table:table-cell table:style-name="ce225" table:number-columns-repeated="2"/>
          <table:table-cell table:style-name="ce242" office:value-type="float" office:value="-189.66" calcext:value-type="float">
            <text:p>-189,66</text:p>
          </table:table-cell>
          <table:table-cell table:style-name="ce159"/>
          <table:table-cell/>
          <table:table-cell table:style-name="ce159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4" calcext:value-type="date">
            <text:p>14.11.2022</text:p>
          </table:table-cell>
          <table:table-cell table:style-name="ce225" office:value-type="string" calcext:value-type="string">
            <text:p>snyB alçıpan</text:p>
          </table:table-cell>
          <table:table-cell table:style-name="ce225" table:number-columns-repeated="2"/>
          <table:table-cell table:style-name="ce242" office:value-type="float" office:value="-1720" calcext:value-type="float">
            <text:p>-1.720,00</text:p>
          </table:table-cell>
          <table:table-cell table:style-name="ce159"/>
          <table:table-cell/>
          <table:table-cell table:style-name="ce159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7" calcext:value-type="date">
            <text:p>17.11.2022</text:p>
          </table:table-cell>
          <table:table-cell table:style-name="ce384" office:value-type="string" calcext:value-type="string">
            <text:p><text:span text:style-name="T7">erenler gıda pide mlzm 11- işk</text:span>k3</text:p>
          </table:table-cell>
          <table:table-cell table:style-name="ce225" table:number-columns-repeated="2"/>
          <table:table-cell table:style-name="ce242" table:formula="of:=-204.04" office:value-type="float" office:value="-204.04" calcext:value-type="float">
            <text:p>-204,04</text:p>
          </table:table-cell>
          <table:table-cell table:style-name="ce159"/>
          <table:table-cell/>
          <table:table-cell table:style-name="ce159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22" calcext:value-type="date">
            <text:p>22.11.2022</text:p>
          </table:table-cell>
          <table:table-cell table:style-name="ce225" office:value-type="string" calcext:value-type="string">
            <text:p>Vodafon 2240</text:p>
          </table:table-cell>
          <table:table-cell table:style-name="ce225" table:number-columns-repeated="2"/>
          <table:table-cell table:style-name="ce242" office:value-type="float" office:value="-90" calcext:value-type="float">
            <text:p>-90,00</text:p>
          </table:table-cell>
          <table:table-cell table:style-name="ce159"/>
          <table:table-cell/>
          <table:table-cell table:style-name="ce159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22" calcext:value-type="date">
            <text:p>22.11.2022</text:p>
          </table:table-cell>
          <table:table-cell table:style-name="ce235" office:value-type="string" calcext:value-type="string">
            <text:p>atasun gözlük 1/3</text:p>
          </table:table-cell>
          <table:table-cell table:style-name="ce235" table:number-columns-repeated="2"/>
          <table:table-cell table:style-name="ce242" office:value-type="float" office:value="-678.58" calcext:value-type="float">
            <text:p>-678,58</text:p>
          </table:table-cell>
          <table:table-cell table:style-name="ce159"/>
          <table:table-cell/>
          <table:table-cell table:style-name="ce159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2-05" calcext:value-type="date">
            <text:p>05.12.2022</text:p>
          </table:table-cell>
          <table:table-cell table:style-name="ce235" office:value-type="string" calcext:value-type="string">
            <text:p>4876 KK <text:s text:c="22"/>7945,34</text:p>
          </table:table-cell>
          <table:table-cell table:style-name="ce235" table:number-columns-repeated="2"/>
          <table:table-cell table:style-name="ce258"/>
          <table:table-cell table:style-name="ce159"/>
          <table:table-cell office:value-type="float" office:value="-7945.34" calcext:value-type="float">
            <text:p>-7.945,34</text:p>
          </table:table-cell>
          <table:table-cell table:style-name="ce159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17"/>
          <table:table-cell table:style-name="ce235" table:number-columns-repeated="3"/>
          <table:table-cell table:style-name="ce258"/>
          <table:table-cell table:style-name="ce159"/>
          <table:table-cell/>
          <table:table-cell table:style-name="ce159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17" office:value-type="date" office:date-value="2022-12-12" calcext:value-type="date">
            <text:p>12.12.2022</text:p>
          </table:table-cell>
          <table:table-cell table:style-name="ce225" office:value-type="string" calcext:value-type="string">
            <text:p>pervine iş ten havale</text:p>
          </table:table-cell>
          <table:table-cell table:style-name="ce225" table:number-columns-repeated="2"/>
          <table:table-cell table:style-name="ce258"/>
          <table:table-cell table:style-name="ce159"/>
          <table:table-cell table:style-name="ce249" office:value-type="float" office:value="-1000" calcext:value-type="float">
            <text:p>-1.000,00</text:p>
          </table:table-cell>
          <table:table-cell table:style-name="ce159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17" office:value-type="date" office:date-value="2022-12-16" calcext:value-type="date">
            <text:p>16.12.2022</text:p>
          </table:table-cell>
          <table:table-cell table:style-name="ce225" office:value-type="string" calcext:value-type="string">
            <text:p>800004222954 doğalgaz</text:p>
          </table:table-cell>
          <table:table-cell table:style-name="ce225"/>
          <table:table-cell table:style-name="ce242" office:value-type="float" office:value="-200" calcext:value-type="float">
            <text:p>-200,00</text:p>
          </table:table-cell>
          <table:table-cell table:style-name="ce258"/>
          <table:table-cell table:style-name="ce159"/>
          <table:table-cell office:value-type="float" office:value="-1012.5" calcext:value-type="float">
            <text:p>-1.012,50</text:p>
          </table:table-cell>
          <table:table-cell table:style-name="ce159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17" office:value-type="date" office:date-value="2022-12-16" calcext:value-type="date">
            <text:p>16.12.2022</text:p>
          </table:table-cell>
          <table:table-cell table:style-name="ce225" office:value-type="string" calcext:value-type="string">
            <text:p>800004222959 doğalgaz</text:p>
          </table:table-cell>
          <table:table-cell table:style-name="ce225"/>
          <table:table-cell table:style-name="ce242" office:value-type="float" office:value="-50" calcext:value-type="float">
            <text:p>-50,00</text:p>
          </table:table-cell>
          <table:table-cell table:style-name="ce258"/>
          <table:table-cell table:style-name="ce159"/>
          <table:table-cell office:value-type="float" office:value="-96.5" calcext:value-type="float">
            <text:p>-96,50</text:p>
          </table:table-cell>
          <table:table-cell table:style-name="ce159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17" office:value-type="date" office:date-value="2022-12-16" calcext:value-type="date">
            <text:p>16.12.2022</text:p>
          </table:table-cell>
          <table:table-cell table:style-name="ce225" office:value-type="string" calcext:value-type="string">
            <text:p>8758480300 elektrik bahçe</text:p>
          </table:table-cell>
          <table:table-cell table:style-name="ce225" table:number-columns-repeated="2"/>
          <table:table-cell table:style-name="ce258"/>
          <table:table-cell table:style-name="ce159"/>
          <table:table-cell office:value-type="float" office:value="-123" calcext:value-type="float">
            <text:p>-123,00</text:p>
          </table:table-cell>
          <table:table-cell table:style-name="ce159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17" office:value-type="date" office:date-value="2022-12-19" calcext:value-type="date">
            <text:p>19.12.2022</text:p>
          </table:table-cell>
          <table:table-cell table:style-name="ce225" office:value-type="string" calcext:value-type="string">
            <text:p>pervinden havale <text:s/>2/9</text:p>
          </table:table-cell>
          <table:table-cell table:style-name="ce225" table:number-columns-repeated="2"/>
          <table:table-cell table:style-name="ce258"/>
          <table:table-cell table:style-name="ce277" office:value-type="float" office:value="2500" calcext:value-type="float">
            <text:p>2.500,00</text:p>
          </table:table-cell>
          <table:table-cell/>
          <table:table-cell table:style-name="ce159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17"/>
          <table:table-cell table:style-name="ce225" table:number-columns-repeated="3"/>
          <table:table-cell table:style-name="ce258"/>
          <table:table-cell table:style-name="ce159"/>
          <table:table-cell/>
          <table:table-cell table:style-name="ce159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17" office:value-type="date" office:date-value="2022-12-13" calcext:value-type="date">
            <text:p>13.12.2022</text:p>
          </table:table-cell>
          <table:table-cell table:style-name="ce384" office:value-type="string" calcext:value-type="string">
            <text:p>selanik pide et 12- nkt 1</text:p>
          </table:table-cell>
          <table:table-cell table:style-name="ce225" office:value-type="string" calcext:value-type="string">
            <text:p>nk</text:p>
          </table:table-cell>
          <table:table-cell table:style-name="ce225"/>
          <table:table-cell table:style-name="ce258"/>
          <table:table-cell table:style-name="ce159"/>
          <table:table-cell office:value-type="float" office:value="-140" calcext:value-type="float">
            <text:p>-140,00</text:p>
          </table:table-cell>
          <table:table-cell table:style-name="ce159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17" office:value-type="date" office:date-value="2022-12-15" calcext:value-type="date">
            <text:p>15.12.2022</text:p>
          </table:table-cell>
          <table:table-cell table:style-name="ce384" office:value-type="string" calcext:value-type="string">
            <text:p>selanik pide <text:s/>12- nkt 2</text:p>
          </table:table-cell>
          <table:table-cell table:style-name="ce225" office:value-type="string" calcext:value-type="string">
            <text:p>nk</text:p>
          </table:table-cell>
          <table:table-cell table:style-name="ce225"/>
          <table:table-cell table:style-name="ce258"/>
          <table:table-cell table:style-name="ce159"/>
          <table:table-cell office:value-type="float" office:value="-170" calcext:value-type="float">
            <text:p>-170,00</text:p>
          </table:table-cell>
          <table:table-cell table:style-name="ce159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17" office:value-type="date" office:date-value="2022-12-26" calcext:value-type="date">
            <text:p>26.12.2022</text:p>
          </table:table-cell>
          <table:table-cell table:style-name="ce225" office:value-type="string" calcext:value-type="string">
            <text:p>marmara royal doğalgaz</text:p>
          </table:table-cell>
          <table:table-cell table:style-name="ce225" office:value-type="string" calcext:value-type="string">
            <text:p>bn</text:p>
          </table:table-cell>
          <table:table-cell table:style-name="ce225"/>
          <table:table-cell table:style-name="ce258"/>
          <table:table-cell table:style-name="ce159"/>
          <table:table-cell office:value-type="float" office:value="-114.91" calcext:value-type="float">
            <text:p>-114,91</text:p>
          </table:table-cell>
          <table:table-cell table:style-name="ce159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17"/>
          <table:table-cell table:style-name="ce384"/>
          <table:table-cell table:style-name="ce225" table:number-columns-repeated="2"/>
          <table:table-cell table:style-name="ce258"/>
          <table:table-cell table:style-name="ce159"/>
          <table:table-cell/>
          <table:table-cell table:style-name="ce159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17" office:value-type="date" office:date-value="2022-12-30" calcext:value-type="date">
            <text:p>30.12.2022</text:p>
          </table:table-cell>
          <table:table-cell table:style-name="ce384" office:value-type="string" calcext:value-type="string">
            <text:p>merdal kipel ihtarname avukat emrullah</text:p>
          </table:table-cell>
          <table:table-cell table:style-name="ce225" table:number-columns-repeated="2"/>
          <table:table-cell table:style-name="ce258"/>
          <table:table-cell table:style-name="ce159"/>
          <table:table-cell office:value-type="float" office:value="-350" calcext:value-type="float">
            <text:p>-350,00</text:p>
          </table:table-cell>
          <table:table-cell table:style-name="ce159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58" office:value-type="float" office:value="-1500" calcext:value-type="float">
            <text:p>-1.500,00</text:p>
          </table:table-cell>
          <table:table-cell table:style-name="ce159"/>
          <table:table-cell office:value-type="float" office:value="-2112" calcext:value-type="float">
            <text:p>-2.112,00</text:p>
          </table:table-cell>
          <table:table-cell table:style-name="ce159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58" office:value-type="float" office:value="-1500" calcext:value-type="float">
            <text:p>-1.500,00</text:p>
          </table:table-cell>
          <table:table-cell table:style-name="ce159"/>
          <table:table-cell office:value-type="float" office:value="-2112" calcext:value-type="float">
            <text:p>-2.112,00</text:p>
          </table:table-cell>
          <table:table-cell table:style-name="ce159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58" office:value-type="float" office:value="-1500" calcext:value-type="float">
            <text:p>-1.500,00</text:p>
          </table:table-cell>
          <table:table-cell table:style-name="ce159"/>
          <table:table-cell office:value-type="float" office:value="-1500" calcext:value-type="float">
            <text:p>-1.500,00</text:p>
          </table:table-cell>
          <table:table-cell table:style-name="ce159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 table:number-columns-repeated="2"/>
          <table:table-cell/>
          <table:table-cell table:style-name="ce159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4299.5" calcext:value-type="currency">
            <text:p>₺4.299,50</text:p>
          </table:table-cell>
          <table:table-cell/>
          <table:table-cell table:style-name="ce159" office:value-type="float" office:value="4299.5" calcext:value-type="float">
            <text:p>4.299,50</text:p>
          </table:table-cell>
          <table:table-cell/>
          <table:table-cell table:style-name="ce159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217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/>
          <table:table-cell table:style-name="ce159" office:value-type="float" office:value="1650" calcext:value-type="float">
            <text:p>1.650,00</text:p>
          </table:table-cell>
          <table:table-cell/>
          <table:table-cell table:style-name="ce159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217"/>
          <table:table-cell office:value-type="string" calcext:value-type="string">
            <text:p>Doğuş Kira 5/12-2023-24– 30-12-22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/>
          <table:table-cell table:style-name="ce159" office:value-type="float" office:value="3000" calcext:value-type="float">
            <text:p>3.000,00</text:p>
          </table:table-cell>
          <table:table-cell/>
          <table:table-cell table:style-name="ce159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9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33"/>
          <table:table-cell/>
          <table:table-cell table:style-name="ce159"/>
          <table:table-cell/>
          <table:table-cell table:style-name="ce159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217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33"/>
          <table:table-cell/>
          <table:table-cell table:style-name="ce154" office:value-type="float" office:value="3300" calcext:value-type="float">
            <text:p>3.300,00</text:p>
          </table:table-cell>
          <table:table-cell/>
          <table:table-cell table:style-name="ce159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9"/>
          <table:table-cell/>
          <table:table-cell table:style-name="ce159" office:value-type="float" office:value="500" calcext:value-type="float">
            <text:p>500,00</text:p>
          </table:table-cell>
          <table:table-cell/>
          <table:table-cell table:style-name="ce159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table:style-name="ce235" office:value-type="string" calcext:value-type="string">
            <text:p>Motorcu cihan rav4 yağ-filtre-amortsr işçilik için ödenen</text:p>
          </table:table-cell>
          <table:table-cell table:style-name="ce225" table:number-columns-repeated="2"/>
          <table:table-cell table:style-name="ce258"/>
          <table:table-cell table:style-name="ce159"/>
          <table:table-cell table:style-name="ce159" office:value-type="float" office:value="-500" calcext:value-type="float">
            <text:p>-500,00</text:p>
          </table:table-cell>
          <table:table-cell table:style-name="ce159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style-name="ce159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9"/>
          <table:table-cell table:number-columns-repeated="2"/>
          <table:table-cell table:style-name="ce159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style-name="ce159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style-name="ce159"/>
        </table:table-row>
        <table:table-row table:style-name="ro3">
          <table:table-cell table:number-columns-repeated="7"/>
          <table:table-cell table:style-name="ce159"/>
        </table:table-row>
        <table:table-row table:style-name="ro3">
          <table:table-cell table:style-name="ce383" table:number-columns-repeated="4"/>
          <table:table-cell table:style-name="ce159"/>
          <table:table-cell table:number-columns-repeated="2"/>
          <table:table-cell table:style-name="ce159"/>
        </table:table-row>
        <table:table-row table:style-name="ro3">
          <table:table-cell table:style-name="ce390" office:value-type="date" office:date-value="2022-11-06" calcext:value-type="date">
            <text:p>06.11.2022</text:p>
          </table:table-cell>
          <table:table-cell table:style-name="ce383" office:value-type="string" calcext:value-type="string">
            <text:p>Cihan Elektrik Teminat 1200 – 2/6</text:p>
          </table:table-cell>
          <table:table-cell table:style-name="ce383"/>
          <table:table-cell table:style-name="ce273" office:value-type="currency" office:currency="TRY" office:value="200" calcext:value-type="currency">
            <text:p>₺200,00</text:p>
          </table:table-cell>
          <table:table-cell table:style-name="ce159" office:value-type="string" calcext:value-type="string">
            <text:p>işçilik</text:p>
          </table:table-cell>
          <table:table-cell table:number-columns-repeated="2"/>
          <table:table-cell table:style-name="ce159"/>
        </table:table-row>
        <table:table-row table:style-name="ro3">
          <table:table-cell table:style-name="ce390" office:value-type="date" office:date-value="2022-10-05" calcext:value-type="date">
            <text:p>05.10.2022</text:p>
          </table:table-cell>
          <table:table-cell table:style-name="ce383" office:value-type="string" calcext:value-type="string">
            <text:p>Cihan Elektrik Teminat 1200 – 1/6</text:p>
          </table:table-cell>
          <table:table-cell table:style-name="ce383"/>
          <table:table-cell table:style-name="ce273" office:value-type="currency" office:currency="TRY" office:value="200" calcext:value-type="currency">
            <text:p>₺200,00</text:p>
          </table:table-cell>
          <table:table-cell table:style-name="ce159" office:value-type="string" calcext:value-type="string">
            <text:p>işçilik</text:p>
          </table:table-cell>
          <table:table-cell table:number-columns-repeated="2"/>
          <table:table-cell table:style-name="ce159"/>
        </table:table-row>
        <table:table-row table:style-name="ro3">
          <table:table-cell table:style-name="ce390"/>
          <table:table-cell table:style-name="ce383" table:number-columns-repeated="2"/>
          <table:table-cell table:style-name="ce398"/>
          <table:table-cell table:style-name="ce159"/>
          <table:table-cell table:number-columns-repeated="2"/>
          <table:table-cell table:style-name="ce159"/>
        </table:table-row>
        <table:table-row table:style-name="ro3">
          <table:table-cell table:style-name="ce390" office:value-type="date" office:date-value="2022-03-30" calcext:value-type="date">
            <text:p>30.03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9"/>
          <table:table-cell table:number-columns-repeated="3"/>
        </table:table-row>
        <table:table-row table:style-name="ro3">
          <table:table-cell table:style-name="ce390" office:value-type="date" office:date-value="2022-10-10" calcext:value-type="date">
            <text:p>10.10.2022</text:p>
          </table:table-cell>
          <table:table-cell table:style-name="ce383" office:value-type="string" calcext:value-type="string">
            <text:p>snyA Ayhan Tüfek 42000-40000</text:p>
          </table:table-cell>
          <table:table-cell table:style-name="ce400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9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9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1"/>
        <table:table-column table:style-name="co60" table:default-cell-style-name="ce146"/>
        <table:table-column table:style-name="co27" table:default-cell-style-name="ce151"/>
        <table:table-column table:style-name="co61" table:default-cell-style-name="ce156"/>
        <table:table-column table:style-name="co61" table:default-cell-style-name="ce146"/>
        <table:table-column table:style-name="co3" table:default-cell-style-name="ce151"/>
        <table:table-column table:style-name="co5" table:default-cell-style-name="ce158"/>
        <table:table-column table:style-name="co8" table:default-cell-style-name="ce161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40"/>
          <table:table-cell table:style-name="ce144"/>
          <table:table-cell table:style-name="ce149" office:value-type="string" calcext:value-type="string">
            <text:p>TAHMİNİ</text:p>
          </table:table-cell>
          <table:table-cell table:style-name="ce155"/>
          <table:table-cell table:style-name="ce145"/>
          <table:table-cell table:style-name="ce149" office:value-type="string" calcext:value-type="string">
            <text:p>GERÇEKLEŞEN</text:p>
          </table:table-cell>
          <table:table-cell table:style-name="ce155"/>
          <table:table-cell table:style-name="ce160"/>
          <table:table-cell table:style-name="ce168"/>
          <table:table-cell table:style-name="ce189"/>
          <table:table-cell table:style-name="ce194" office:value-type="percentage" office:value="0.23471" calcext:value-type="percentage">
            <text:p>%23,47</text:p>
          </table:table-cell>
          <table:table-cell table:style-name="ce194" office:value-type="percentage" office:value="0.76529" calcext:value-type="percentage">
            <text:p>%76,53</text:p>
          </table:table-cell>
          <table:table-cell table:style-name="ce197"/>
          <table:table-cell table:style-name="ce189" office:value-type="string" calcext:value-type="string">
            <text:p>HC</text:p>
          </table:table-cell>
        </table:table-row>
        <table:table-row table:style-name="ro1">
          <table:table-cell table:style-name="ce140" office:value-type="float" office:value="-2022" calcext:value-type="float">
            <text:p>-2022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<text:s/>BAKİYE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BAKİYE</text:p>
          </table:table-cell>
          <table:table-cell table:style-name="ce160"/>
          <table:table-cell table:style-name="ce168"/>
          <table:table-cell table:style-name="ce190" office:value-type="string" calcext:value-type="string">
            <text:p>kR</text:p>
          </table:table-cell>
          <table:table-cell table:style-name="ce197" office:value-type="string" calcext:value-type="string">
            <text:p>nzn</text:p>
          </table:table-cell>
          <table:table-cell table:style-name="ce197" office:value-type="string" calcext:value-type="string">
            <text:p>hc</text:p>
          </table:table-cell>
          <table:table-cell table:style-name="ce197" office:value-type="string" calcext:value-type="string">
            <text:p>Hc 1/1</text:p>
          </table:table-cell>
          <table:table-cell table:style-name="ce189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73" office:value-type="string" calcext:value-type="string">
            <text:p>dgs</text:p>
          </table:table-cell>
          <table:table-cell table:style-name="ce191" office:value-type="float" office:value="36" calcext:value-type="float">
            <text:p>36</text:p>
          </table:table-cell>
          <table:table-cell table:style-name="ce201"/>
          <table:table-cell/>
          <table:table-cell table:style-name="ce345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73" office:value-type="string" calcext:value-type="string">
            <text:p>tzg</text:p>
          </table:table-cell>
          <table:table-cell table:style-name="ce191" office:value-type="float" office:value="19.8" calcext:value-type="float">
            <text:p>19,8</text:p>
          </table:table-cell>
          <table:table-cell table:style-name="ce201"/>
          <table:table-cell/>
          <table:table-cell table:style-name="ce213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82" office:value-type="string" calcext:value-type="string">
            <text:p>maaş</text:p>
          </table:table-cell>
          <table:table-cell table:number-columns-repeated="4"/>
          <table:table-cell table:style-name="ce213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73" office:value-type="string" calcext:value-type="string">
            <text:p>ap</text:p>
          </table:table-cell>
          <table:table-cell table:style-name="ce191" office:value-type="float" office:value="60" calcext:value-type="float">
            <text:p>60</text:p>
          </table:table-cell>
          <table:table-cell table:style-name="ce201"/>
          <table:table-cell/>
          <table:table-cell table:style-name="ce213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73" office:value-type="string" calcext:value-type="string">
            <text:p>ls</text:p>
          </table:table-cell>
          <table:table-cell table:style-name="ce191" office:value-type="float" office:value="95" calcext:value-type="float">
            <text:p>95</text:p>
          </table:table-cell>
          <table:table-cell table:style-name="ce201"/>
          <table:table-cell/>
          <table:table-cell table:style-name="ce213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73" office:value-type="string" calcext:value-type="string">
            <text:p>sA</text:p>
          </table:table-cell>
          <table:table-cell table:style-name="ce191" office:value-type="float" office:value="42" calcext:value-type="float">
            <text:p>42</text:p>
          </table:table-cell>
          <table:table-cell table:style-name="ce201" office:value-type="float" office:value="9.85782" calcext:value-type="float">
            <text:p>9,86</text:p>
          </table:table-cell>
          <table:table-cell table:style-name="ce201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73" office:value-type="string" calcext:value-type="string">
            <text:p>sB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office:value-type="float" office:value="19.71564" calcext:value-type="float">
            <text:p>19,72</text:p>
          </table:table-cell>
          <table:table-cell table:style-name="ce201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73" office:value-type="string" calcext:value-type="string">
            <text:p>sCD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office:value-type="float" office:value="19.71564" calcext:value-type="float">
            <text:p>19,72</text:p>
          </table:table-cell>
          <table:table-cell table:style-name="ce201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73" office:value-type="string" calcext:value-type="string">
            <text:p>sE</text:p>
          </table:table-cell>
          <table:table-cell table:style-name="ce191" office:value-type="float" office:value="45" calcext:value-type="float">
            <text:p>45</text:p>
          </table:table-cell>
          <table:table-cell table:style-name="ce201" office:value-type="float" office:value="10.56195" calcext:value-type="float">
            <text:p>10,56</text:p>
          </table:table-cell>
          <table:table-cell table:style-name="ce201" office:value-type="float" office:value="34.43805" calcext:value-type="float">
            <text:p>34,44</text:p>
          </table:table-cell>
          <table:table-cell/>
          <table:table-cell table:style-name="ce20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73" office:value-type="string" calcext:value-type="string">
            <text:p>sF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office:value-type="float" office:value="11.26608" calcext:value-type="float">
            <text:p>11,27</text:p>
          </table:table-cell>
          <table:table-cell table:style-name="ce201" office:value-type="float" office:value="36.73392" calcext:value-type="float">
            <text:p>36,73</text:p>
          </table:table-cell>
          <table:table-cell/>
          <table:table-cell table:style-name="ce210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73" office:value-type="string" calcext:value-type="string">
            <text:p>sG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office:value-type="float" office:value="11.26608" calcext:value-type="float">
            <text:p>11,27</text:p>
          </table:table-cell>
          <table:table-cell table:style-name="ce201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2" office:value-type="string" calcext:value-type="string">
            <text:p>TOPLAM</text:p>
          </table:table-cell>
          <table:table-cell table:style-name="ce147" office:value-type="float" office:value="446314.05" calcext:value-type="float">
            <text:p>446.314,05</text:p>
          </table:table-cell>
          <table:table-cell table:style-name="ce152" office:value-type="float" office:value="-263196.11" calcext:value-type="float">
            <text:p>-263.196,11</text:p>
          </table:table-cell>
          <table:table-cell table:style-name="ce342" office:value-type="float" office:value="183117.94" calcext:value-type="float">
            <text:p>183.117,94</text:p>
          </table:table-cell>
          <table:table-cell table:style-name="ce147" office:value-type="float" office:value="545372.04" calcext:value-type="float">
            <text:p>545.372,04</text:p>
          </table:table-cell>
          <table:table-cell table:style-name="ce152" office:value-type="float" office:value="-316596.7" calcext:value-type="float">
            <text:p>-316.596,70</text:p>
          </table:table-cell>
          <table:table-cell table:style-name="ce342" office:value-type="float" office:value="228775.34" calcext:value-type="float">
            <text:p>228.775,34</text:p>
          </table:table-cell>
          <table:table-cell/>
          <table:table-cell table:style-name="ce183"/>
          <table:table-cell table:style-name="ce192" office:value-type="float" office:value="351" calcext:value-type="float">
            <text:p>351</text:p>
          </table:table-cell>
          <table:table-cell table:style-name="ce202" office:value-type="float" office:value="82.38321" calcext:value-type="float">
            <text:p>82,38</text:p>
          </table:table-cell>
          <table:table-cell table:style-name="ce202" office:value-type="float" office:value="268.61679" calcext:value-type="float">
            <text:p>268,62</text:p>
          </table:table-cell>
          <table:table-cell table:style-name="ce202" office:value-type="float" office:value="86.05" calcext:value-type="float">
            <text:p>86,05</text:p>
          </table:table-cell>
          <table:table-cell table:style-name="ce202" office:value-type="float" office:value="46.1" calcext:value-type="float">
            <text:p>46,10</text:p>
          </table:table-cell>
        </table:table-row>
        <table:table-row table:style-name="ro3">
          <table:table-cell table:style-name="ce288" office:value-type="float" office:value="12" calcext:value-type="float">
            <text:p>Tpl / 12</text:p>
          </table:table-cell>
          <table:table-cell table:style-name="ce317" office:value-type="float" office:value="37192.8375" calcext:value-type="float">
            <text:p>37.192,84</text:p>
          </table:table-cell>
          <table:table-cell table:style-name="ce320" office:value-type="float" office:value="-21933.0091666667" calcext:value-type="float">
            <text:p>-21.933,01</text:p>
          </table:table-cell>
          <table:table-cell table:style-name="ce320"/>
          <table:table-cell table:style-name="ce320" office:value-type="float" office:value="45447.67" calcext:value-type="float">
            <text:p>45.447,67</text:p>
          </table:table-cell>
          <table:table-cell table:style-name="ce320" office:value-type="float" office:value="-26383.0583333333" calcext:value-type="float">
            <text:p>-26.383,06</text:p>
          </table:table-cell>
          <table:table-cell table:style-name="ce320" office:value-type="float" office:value="19064.6116666667" calcext:value-type="float">
            <text:p>19.064,61</text:p>
          </table:table-cell>
          <table:table-cell table:style-name="ce163"/>
          <table:table-cell table:style-name="ce185"/>
          <table:table-cell table:style-name="ce320" office:value-type="float" office:value="29.25" calcext:value-type="float">
            <text:p>29,25</text:p>
          </table:table-cell>
          <table:table-cell table:style-name="ce320" office:value-type="float" office:value="6.8652675" calcext:value-type="float">
            <text:p>6,87</text:p>
          </table:table-cell>
          <table:table-cell table:style-name="ce320" office:value-type="float" office:value="22.3847325" calcext:value-type="float">
            <text:p>22,38</text:p>
          </table:table-cell>
          <table:table-cell table:style-name="ce320" office:value-type="float" office:value="7.17083333333333" calcext:value-type="float">
            <text:p>7,17</text:p>
          </table:table-cell>
          <table:table-cell table:style-name="ce320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">
      <number:number number:decimal-places="4" number:min-decimal-places="4" number:min-integer-digits="1"/>
    </number:number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number number:decimal-places="2" number:min-decimal-places="2" number:min-integer-digits="1"/>
    </number:number-style>
    <number:number-style style:name="N135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4">
      <number:number number:decimal-places="1" number:min-decimal-places="1" number:min-integer-digits="1"/>
    </number:number-style>
    <number:number-style style:name="N133P0" style:volatile="true">
      <number:number number:decimal-places="2" number:min-decimal-places="2" number:min-integer-digits="0" number:grouping="true"/>
    </number:number-style>
    <number:number-style style:name="N133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7">
      <number:text>%</number:text>
      <number:number number:decimal-places="2" number:min-decimal-places="2" number:min-integer-digits="1"/>
      <number:text> aylık kira bedeli</number:text>
    </number:percentage-style>
    <number:percentage-style style:name="N126">
      <number:text>%</number:text>
      <number:number number:decimal-places="2" number:min-decimal-places="2" number:min-integer-digits="1"/>
      <number:text> ay kr bedli</number:text>
    </number:percentag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text>Tpl/</number:text>
      <number:number number:min-integer-digits="1"/>
    </number:number-style>
    <number:percentage-style style:name="N123">
      <number:number number:decimal-places="3" number:min-decimal-places="3" number:min-integer-digits="1"/>
      <number:text>%</number:text>
    </number:percentage-style>
    <number:number-style style:name="N122">
      <number:text>TPLM / </number:text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</number:date-style>
    <number:number-style style:name="N120">
      <number:number number:decimal-places="3" number:min-decimal-places="3" number:min-integer-digits="1"/>
    </number:number-style>
    <number:number-style style:name="N119P0" style:volatile="true">
      <number:text>-</number:text>
      <number:number number:decimal-places="2" number:min-decimal-places="2" number:min-integer-digits="1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">
      <number:text>-</number:text>
      <number:number number:decimal-places="2" number:min-decimal-places="2" number:min-integer-digits="1" number:grouping="true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5">
      <number:number number:decimal-places="3" number:min-decimal-places="3" number:min-integer-digits="1" number:grouping="true"/>
    </number:number-style>
    <number:currency-style style:name="N11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4P0"/>
    </number:currency-style>
    <number:number-style style:name="N112">
      <number:text>Tpl / </number:text>
      <number:number number:min-integer-digits="1"/>
    </number:number-style>
    <number:number-style style:name="N111">
      <number:number number:decimal-places="11" number:min-decimal-places="11" number:min-integer-digits="1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1P2" style:volatile="true" number:language="tr" number:country="TR">
      <number:text> </number:text>
      <number:fill-character> </number:fill-character>
      <number:text>-     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37" number:language="tr" number:country="TR">
      <number:day/>
      <number:text>.</number:text>
      <number:month number:textual="true"/>
    </number:date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date-style style:name="N10134" number:language="tr" number:country="TR">
      <number:day/>
      <number:text>. </number:text>
      <number:month number:textual="true"/>
    </number:date-style>
    <number:number-style style:name="N1013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3P0"/>
    </number:number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28" number:language="tr" number:country="TR">
      <number:hours/>
      <number:text>:</number:text>
      <number:minutes number:style="long"/>
      <number:text> </number:text>
      <number:am-pm/>
    </number:time-style>
    <number:date-style style:name="N1012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6P0"/>
    </number:number-style>
    <number:number-style style:name="N1012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number-style style:name="N1012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0P0"/>
    </number:number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1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8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8P0"/>
    </number:number-style>
    <number:number-style style:name="N1014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7P0"/>
    </number:number-style>
    <number:number-style style:name="N1014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6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44" number:language="tr" number:country="TR">
      <number:month number:textual="true"/>
      <number:text>.</number:text>
      <number:year/>
    </number:date-style>
    <number:time-style style:name="N1011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3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3" number:language="tr" number:country="TR">
      <number:text-content/>
      <style:map style:condition="value()&lt;=1.7976931348623157E+308" style:apply-style-name="N10143P0"/>
    </number:text-style>
    <number:number-style style:name="N1011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2" style:volatile="true" number:language="tr" number:country="TR">
      <number:text> </number:text>
      <number:fill-character> </number:fill-character>
      <number:text>- TL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16M38S</meta:editing-duration>
    <meta:editing-cycles>184</meta:editing-cycles>
    <meta:generator>LibreOffice/7.3.7.2$Linux_X86_64 LibreOffice_project/30$Build-2</meta:generator>
    <dc:date>2023-02-28T08:55:40.809610029</dc:date>
    <meta:document-statistic meta:table-count="28" meta:cell-count="4351" meta:object-count="0"/>
  </office:meta>
</office:document-meta>
</file>